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Explanatory_32_Text" style:data-style-name="N0">
      <style:table-cell-properties style:vertical-align="automatic" fo:background-color="transparent" style:cell-protect="protected"/>
    </style:style>
    <style:style style:name="ce3" style:family="table-cell" style:parent-style-name="Excel_32_Built-in_32_Explanatory_32_Text" style:data-style-name="N0">
      <style:table-cell-properties style:vertical-align="automatic" fo:background-color="transparent" style:cell-protect="protected"/>
    </style:style>
    <style:style style:name="ce4" style:family="table-cell" style:parent-style-name="Excel_32_Built-in_32_Explanatory_32_Tex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Excel_32_Built-in_32_Explanatory_32_Text" style:data-style-name="N0">
      <style:table-cell-properties style:vertical-align="automatic" fo:background-color="#FFFFFF" style:cell-protect="protected"/>
    </style:style>
    <style:style style:name="ce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77933C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77933C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" style:family="table-cell" style:parent-style-name="Default" style:data-style-name="N36">
      <style:table-cell-properties fo:border="thin solid #000000" style:vertical-align="middle" fo:wrap-option="wrap" fo:background-color="#77933C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77933C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" style:family="table-cell" style:parent-style-name="Excel_32_Built-in_32_Explanatory_32_Text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 style:data-style-name="N0">
      <style:text-properties fo:color="#FF3333"/>
    </style:style>
    <style:style style:name="ce14" style:family="table-cell" style:parent-style-name="Excel_32_Built-in_32_Explanatory_32_Text" style:data-style-name="N0">
      <style:table-cell-properties style:vertical-align="automatic" fo:background-color="#FFFFFF" style:cell-protect="protected"/>
      <style:text-properties fo:color="#FF3333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FF3333" fo:font-size="8pt" style:font-size-asian="8pt" style:font-size-complex="8pt"/>
    </style:style>
    <style:style style:name="ce17" style:family="table-cell" style:parent-style-name="Excel_32_Built-in_32_Explanatory_32_Text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FF3333" fo:font-size="8pt" style:font-size-asian="8pt" style:font-size-complex="8pt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9" style:family="table-cell" style:parent-style-name="Excel_32_Built-in_32_Explanatory_32_Tex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</style:style>
    <style:style style:name="ce20" style:family="table-cell" style:parent-style-name="Excel_32_Built-in_32_Explanatory_32_Text" style:data-style-name="N30">
      <style:table-cell-properties fo:border="thin solid #000000" style:vertical-align="automatic" fo:background-color="transparent" style:cell-protect="protected" style:repeat-content="false"/>
      <style:paragraph-properties fo:text-align="center"/>
    </style:style>
    <style:style style:name="ce21" style:family="table-cell" style:parent-style-name="Excel_32_Built-in_32_Explanatory_32_Text" style:data-style-name="N0">
      <style:table-cell-properties fo:border="thin solid #000000" style:vertical-align="automatic" fo:wrap-option="wrap" fo:background-color="transparent" style:cell-protect="protected"/>
    </style:style>
    <style:style style:name="ce22" style:family="table-cell" style:parent-style-name="Excel_32_Built-in_32_Explanatory_32_Text" style:data-style-name="N0">
      <style:table-cell-properties fo:border="thin solid #000000" style:vertical-align="automatic" fo:wrap-option="wrap" fo:background-color="transparent" style:cell-protect="protected"/>
      <style:text-properties fo:font-style="italic" style:font-style-asian="italic" style:font-style-complex="italic"/>
    </style:style>
    <style:style style:name="ce23" style:family="table-cell" style:parent-style-name="Excel_32_Built-in_32_Explanatory_32_Tex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</style:style>
    <style:style style:name="ce24" style:family="table-cell" style:parent-style-name="Excel_32_Built-in_32_Explanatory_32_Text" style:data-style-name="N36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</style:style>
    <style:style style:name="ce25" style:family="table-cell" style:parent-style-name="Excel_32_Built-in_32_Explanatory_32_Tex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</style:style>
    <style:style style:name="ce26" style:family="table-cell" style:parent-style-name="Excel_32_Built-in_32_Explanatory_32_Text" style:data-style-name="N0">
      <style:table-cell-properties fo:border="thin solid #000000" style:vertical-align="automatic" fo:wrap-option="wrap" fo:background-color="transparent" style:cell-protect="protected"/>
    </style:style>
    <style:style style:name="ce27" style:family="table-cell" style:parent-style-name="Excel_32_Built-in_32_Explanatory_32_Text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</style:style>
    <style:style style:name="ce28" style:family="table-cell" style:parent-style-name="Excel_32_Built-in_32_Explanatory_32_Text" style:data-style-name="N30">
      <style:table-cell-properties fo:border="thin solid #000000" style:vertical-align="automatic" fo:background-color="transparent" style:cell-protect="protected" style:repeat-content="false"/>
      <style:paragraph-properties fo:text-align="center"/>
    </style:style>
    <style:style style:name="ce29" style:family="table-cell" style:parent-style-name="Excel_32_Built-in_32_Explanatory_32_Text" style:data-style-name="N36">
      <style:table-cell-properties fo:border="thin solid #000000" style:vertical-align="automatic" fo:background-color="transparent" style:cell-protect="protected" style:repeat-content="false"/>
      <style:paragraph-properties fo:text-align="center"/>
    </style:style>
    <style:style style:name="ce30" style:family="table-cell" style:parent-style-name="Excel_32_Built-in_32_Explanatory_32_Text" style:data-style-name="N0">
      <style:table-cell-properties style:vertical-align="automatic" fo:background-color="transparent" style:cell-protect="protected"/>
    </style:style>
    <style:style style:name="ce31" style:family="table-cell" style:parent-style-name="Excel_32_Built-in_32_Explanatory_32_Text" style:data-style-name="N0">
      <style:table-cell-properties style:vertical-align="automatic" fo:background-color="transparent" style:cell-protect="protected" style:repeat-content="false"/>
      <style:paragraph-properties fo:text-align="center"/>
    </style:style>
    <style:style style:name="ce32" style:family="table-cell" style:parent-style-name="Excel_32_Built-in_32_Explanatory_32_Text" style:data-style-name="N0">
      <style:table-cell-properties fo:border="thin solid #000000" style:vertical-align="automatic" fo:background-color="transparent" style:cell-protect="protected"/>
    </style:style>
    <style:style style:name="ce33" style:family="table-cell" style:parent-style-name="Excel_32_Built-in_32_Explanatory_32_Text" style:data-style-name="N0">
      <style:table-cell-properties fo:border="thin solid #000000" style:vertical-align="automatic" fo:background-color="#FFFFFF" style:cell-protect="protected"/>
    </style:style>
    <style:style style:name="ce34" style:family="table-cell" style:parent-style-name="Excel_32_Built-in_32_Explanatory_32_Text" style:data-style-name="N0">
      <style:table-cell-properties fo:border="thin solid #000000" style:vertical-align="automatic" fo:background-color="transparent" style:cell-protect="protected"/>
    </style:style>
    <style:style style:name="ce35" style:family="table-cell" style:parent-style-name="Excel_32_Built-in_32_Explanatory_32_Text" style:data-style-name="N30">
      <style:table-cell-properties fo:border="thin solid #000000" style:vertical-align="automatic" fo:background-color="transparent" style:cell-protect="protected" style:repeat-content="false"/>
      <style:paragraph-properties fo:text-align="center"/>
    </style:style>
    <style:style style:name="ce36" style:family="table-cell" style:parent-style-name="Excel_32_Built-in_32_Explanatory_32_Tex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77933C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#77933C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9" style:family="table-cell" style:parent-style-name="Excel_32_Built-in_32_Explanatory_32_Text" style:data-style-name="N0">
      <style:table-cell-properties style:vertical-align="automatic" fo:wrap-option="wrap" fo:background-color="transparent" style:cell-protect="protected"/>
    </style:style>
    <style:style style:name="ce40" style:family="table-cell" style:parent-style-name="Excel_32_Built-in_32_Explanatory_32_Tex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</style:style>
    <style:style style:name="ce41" style:family="table-cell" style:parent-style-name="Excel_32_Built-in_32_Explanatory_32_Tex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#77933C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43" style:family="table-cell" style:parent-style-name="Excel_32_Built-in_32_Explanatory_32_Text" style:data-style-name="N0">
      <style:table-cell-properties style:vertical-align="automatic" fo:background-color="#FFFFFF" style:cell-protect="protected"/>
    </style:style>
    <style:style style:name="ce44" style:family="table-cell" style:parent-style-name="Excel_32_Built-in_32_Explanatory_32_Text" style:data-style-name="N0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start" fo:margin-left="0cm"/>
    </style:style>
    <style:style style:name="ce45" style:family="table-cell" style:parent-style-name="Excel_32_Built-in_32_Explanatory_32_Text" style:data-style-name="N3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start" fo:margin-left="0cm"/>
    </style:style>
    <style:style style:name="ce46" style:family="table-cell" style:parent-style-name="Excel_32_Built-in_32_Explanatory_32_Text" style:data-style-name="N0">
      <style:table-cell-properties style:vertical-align="automatic" fo:wrap-option="wrap" fo:background-color="transparent" style:cell-protect="protected" style:repeat-content="false"/>
      <style:paragraph-properties fo:text-align="start" fo:margin-left="0cm"/>
    </style:style>
    <style:style style:name="ce47" style:family="table-cell" style:parent-style-name="Excel_32_Built-in_32_Explanatory_32_Text" style:data-style-name="N0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start" fo:margin-left="0cm"/>
    </style:style>
    <style:style style:name="ce48" style:family="table-cell" style:parent-style-name="Excel_32_Built-in_32_Explanatory_32_Text" style:data-style-name="N3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start" fo:margin-left="0cm"/>
    </style:style>
    <style:style style:name="ce49" style:family="table-cell" style:parent-style-name="Excel_32_Built-in_32_Explanatory_32_Text" style:data-style-name="N0">
      <style:table-cell-properties fo:border="thin solid #000000" style:vertical-align="automatic" fo:background-color="#FFFFFF" style:cell-protect="protected"/>
    </style:style>
    <style:style style:name="ce50" style:family="table-cell" style:parent-style-name="Default" style:data-style-name="N0">
      <style:table-cell-properties fo:border="thin solid #000000" style:vertical-align="automatic" fo:background-color="#C4D79B" style:repeat-content="false"/>
      <style:paragraph-properties fo:text-align="center"/>
    </style:style>
    <style:style style:name="ce51" style:family="table-cell" style:parent-style-name="Excel_32_Built-in_32_Explanatory_32_Text" style:data-style-name="N36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</style:style>
    <style:style style:name="ce52" style:family="table-cell" style:parent-style-name="Excel_32_Built-in_32_Explanatory_32_Tex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start" fo:margin-left="0cm"/>
    </style:style>
    <style:style style:name="ce53" style:family="table-cell" style:parent-style-name="Excel_32_Built-in_32_Explanatory_32_Tex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77933C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5" style:family="table-cell" style:parent-style-name="Excel_32_Built-in_32_Explanatory_32_Tex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64" style:family="table-cell" style:parent-style-name="Normale_32_2_32_2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65" style:family="table-cell" style:parent-style-name="Excel_32_Built-in_32_Explanatory_32_Text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/>
    </style:style>
    <style:style style:name="ce66" style:family="table-cell" style:parent-style-name="Excel_32_Built-in_32_Explanatory_32_Text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/>
    </style:style>
    <style:style style:name="ce67" style:family="table-cell" style:parent-style-name="Excel_32_Built-in_32_Explanatory_32_Text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/>
    </style:style>
    <style:style style:name="ce68" style:family="table-cell" style:parent-style-name="Excel_32_Built-in_32_Explanatory_32_Text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36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70" style:family="table-cell" style:parent-style-name="Excel_32_Built-in_32_Explanatory_32_Text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/>
    </style:style>
    <style:style style:name="ce71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73" style:family="table-cell" style:parent-style-name="Normale_32_2_32_2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74" style:family="table-cell" style:parent-style-name="Normale_32_2_32_2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5833333333333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4.94770833333333cm"/>
    </style:style>
    <style:style style:name="co5" style:family="table-column">
      <style:table-column-properties fo:break-before="auto" style:column-width="4.7625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5.68854166666667cm"/>
    </style:style>
    <style:style style:name="co10" style:family="table-column">
      <style:table-column-properties fo:break-before="auto" style:column-width="4.57729166666667cm"/>
    </style:style>
    <style:style style:name="co11" style:family="table-column">
      <style:table-column-properties fo:break-before="auto" style:column-width="3.095625cm"/>
    </style:style>
    <style:style style:name="co12" style:family="table-column">
      <style:table-column-properties fo:break-before="auto" style:column-width="6.05895833333333cm"/>
    </style:style>
    <style:style style:name="co13" style:family="table-column">
      <style:table-column-properties fo:break-before="auto" style:column-width="3.83645833333333cm"/>
    </style:style>
    <style:style style:name="co14" style:family="table-column">
      <style:table-column-properties fo:break-before="auto" style:column-width="1.42875cm"/>
    </style:style>
    <style:style style:name="co15" style:family="table-column">
      <style:table-column-properties fo:break-before="auto" style:column-width="1.13770833333333cm"/>
    </style:style>
    <style:style style:name="co16" style:family="table-column">
      <style:table-column-properties fo:break-before="auto" style:column-width="1.64041666666667cm"/>
    </style:style>
    <style:style style:name="ro1" style:family="table-row">
      <style:table-row-properties style:row-height="36.95pt" style:use-optimal-row-height="false" fo:break-before="auto"/>
    </style:style>
    <style:style style:name="ro2" style:family="table-row">
      <style:table-row-properties style:row-height="39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.9pt" style:use-optimal-row-height="false" fo:break-before="auto"/>
    </style:style>
    <style:style style:name="ro5" style:family="table-row">
      <style:table-row-properties style:row-height="79.9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oscana" table:style-name="ta1">
        <table:table-column table:style-name="co1" table:default-cell-style-name="ce43"/>
        <table:table-column table:style-name="co2" table:default-cell-style-name="ce31"/>
        <table:table-column table:style-name="co3" table:default-cell-style-name="ce30"/>
        <table:table-column table:style-name="co4" table:default-cell-style-name="ce43"/>
        <table:table-column table:style-name="co5" table:default-cell-style-name="ce46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39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3"/>
        <table:table-column table:style-name="co15" table:default-cell-style-name="ce2"/>
        <table:table-column table:style-name="co16" table:number-columns-repeated="16367" table:default-cell-style-name="ce2"/>
        <table:table-row table:style-name="ro1">
          <table:table-cell office:value-type="string" table:number-columns-spanned="15" table:number-rows-spanned="1" table:style-name="ce70">
            <text:p>REGIONE TOSCANA</text:p>
          </table:table-cell>
          <table:covered-table-cell table:number-columns-repeated="14"/>
          <table:table-cell table:style-name="ce4"/>
          <table:table-cell table:number-columns-repeated="16368" table:style-name="ce5"/>
        </table:table-row>
        <table:table-row table:style-name="ro2">
          <table:table-cell office:value-type="string" table:number-columns-spanned="1" table:number-rows-spanned="2" table:style-name="ce58">
            <text:p>ID</text:p>
          </table:table-cell>
          <table:table-cell office:value-type="string" table:number-columns-spanned="1" table:number-rows-spanned="2" table:style-name="ce57">
            <text:p>N. SCHEDA</text:p>
          </table:table-cell>
          <table:table-cell office:value-type="string" table:number-columns-spanned="1" table:number-rows-spanned="2" table:style-name="ce57">
            <text:p>PROVINCIA</text:p>
          </table:table-cell>
          <table:table-cell office:value-type="string" table:number-columns-spanned="1" table:number-rows-spanned="2" table:style-name="ce57">
            <text:p>COMUNE</text:p>
          </table:table-cell>
          <table:table-cell office:value-type="string" table:number-columns-spanned="1" table:number-rows-spanned="2" table:style-name="ce71">
            <text:p>LOCALITA’</text:p>
          </table:table-cell>
          <table:table-cell office:value-type="string" table:number-columns-spanned="1" table:number-rows-spanned="2" table:style-name="ce73">
            <text:p>LATITUDINE <text:s text:c="17"/>su GIS<text:s text:c="6"/></text:p>
          </table:table-cell>
          <table:table-cell office:value-type="string" table:number-columns-spanned="1" table:number-rows-spanned="2" table:style-name="ce74">
            <text:p>LONGITUDINE <text:s text:c="2"/>su GIS<text:s text:c="9"/></text:p>
          </table:table-cell>
          <table:table-cell office:value-type="string" table:number-columns-spanned="1" table:number-rows-spanned="2" table:style-name="ce72">
            <text:p>ALTITUDINE <text:s text:c="15"/>(m s.l.m.)</text:p>
          </table:table-cell>
          <table:table-cell office:value-type="string" table:number-columns-spanned="1" table:number-rows-spanned="2" table:style-name="ce57">
            <text:p>CONTESTO URBANO <text:s text:c="10"/>si/no</text:p>
          </table:table-cell>
          <table:table-cell office:value-type="string" table:number-columns-spanned="2" table:number-rows-spanned="1" table:style-name="ce68">
            <text:p>SPECIE</text:p>
          </table:table-cell>
          <table:covered-table-cell/>
          <table:table-cell office:value-type="string" table:number-columns-spanned="1" table:number-rows-spanned="2" table:style-name="ce57">
            <text:p><text:s/>CIRCONFERENZA FUSTO <text:s text:c="20"/>(cm)<text:s text:c="9"/></text:p>
          </table:table-cell>
          <table:table-cell office:value-type="string" table:number-columns-spanned="1" table:number-rows-spanned="2" table:style-name="ce69">
            <text:p>ALTEZZA <text:s text:c="25"/>(m)</text:p>
          </table:table-cell>
          <table:table-cell office:value-type="string" table:number-columns-spanned="1" table:number-rows-spanned="2" table:style-name="ce57">
            <text:p>CRITERI DI MONUMENTALITA'</text:p>
          </table:table-cell>
          <table:table-cell office:value-type="string" table:number-columns-spanned="1" table:number-rows-spanned="2" table:style-name="ce57">
            <text:p>PROPOSTA DICHIARAZIONE NOTEVOLE INTERESSE PUBBLICO</text:p>
          </table:table-cell>
          <table:table-cell table:style-name="ce6"/>
          <table:table-cell table:number-columns-repeated="239" table:style-name="ce1"/>
          <table:table-cell table:number-columns-repeated="1612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NOME SCIENTIFICO</text:p>
          </table:table-cell>
          <table:table-cell office:value-type="string" table:style-name="ce18">
            <text:p><text:s/>NOME VOLGARE</text:p>
          </table:table-cell>
          <table:covered-table-cell/>
          <table:covered-table-cell/>
          <table:covered-table-cell/>
          <table:covered-table-cell/>
          <table:table-cell table:style-name="ce6"/>
          <table:table-cell table:number-columns-repeated="239" table:style-name="ce1"/>
          <table:table-cell table:number-columns-repeated="16129"/>
        </table:table-row>
        <table:table-row table:style-name="ro4">
          <table:table-cell table:style-name="ce42"/>
          <table:table-cell table:style-name="ce7"/>
          <table:table-cell table:style-name="ce38"/>
          <table:table-cell table:style-name="ce8"/>
          <table:table-cell table:style-name="ce37"/>
          <table:table-cell table:number-columns-repeated="6" table:style-name="ce8"/>
          <table:table-cell office:value-type="float" office:value="16" table:style-name="ce8">
            <text:p>16</text:p>
          </table:table-cell>
          <table:table-cell table:style-name="ce9"/>
          <table:table-cell table:style-name="ce10"/>
          <table:table-cell table:style-name="ce54"/>
          <table:table-cell table:style-name="ce11"/>
          <table:table-cell table:number-columns-repeated="239" table:style-name="ce1"/>
          <table:table-cell table:number-columns-repeated="16129"/>
        </table:table-row>
        <table:table-row table:style-name="ro5">
          <table:table-cell office:value-type="float" office:value="1" table:style-name="ce50">
            <text:p>1</text:p>
          </table:table-cell>
          <table:table-cell office:value-type="string" table:style-name="ce27">
            <text:p>01/A390/AR/09</text:p>
          </table:table-cell>
          <table:table-cell office:value-type="string" table:style-name="ce32">
            <text:p>Arezzo</text:p>
          </table:table-cell>
          <table:table-cell office:value-type="string" table:style-name="ce49">
            <text:p>Arezzo</text:p>
          </table:table-cell>
          <table:table-cell office:value-type="string" table:style-name="ce44">
            <text:p>Casa Fredda</text:p>
          </table:table-cell>
          <table:table-cell office:value-type="string" table:style-name="ce19">
            <text:p>43°29’48,88’’</text:p>
          </table:table-cell>
          <table:table-cell office:value-type="string" table:style-name="ce20">
            <text:p>11°51’44,89’’</text:p>
          </table:table-cell>
          <table:table-cell office:value-type="float" office:value="270" table:style-name="ce27">
            <text:p>270</text:p>
          </table:table-cell>
          <table:table-cell office:value-type="string" table:style-name="ce27">
            <text:p>no</text:p>
          </table:table-cell>
          <table:table-cell office:value-type="string" table:style-name="ce21">
            <text:p><text:span text:style-name="T3">Quercus pubescens</text:span><text:span text:style-name="T2"><text:s/>Willd.</text:span></text:p>
          </table:table-cell>
          <table:table-cell office:value-type="string" table:style-name="ce32">
            <text:p>Roverella<text:s/></text:p>
          </table:table-cell>
          <table:table-cell office:value-type="float" office:value="570" table:style-name="ce25">
            <text:p>570</text:p>
          </table:table-cell>
          <table:table-cell office:value-type="float" office:value="24" table:style-name="ce29">
            <text:p>24,0</text:p>
          </table:table-cell>
          <table:table-cell office:value-type="string" table:style-name="ce52">
            <text:p>a) età e/o dimensioni <text:s text:c="27"/>b) forma e portamento</text:p>
          </table:table-cell>
          <table:table-cell office:value-type="string" table:style-name="ce55">
            <text:p>no</text:p>
          </table:table-cell>
          <table:table-cell table:style-name="ce12"/>
          <table:table-cell table:number-columns-repeated="16368" table:style-name="ce13"/>
        </table:table-row>
        <table:table-row table:style-name="ro5">
          <table:table-cell office:value-type="float" office:value="2" table:formula="of:=[.A5]+1" table:style-name="ce50">
            <text:p>2</text:p>
          </table:table-cell>
          <table:table-cell office:value-type="string" table:style-name="ce27">
            <text:p>01/F656/AR/09</text:p>
          </table:table-cell>
          <table:table-cell office:value-type="string" table:style-name="ce32">
            <text:p>Arezzo</text:p>
          </table:table-cell>
          <table:table-cell office:value-type="string" table:style-name="ce33">
            <text:p>Montevarchi</text:p>
          </table:table-cell>
          <table:table-cell office:value-type="string" table:style-name="ce44">
            <text:p>Colle dei Cappuccini</text:p>
          </table:table-cell>
          <table:table-cell office:value-type="string" table:style-name="ce19">
            <text:p>43°31’10,97’’</text:p>
          </table:table-cell>
          <table:table-cell office:value-type="string" table:style-name="ce20">
            <text:p>11°33’25,85’’</text:p>
          </table:table-cell>
          <table:table-cell office:value-type="float" office:value="230" table:style-name="ce27">
            <text:p>230</text:p>
          </table:table-cell>
          <table:table-cell office:value-type="string" table:style-name="ce27">
            <text:p>no</text:p>
          </table:table-cell>
          <table:table-cell office:value-type="string" table:style-name="ce21">
            <text:p><text:span text:style-name="T3">Quercus ilex</text:span><text:span text:style-name="T2"><text:s/>L.</text:span></text:p>
          </table:table-cell>
          <table:table-cell office:value-type="string" table:style-name="ce32">
            <text:p>Leccio</text:p>
          </table:table-cell>
          <table:table-cell office:value-type="float" office:value="520" table:style-name="ce25">
            <text:p>520</text:p>
          </table:table-cell>
          <table:table-cell office:value-type="float" office:value="20" table:style-name="ce29">
            <text:p>20,0</text:p>
          </table:table-cell>
          <table:table-cell office:value-type="string" table:style-name="ce52">
            <text:p>a) età e/o dimensioni <text:s text:c="28"/>f) pregio paesaggistico <text:s text:c="28"/>g) valore storico, culturale, religioso</text:p>
          </table:table-cell>
          <table:table-cell office:value-type="string" table:style-name="ce55">
            <text:p>si</text:p>
          </table:table-cell>
          <table:table-cell table:style-name="ce12"/>
          <table:table-cell table:number-columns-repeated="16368" table:style-name="ce13"/>
        </table:table-row>
        <table:table-row table:style-name="ro5">
          <table:table-cell office:value-type="float" office:value="3" table:formula="of:=[.A6]+1" table:style-name="ce50">
            <text:p>3</text:p>
          </table:table-cell>
          <table:table-cell office:value-type="string" table:style-name="ce27">
            <text:p>01/D575/FI/09</text:p>
          </table:table-cell>
          <table:table-cell office:value-type="string" table:style-name="ce32">
            <text:p>Firenze</text:p>
          </table:table-cell>
          <table:table-cell office:value-type="string" table:style-name="ce33">
            <text:p>Fiesole</text:p>
          </table:table-cell>
          <table:table-cell office:value-type="string" table:style-name="ce45">
            <text:p>Terenzano – Compiobbi</text:p>
          </table:table-cell>
          <table:table-cell office:value-type="string" table:style-name="ce19">
            <text:p>43°46’50,15’’</text:p>
          </table:table-cell>
          <table:table-cell office:value-type="string" table:style-name="ce20">
            <text:p>11°20’49,94’’</text:p>
          </table:table-cell>
          <table:table-cell office:value-type="float" office:value="192" table:style-name="ce27">
            <text:p>192</text:p>
          </table:table-cell>
          <table:table-cell office:value-type="string" table:style-name="ce27">
            <text:p>no</text:p>
          </table:table-cell>
          <table:table-cell office:value-type="string" table:style-name="ce21">
            <text:p><text:span text:style-name="T3">Celtis australis</text:span><text:span text:style-name="T2"><text:s/>L.</text:span></text:p>
          </table:table-cell>
          <table:table-cell office:value-type="string" table:style-name="ce32">
            <text:p>Bagolaro<text:s/></text:p>
          </table:table-cell>
          <table:table-cell office:value-type="float" office:value="405" table:style-name="ce25">
            <text:p>405</text:p>
          </table:table-cell>
          <table:table-cell office:value-type="float" office:value="15" table:style-name="ce29">
            <text:p>15,0</text:p>
          </table:table-cell>
          <table:table-cell office:value-type="string" table:style-name="ce52">
            <text:p>a) età e/o dimensioni <text:s text:c="28"/>f) pregio paesaggistico</text:p>
          </table:table-cell>
          <table:table-cell office:value-type="string" table:style-name="ce55">
            <text:p>si</text:p>
          </table:table-cell>
          <table:table-cell table:style-name="ce12"/>
          <table:table-cell table:number-columns-repeated="16368" table:style-name="ce13"/>
        </table:table-row>
        <table:table-row table:style-name="ro5">
          <table:table-cell office:value-type="float" office:value="4" table:formula="of:=[.A7]+1" table:style-name="ce50">
            <text:p>4</text:p>
          </table:table-cell>
          <table:table-cell office:value-type="string" table:style-name="ce27">
            <text:p>02/D575/FI/09</text:p>
          </table:table-cell>
          <table:table-cell office:value-type="string" table:style-name="ce32">
            <text:p>Firenze</text:p>
          </table:table-cell>
          <table:table-cell office:value-type="string" table:style-name="ce33">
            <text:p>Fiesole</text:p>
          </table:table-cell>
          <table:table-cell office:value-type="string" table:style-name="ce45">
            <text:p>Pian del Mugnone</text:p>
          </table:table-cell>
          <table:table-cell office:value-type="string" table:style-name="ce19">
            <text:p>43°49’14,63’’</text:p>
          </table:table-cell>
          <table:table-cell office:value-type="string" table:style-name="ce20">
            <text:p>11°17’55,15’’</text:p>
          </table:table-cell>
          <table:table-cell office:value-type="float" office:value="178" table:style-name="ce27">
            <text:p>178</text:p>
          </table:table-cell>
          <table:table-cell office:value-type="string" table:style-name="ce27">
            <text:p>no</text:p>
          </table:table-cell>
          <table:table-cell office:value-type="string" table:style-name="ce21">
            <text:p><text:span text:style-name="T3">Quercus cerris</text:span><text:span text:style-name="T2"><text:s/>L.</text:span></text:p>
          </table:table-cell>
          <table:table-cell office:value-type="string" table:style-name="ce32">
            <text:p>Cerro</text:p>
          </table:table-cell>
          <table:table-cell office:value-type="float" office:value="410" table:style-name="ce25">
            <text:p>410</text:p>
          </table:table-cell>
          <table:table-cell office:value-type="float" office:value="18" table:style-name="ce29">
            <text:p>18,0</text:p>
          </table:table-cell>
          <table:table-cell office:value-type="string" table:style-name="ce53">
            <text:p>a) età e/o dimensioni<text:s/></text:p>
          </table:table-cell>
          <table:table-cell office:value-type="string" table:style-name="ce55">
            <text:p>si</text:p>
          </table:table-cell>
          <table:table-cell table:style-name="ce12"/>
          <table:table-cell table:number-columns-repeated="16368" table:style-name="ce13"/>
        </table:table-row>
        <table:table-row table:style-name="ro5">
          <table:table-cell office:value-type="float" office:value="5" table:formula="of:=[.A8]+1" table:style-name="ce50">
            <text:p>5</text:p>
          </table:table-cell>
          <table:table-cell office:value-type="string" table:style-name="ce27">
            <text:p>03/D575/FI/09</text:p>
          </table:table-cell>
          <table:table-cell office:value-type="string" table:style-name="ce32">
            <text:p>Firenze</text:p>
          </table:table-cell>
          <table:table-cell office:value-type="string" table:style-name="ce33">
            <text:p>Fiesole</text:p>
          </table:table-cell>
          <table:table-cell office:value-type="string" table:style-name="ce48">
            <text:p>Via del Bargellino</text:p>
          </table:table-cell>
          <table:table-cell office:value-type="string" table:style-name="ce19">
            <text:p>43°49’18,52’’</text:p>
          </table:table-cell>
          <table:table-cell office:value-type="string" table:style-name="ce20">
            <text:p>11°18’23,90’’</text:p>
          </table:table-cell>
          <table:table-cell office:value-type="float" office:value="267" table:style-name="ce27">
            <text:p>267</text:p>
          </table:table-cell>
          <table:table-cell office:value-type="string" table:style-name="ce27">
            <text:p>no</text:p>
          </table:table-cell>
          <table:table-cell office:value-type="string" table:style-name="ce21">
            <text:p><text:span text:style-name="T3">Cupressus sempervirens<text:s/></text:span><text:span text:style-name="T2">L.</text:span></text:p>
          </table:table-cell>
          <table:table-cell office:value-type="string" table:style-name="ce32">
            <text:p>Cipresso comune</text:p>
          </table:table-cell>
          <table:table-cell office:value-type="float" office:value="270" table:style-name="ce25">
            <text:p>270</text:p>
          </table:table-cell>
          <table:table-cell office:value-type="float" office:value="16" table:style-name="ce29">
            <text:p>16,0</text:p>
          </table:table-cell>
          <table:table-cell office:value-type="string" table:style-name="ce52">
            <text:p>a) età e/o dimensioni <text:s text:c="27"/>b) forma e portamento <text:s text:c="26"/>e) architettura vegetale <text:s text:c="24"/>f) pregio paesaggistico</text:p>
          </table:table-cell>
          <table:table-cell office:value-type="string" table:style-name="ce55">
            <text:p>si</text:p>
          </table:table-cell>
          <table:table-cell table:style-name="ce12"/>
          <table:table-cell table:number-columns-repeated="16368" table:style-name="ce14"/>
        </table:table-row>
        <table:table-row table:style-name="ro5">
          <table:table-cell office:value-type="float" office:value="6" table:formula="of:=[.A9]+1" table:style-name="ce50">
            <text:p>6</text:p>
          </table:table-cell>
          <table:table-cell office:value-type="string" table:style-name="ce27">
            <text:p>06/D575/FI/09</text:p>
          </table:table-cell>
          <table:table-cell office:value-type="string" table:style-name="ce32">
            <text:p>Firenze</text:p>
          </table:table-cell>
          <table:table-cell office:value-type="string" table:style-name="ce33">
            <text:p>Fiesole</text:p>
          </table:table-cell>
          <table:table-cell office:value-type="string" table:style-name="ce45">
            <text:p>Torre a Buiano</text:p>
          </table:table-cell>
          <table:table-cell office:value-type="string" table:style-name="ce19">
            <text:p>43°50’73,50’’</text:p>
          </table:table-cell>
          <table:table-cell office:value-type="string" table:style-name="ce20">
            <text:p>11°19’80,80’’</text:p>
          </table:table-cell>
          <table:table-cell office:value-type="float" office:value="452" table:style-name="ce27">
            <text:p>452</text:p>
          </table:table-cell>
          <table:table-cell office:value-type="string" table:style-name="ce27">
            <text:p>no</text:p>
          </table:table-cell>
          <table:table-cell office:value-type="string" table:style-name="ce21">
            <text:p><text:span text:style-name="T3">Quercus pubescens</text:span><text:span text:style-name="T2"><text:s/>Willd.</text:span></text:p>
          </table:table-cell>
          <table:table-cell office:value-type="string" table:style-name="ce32">
            <text:p>Roverella<text:s/></text:p>
          </table:table-cell>
          <table:table-cell office:value-type="float" office:value="440" table:style-name="ce25">
            <text:p>440</text:p>
          </table:table-cell>
          <table:table-cell office:value-type="float" office:value="14" table:style-name="ce29">
            <text:p>14,0</text:p>
          </table:table-cell>
          <table:table-cell office:value-type="string" table:style-name="ce52">
            <text:p>a) età e/o dimensioni <text:s text:c="27"/>e) architettura vegetale <text:s text:c="24"/>f) pregio paesaggistico <text:s text:c="26"/>g) valore storico, culturale, religioso</text:p>
          </table:table-cell>
          <table:table-cell office:value-type="string" table:style-name="ce55">
            <text:p>si</text:p>
          </table:table-cell>
          <table:table-cell table:style-name="ce12"/>
          <table:table-cell table:number-columns-repeated="16368" table:style-name="ce13"/>
        </table:table-row>
        <table:table-row table:style-name="ro5">
          <table:table-cell office:value-type="float" office:value="7" table:formula="of:=[.A10]+1" table:style-name="ce50">
            <text:p>7</text:p>
          </table:table-cell>
          <table:table-cell office:value-type="string" table:style-name="ce27">
            <text:p>01/M321/FI/09</text:p>
          </table:table-cell>
          <table:table-cell office:value-type="string" table:style-name="ce32">
            <text:p>Firenze</text:p>
          </table:table-cell>
          <table:table-cell office:value-type="string" table:style-name="ce33">
            <text:p>Figline Valdarno</text:p>
          </table:table-cell>
          <table:table-cell office:value-type="string" table:style-name="ce44">
            <text:p>Sant'Andrea in Campiglia</text:p>
          </table:table-cell>
          <table:table-cell office:value-type="string" table:style-name="ce19">
            <text:p>43°36’24,96’’</text:p>
          </table:table-cell>
          <table:table-cell office:value-type="string" table:style-name="ce20">
            <text:p>11°25’41,55’’</text:p>
          </table:table-cell>
          <table:table-cell office:value-type="float" office:value="278" table:style-name="ce27">
            <text:p>278</text:p>
          </table:table-cell>
          <table:table-cell office:value-type="string" table:style-name="ce27">
            <text:p>no</text:p>
          </table:table-cell>
          <table:table-cell office:value-type="string" table:style-name="ce22">
            <text:p><text:span text:style-name="T2">Insieme omogeneo di<text:s/></text:span>Morus nigra<text:span text:style-name="T2"><text:s/>L.<text:s/></text:span></text:p>
          </table:table-cell>
          <table:table-cell office:value-type="string" table:style-name="ce32">
            <text:p>Gelso nero</text:p>
          </table:table-cell>
          <table:table-cell office:value-type="string" table:style-name="ce23">
            <text:p>150 (med) <text:s text:c="27"/>150 (max)</text:p>
          </table:table-cell>
          <table:table-cell office:value-type="string" table:style-name="ce24">
            <text:p>5,0 (med) <text:s text:c="11"/>5,0 (max)</text:p>
          </table:table-cell>
          <table:table-cell office:value-type="string" table:style-name="ce53">
            <text:p>g) valore storico, culturale, religioso</text:p>
          </table:table-cell>
          <table:table-cell office:value-type="string" table:style-name="ce55">
            <text:p>no</text:p>
          </table:table-cell>
          <table:table-cell table:style-name="ce12"/>
          <table:table-cell table:number-columns-repeated="16368" table:style-name="ce13"/>
        </table:table-row>
        <table:table-row table:style-name="ro5">
          <table:table-cell office:value-type="float" office:value="8" table:formula="of:=[.A11]+1" table:style-name="ce50">
            <text:p>8</text:p>
          </table:table-cell>
          <table:table-cell office:value-type="string" table:style-name="ce27">
            <text:p>03/D815/FI/09</text:p>
          </table:table-cell>
          <table:table-cell office:value-type="string" table:style-name="ce34">
            <text:p>Firenze</text:p>
          </table:table-cell>
          <table:table-cell office:value-type="string" table:style-name="ce49">
            <text:p>Fucecchio</text:p>
          </table:table-cell>
          <table:table-cell office:value-type="string" table:style-name="ce40">
            <text:p>Piazza La Vergine</text:p>
          </table:table-cell>
          <table:table-cell office:value-type="string" table:style-name="ce35">
            <text:p>43°43’47,45’’</text:p>
          </table:table-cell>
          <table:table-cell office:value-type="string" table:style-name="ce35">
            <text:p>10°48’33,43’’</text:p>
          </table:table-cell>
          <table:table-cell office:value-type="float" office:value="25" table:style-name="ce28">
            <text:p>25</text:p>
          </table:table-cell>
          <table:table-cell office:value-type="string" table:style-name="ce27">
            <text:p>si</text:p>
          </table:table-cell>
          <table:table-cell office:value-type="string" table:style-name="ce21">
            <text:p><text:span text:style-name="T3">Cupressus sempervirens<text:s/></text:span><text:span text:style-name="T2">L.</text:span></text:p>
          </table:table-cell>
          <table:table-cell office:value-type="string" table:style-name="ce32">
            <text:p>Cipresso comune</text:p>
          </table:table-cell>
          <table:table-cell office:value-type="float" office:value="115" table:style-name="ce25">
            <text:p>115</text:p>
          </table:table-cell>
          <table:table-cell office:value-type="float" office:value="12" table:style-name="ce29">
            <text:p>12,0</text:p>
          </table:table-cell>
          <table:table-cell office:value-type="string" table:style-name="ce52">
            <text:p>b) forma o portamento</text:p>
          </table:table-cell>
          <table:table-cell office:value-type="string" table:style-name="ce55">
            <text:p>si</text:p>
          </table:table-cell>
          <table:table-cell table:style-name="ce12"/>
          <table:table-cell table:number-columns-repeated="239" table:style-name="ce1"/>
          <table:table-cell table:number-columns-repeated="16129"/>
        </table:table-row>
        <table:table-row table:style-name="ro5">
          <table:table-cell office:value-type="float" office:value="9" table:formula="of:=[.A12]+1" table:style-name="ce50">
            <text:p>9</text:p>
          </table:table-cell>
          <table:table-cell office:value-type="string" table:style-name="ce27">
            <text:p>16/D815/FI/09</text:p>
          </table:table-cell>
          <table:table-cell office:value-type="string" table:style-name="ce34">
            <text:p>Firenze</text:p>
          </table:table-cell>
          <table:table-cell office:value-type="string" table:style-name="ce49">
            <text:p>Fucecchio</text:p>
          </table:table-cell>
          <table:table-cell office:value-type="string" table:style-name="ce40">
            <text:p>Pinete - Val Grande</text:p>
          </table:table-cell>
          <table:table-cell office:value-type="string" table:style-name="ce19">
            <text:p>43°46'59,84”</text:p>
          </table:table-cell>
          <table:table-cell office:value-type="string" table:style-name="ce19">
            <text:p>10°45'17,18”</text:p>
          </table:table-cell>
          <table:table-cell office:value-type="float" office:value="56" table:style-name="ce27">
            <text:p>56</text:p>
          </table:table-cell>
          <table:table-cell office:value-type="string" table:style-name="ce27">
            <text:p>no</text:p>
          </table:table-cell>
          <table:table-cell office:value-type="string" table:style-name="ce21">
            <text:p><text:span text:style-name="T3">Quercus crenata<text:s/></text:span><text:span text:style-name="T2">Lam.</text:span></text:p>
          </table:table-cell>
          <table:table-cell office:value-type="string" table:style-name="ce32">
            <text:p>Cerro-sughera</text:p>
          </table:table-cell>
          <table:table-cell office:value-type="float" office:value="400" table:style-name="ce25">
            <text:p>400</text:p>
          </table:table-cell>
          <table:table-cell office:value-type="float" office:value="38" table:style-name="ce29">
            <text:p>38,0</text:p>
          </table:table-cell>
          <table:table-cell office:value-type="string" table:style-name="ce52">
            <text:p>a) età e/o dimensioni <text:s text:c="27"/>d) rarità botanica<text:s/></text:p>
          </table:table-cell>
          <table:table-cell office:value-type="string" table:style-name="ce55">
            <text:p>si</text:p>
          </table:table-cell>
          <table:table-cell table:style-name="ce12"/>
          <table:table-cell table:number-columns-repeated="239" table:style-name="ce1"/>
          <table:table-cell table:number-columns-repeated="16129"/>
        </table:table-row>
        <table:table-row table:style-name="ro5">
          <table:table-cell office:value-type="float" office:value="10" table:formula="of:=[.A13]+1" table:style-name="ce50">
            <text:p>10</text:p>
          </table:table-cell>
          <table:table-cell office:value-type="string" table:style-name="ce27">
            <text:p>17/D815/FI/09</text:p>
          </table:table-cell>
          <table:table-cell office:value-type="string" table:style-name="ce34">
            <text:p>Firenze</text:p>
          </table:table-cell>
          <table:table-cell office:value-type="string" table:style-name="ce49">
            <text:p>Fucecchio</text:p>
          </table:table-cell>
          <table:table-cell office:value-type="string" table:style-name="ce41">
            <text:p>Fucecchio – Val di Cava</text:p>
          </table:table-cell>
          <table:table-cell office:value-type="string" table:style-name="ce19">
            <text:p>43°46'40,79”</text:p>
          </table:table-cell>
          <table:table-cell office:value-type="string" table:style-name="ce19">
            <text:p>10°45'33,51”</text:p>
          </table:table-cell>
          <table:table-cell office:value-type="float" office:value="62" table:style-name="ce27">
            <text:p>62</text:p>
          </table:table-cell>
          <table:table-cell office:value-type="string" table:style-name="ce27">
            <text:p>no</text:p>
          </table:table-cell>
          <table:table-cell office:value-type="string" table:style-name="ce21">
            <text:p><text:span text:style-name="T3">Sorbus torminalis</text:span><text:span text:style-name="T2"><text:s/>Crantz</text:span></text:p>
          </table:table-cell>
          <table:table-cell office:value-type="string" table:style-name="ce32">
            <text:p>Ciavardello</text:p>
          </table:table-cell>
          <table:table-cell office:value-type="float" office:value="180" table:style-name="ce25">
            <text:p>180</text:p>
          </table:table-cell>
          <table:table-cell office:value-type="float" office:value="22" table:style-name="ce29">
            <text:p>22,0</text:p>
          </table:table-cell>
          <table:table-cell office:value-type="string" table:style-name="ce52">
            <text:p>d) rarità botanica<text:s/></text:p>
          </table:table-cell>
          <table:table-cell office:value-type="string" table:style-name="ce55">
            <text:p>si</text:p>
          </table:table-cell>
          <table:table-cell table:style-name="ce12"/>
          <table:table-cell table:number-columns-repeated="239" table:style-name="ce1"/>
          <table:table-cell table:number-columns-repeated="16129"/>
        </table:table-row>
        <table:table-row table:style-name="ro5">
          <table:table-cell office:value-type="float" office:value="11" table:formula="of:=[.A14]+1" table:style-name="ce50">
            <text:p>11</text:p>
          </table:table-cell>
          <table:table-cell office:value-type="string" table:style-name="ce27">
            <text:p>18/D815/FI/09</text:p>
          </table:table-cell>
          <table:table-cell office:value-type="string" table:style-name="ce34">
            <text:p>Firenze</text:p>
          </table:table-cell>
          <table:table-cell office:value-type="string" table:style-name="ce49">
            <text:p>Fucecchio</text:p>
          </table:table-cell>
          <table:table-cell office:value-type="string" table:style-name="ce40">
            <text:p>Pinete - Val Grande</text:p>
          </table:table-cell>
          <table:table-cell office:value-type="string" table:style-name="ce19">
            <text:p>43°47'03,35”</text:p>
          </table:table-cell>
          <table:table-cell office:value-type="string" table:style-name="ce19">
            <text:p>10°44'50,09”</text:p>
          </table:table-cell>
          <table:table-cell office:value-type="float" office:value="45" table:style-name="ce27">
            <text:p>45</text:p>
          </table:table-cell>
          <table:table-cell office:value-type="string" table:style-name="ce27">
            <text:p>no</text:p>
          </table:table-cell>
          <table:table-cell office:value-type="string" table:style-name="ce21">
            <text:p><text:span text:style-name="T3">Tilia cordata</text:span><text:span text:style-name="T2"><text:s/>Miller</text:span></text:p>
          </table:table-cell>
          <table:table-cell office:value-type="string" table:style-name="ce32">
            <text:p>Tiglio</text:p>
          </table:table-cell>
          <table:table-cell office:value-type="float" office:value="180" table:style-name="ce25">
            <text:p>180</text:p>
          </table:table-cell>
          <table:table-cell office:value-type="float" office:value="25" table:style-name="ce29">
            <text:p>25,0</text:p>
          </table:table-cell>
          <table:table-cell office:value-type="string" table:style-name="ce52">
            <text:p>d) rarità botanica<text:s text:c="2"/></text:p>
          </table:table-cell>
          <table:table-cell office:value-type="string" table:style-name="ce55">
            <text:p>si</text:p>
          </table:table-cell>
          <table:table-cell table:style-name="ce12"/>
          <table:table-cell table:number-columns-repeated="239" table:style-name="ce1"/>
          <table:table-cell table:number-columns-repeated="16129"/>
        </table:table-row>
        <table:table-row table:style-name="ro5">
          <table:table-cell office:value-type="float" office:value="12" table:formula="of:=[.A15]+1" table:style-name="ce50">
            <text:p>12</text:p>
          </table:table-cell>
          <table:table-cell office:value-type="string" table:style-name="ce27">
            <text:p>01/H222/FI/09</text:p>
          </table:table-cell>
          <table:table-cell office:value-type="string" table:style-name="ce32">
            <text:p>Firenze</text:p>
          </table:table-cell>
          <table:table-cell office:value-type="string" table:style-name="ce33">
            <text:p>Reggello</text:p>
          </table:table-cell>
          <table:table-cell office:value-type="string" table:style-name="ce47">
            <text:p>Castello di Sammezzano - Leccio<text:s/></text:p>
          </table:table-cell>
          <table:table-cell office:value-type="string" table:style-name="ce19">
            <text:p>43°42’06,41’’</text:p>
          </table:table-cell>
          <table:table-cell office:value-type="string" table:style-name="ce20">
            <text:p>11°28’31,75’’</text:p>
          </table:table-cell>
          <table:table-cell office:value-type="string" table:style-name="ce27">
            <text:p>190</text:p>
          </table:table-cell>
          <table:table-cell office:value-type="string" table:style-name="ce27">
            <text:p>no</text:p>
          </table:table-cell>
          <table:table-cell office:value-type="string" table:style-name="ce21">
            <text:p><text:span text:style-name="T3">Sequoia sempervirens<text:s/></text:span><text:span text:style-name="T2">(D. Don) Endl</text:span></text:p>
          </table:table-cell>
          <table:table-cell office:value-type="string" table:style-name="ce32">
            <text:p>Sequoia sempreverde</text:p>
          </table:table-cell>
          <table:table-cell office:value-type="float" office:value="840" table:style-name="ce25">
            <text:p>840</text:p>
          </table:table-cell>
          <table:table-cell office:value-type="float" office:value="40" table:style-name="ce29">
            <text:p>40,0</text:p>
          </table:table-cell>
          <table:table-cell office:value-type="string" table:style-name="ce52">
            <text:p>a) età e/o dimensioni <text:s text:c="27"/>b) forma e portamento <text:s text:c="26"/>f) pregio paesaggistico<text:s text:c="59"/></text:p>
          </table:table-cell>
          <table:table-cell office:value-type="string" table:style-name="ce55">
            <text:p>no</text:p>
          </table:table-cell>
          <table:table-cell table:style-name="ce12"/>
          <table:table-cell table:number-columns-repeated="16368" table:style-name="ce13"/>
        </table:table-row>
        <table:table-row table:style-name="ro5">
          <table:table-cell office:value-type="float" office:value="13" table:formula="of:=[.A16]+1" table:style-name="ce50">
            <text:p>13</text:p>
          </table:table-cell>
          <table:table-cell office:value-type="string" table:style-name="ce27">
            <text:p>02/H222/FI/09</text:p>
          </table:table-cell>
          <table:table-cell office:value-type="string" table:style-name="ce32">
            <text:p>Firenze</text:p>
          </table:table-cell>
          <table:table-cell office:value-type="string" table:style-name="ce33">
            <text:p>Reggello</text:p>
          </table:table-cell>
          <table:table-cell office:value-type="string" table:style-name="ce47">
            <text:p>Castello di Sammezzano - Leccio<text:s/></text:p>
          </table:table-cell>
          <table:table-cell office:value-type="string" table:style-name="ce19">
            <text:p>43°42’17,32’’</text:p>
          </table:table-cell>
          <table:table-cell office:value-type="string" table:style-name="ce20">
            <text:p>11°28’11,06’’</text:p>
          </table:table-cell>
          <table:table-cell office:value-type="string" table:style-name="ce27">
            <text:p>194</text:p>
          </table:table-cell>
          <table:table-cell office:value-type="string" table:style-name="ce27">
            <text:p>no</text:p>
          </table:table-cell>
          <table:table-cell office:value-type="string" table:style-name="ce21">
            <text:p><text:span text:style-name="T3">Chamaecyparis lawsoniana</text:span><text:span text:style-name="T2"><text:s/>(A. Murray) Parl.</text:span></text:p>
          </table:table-cell>
          <table:table-cell office:value-type="string" table:style-name="ce33">
            <text:p>Cipresso di Lawson</text:p>
          </table:table-cell>
          <table:table-cell office:value-type="float" office:value="230" table:style-name="ce25">
            <text:p>230</text:p>
          </table:table-cell>
          <table:table-cell office:value-type="float" office:value="20" table:style-name="ce29">
            <text:p>20,0</text:p>
          </table:table-cell>
          <table:table-cell office:value-type="string" table:style-name="ce53">
            <text:p>b) forma e portamento<text:s text:c="24"/></text:p>
          </table:table-cell>
          <table:table-cell office:value-type="string" table:style-name="ce55">
            <text:p>no</text:p>
          </table:table-cell>
          <table:table-cell table:style-name="ce12"/>
          <table:table-cell table:number-columns-repeated="16368" table:style-name="ce13"/>
        </table:table-row>
        <table:table-row table:style-name="ro5">
          <table:table-cell office:value-type="float" office:value="14" table:formula="of:=[.A17]+1" table:style-name="ce50">
            <text:p>14</text:p>
          </table:table-cell>
          <table:table-cell office:value-type="string" table:style-name="ce27">
            <text:p>03/H222/FI/09</text:p>
          </table:table-cell>
          <table:table-cell office:value-type="string" table:style-name="ce32">
            <text:p>Firenze</text:p>
          </table:table-cell>
          <table:table-cell office:value-type="string" table:style-name="ce33">
            <text:p>Reggello</text:p>
          </table:table-cell>
          <table:table-cell office:value-type="string" table:style-name="ce47">
            <text:p>Castello di Sammezzano - Leccio<text:s/></text:p>
          </table:table-cell>
          <table:table-cell office:value-type="string" table:style-name="ce19">
            <text:p>43°42’17,11’’</text:p>
          </table:table-cell>
          <table:table-cell office:value-type="string" table:style-name="ce20">
            <text:p>11°28’08,63’’</text:p>
          </table:table-cell>
          <table:table-cell office:value-type="string" table:style-name="ce27">
            <text:p>183</text:p>
          </table:table-cell>
          <table:table-cell office:value-type="string" table:style-name="ce27">
            <text:p>no</text:p>
          </table:table-cell>
          <table:table-cell office:value-type="string" table:style-name="ce21">
            <text:p><text:span text:style-name="T3">Sequoiadendron giganteum</text:span><text:span text:style-name="T2"><text:s/>(Lindl.) J. Buchholz</text:span></text:p>
          </table:table-cell>
          <table:table-cell office:value-type="string" table:style-name="ce32">
            <text:p>Sequoia gigante<text:s/></text:p>
          </table:table-cell>
          <table:table-cell office:value-type="float" office:value="610" table:style-name="ce25">
            <text:p>610</text:p>
          </table:table-cell>
          <table:table-cell office:value-type="float" office:value="28" table:style-name="ce29">
            <text:p>28,0</text:p>
          </table:table-cell>
          <table:table-cell office:value-type="string" table:style-name="ce53">
            <text:p>a) età e/o dimensioni<text:s text:c="113"/></text:p>
          </table:table-cell>
          <table:table-cell office:value-type="string" table:style-name="ce55">
            <text:p>no</text:p>
          </table:table-cell>
          <table:table-cell table:style-name="ce12"/>
          <table:table-cell table:number-columns-repeated="16368" table:style-name="ce13"/>
        </table:table-row>
        <table:table-row table:style-name="ro5">
          <table:table-cell office:value-type="float" office:value="15" table:formula="of:=[.A18]+1" table:style-name="ce50">
            <text:p>15</text:p>
          </table:table-cell>
          <table:table-cell office:value-type="string" table:style-name="ce27">
            <text:p>04/H222/FI/09</text:p>
          </table:table-cell>
          <table:table-cell office:value-type="string" table:style-name="ce32">
            <text:p>Firenze</text:p>
          </table:table-cell>
          <table:table-cell office:value-type="string" table:style-name="ce33">
            <text:p>Reggello</text:p>
          </table:table-cell>
          <table:table-cell office:value-type="string" table:style-name="ce44">
            <text:p>Foresta di Sant’Antonio</text:p>
          </table:table-cell>
          <table:table-cell office:value-type="string" table:style-name="ce19">
            <text:p>43°42’17,62’’</text:p>
          </table:table-cell>
          <table:table-cell office:value-type="string" table:style-name="ce20">
            <text:p>11°35’14,73’’</text:p>
          </table:table-cell>
          <table:table-cell office:value-type="string" table:style-name="ce27">
            <text:p>1052</text:p>
          </table:table-cell>
          <table:table-cell office:value-type="string" table:style-name="ce27">
            <text:p>no</text:p>
          </table:table-cell>
          <table:table-cell office:value-type="string" table:style-name="ce21">
            <text:p><text:span text:style-name="T3">Fagus sylvatica</text:span><text:span text:style-name="T2"><text:s/>L.</text:span></text:p>
          </table:table-cell>
          <table:table-cell office:value-type="string" table:style-name="ce32">
            <text:p>Faggio</text:p>
          </table:table-cell>
          <table:table-cell office:value-type="float" office:value="500" table:style-name="ce25">
            <text:p>500</text:p>
          </table:table-cell>
          <table:table-cell office:value-type="float" office:value="30" table:style-name="ce29">
            <text:p>30,0</text:p>
          </table:table-cell>
          <table:table-cell office:value-type="string" table:style-name="ce52">
            <text:p>a) età e/o dimensioni <text:s text:c="28"/>f) pregio paesaggistico</text:p>
          </table:table-cell>
          <table:table-cell office:value-type="string" table:style-name="ce55">
            <text:p>no</text:p>
          </table:table-cell>
          <table:table-cell table:style-name="ce12"/>
          <table:table-cell table:number-columns-repeated="16368" table:style-name="ce13"/>
        </table:table-row>
        <table:table-row table:style-name="ro5">
          <table:table-cell office:value-type="float" office:value="16" table:formula="of:=[.A19]+1" table:style-name="ce50">
            <text:p>16</text:p>
          </table:table-cell>
          <table:table-cell office:value-type="string" table:style-name="ce27">
            <text:p>05/H222/FI/09</text:p>
          </table:table-cell>
          <table:table-cell office:value-type="string" table:style-name="ce32">
            <text:p>Firenze</text:p>
          </table:table-cell>
          <table:table-cell office:value-type="string" table:style-name="ce33">
            <text:p>Reggello</text:p>
          </table:table-cell>
          <table:table-cell office:value-type="string" table:style-name="ce44">
            <text:p>Vallombrosa</text:p>
          </table:table-cell>
          <table:table-cell office:value-type="string" table:style-name="ce19">
            <text:p>43°43’48,93’’</text:p>
          </table:table-cell>
          <table:table-cell office:value-type="string" table:style-name="ce20">
            <text:p>11°33’29,50’’</text:p>
          </table:table-cell>
          <table:table-cell office:value-type="float" office:value="1032" table:style-name="ce27">
            <text:p>1032</text:p>
          </table:table-cell>
          <table:table-cell office:value-type="string" table:style-name="ce27">
            <text:p>no</text:p>
          </table:table-cell>
          <table:table-cell office:value-type="string" table:style-name="ce21">
            <text:p><text:span text:style-name="T3">Fagus sylvatica</text:span><text:span text:style-name="T2"><text:s/>L.</text:span></text:p>
          </table:table-cell>
          <table:table-cell office:value-type="string" table:style-name="ce32">
            <text:p>Faggio</text:p>
          </table:table-cell>
          <table:table-cell office:value-type="float" office:value="380" table:style-name="ce25">
            <text:p>380</text:p>
          </table:table-cell>
          <table:table-cell office:value-type="float" office:value="22" table:style-name="ce29">
            <text:p>22,0</text:p>
          </table:table-cell>
          <table:table-cell office:value-type="string" table:style-name="ce52">
            <text:p>a) età e/o dimensioni <text:s text:c="29"/>g) valore storico, culturale, religioso</text:p>
          </table:table-cell>
          <table:table-cell office:value-type="string" table:style-name="ce55">
            <text:p>si</text:p>
          </table:table-cell>
          <table:table-cell table:style-name="ce12"/>
          <table:table-cell table:number-columns-repeated="16368" table:style-name="ce13"/>
        </table:table-row>
        <table:table-row table:style-name="ro5">
          <table:table-cell office:value-type="float" office:value="17" table:formula="of:=[.A20]+1" table:style-name="ce50">
            <text:p>17</text:p>
          </table:table-cell>
          <table:table-cell office:value-type="string" table:style-name="ce27">
            <text:p>06/H222/FI/09</text:p>
          </table:table-cell>
          <table:table-cell office:value-type="string" table:style-name="ce32">
            <text:p>Firenze</text:p>
          </table:table-cell>
          <table:table-cell office:value-type="string" table:style-name="ce33">
            <text:p>Reggello</text:p>
          </table:table-cell>
          <table:table-cell office:value-type="string" table:style-name="ce44">
            <text:p>Vallombrosa - Arboreto</text:p>
          </table:table-cell>
          <table:table-cell office:value-type="string" table:style-name="ce19">
            <text:p>43°43’58,14’’</text:p>
          </table:table-cell>
          <table:table-cell office:value-type="string" table:style-name="ce20">
            <text:p>11°33’22,71’’</text:p>
          </table:table-cell>
          <table:table-cell office:value-type="string" table:style-name="ce27">
            <text:p>954</text:p>
          </table:table-cell>
          <table:table-cell office:value-type="string" table:style-name="ce27">
            <text:p>no</text:p>
          </table:table-cell>
          <table:table-cell office:value-type="string" table:style-name="ce21">
            <text:p><text:span text:style-name="T3">Sequoiadendron giganteum</text:span><text:span text:style-name="T2"><text:s/>(Lindl.) J. Buchholz</text:span></text:p>
          </table:table-cell>
          <table:table-cell office:value-type="string" table:style-name="ce32">
            <text:p>Sequoia gigante<text:s/></text:p>
          </table:table-cell>
          <table:table-cell office:value-type="float" office:value="650" table:style-name="ce25">
            <text:p>650</text:p>
          </table:table-cell>
          <table:table-cell office:value-type="float" office:value="30" table:style-name="ce29">
            <text:p>30,0</text:p>
          </table:table-cell>
          <table:table-cell office:value-type="string" table:style-name="ce52">
            <text:p>a) età e/o dimensioni <text:s text:c="28"/>g) valore storico, culturale, religioso</text:p>
          </table:table-cell>
          <table:table-cell office:value-type="string" table:style-name="ce55">
            <text:p>no</text:p>
          </table:table-cell>
          <table:table-cell table:style-name="ce12"/>
          <table:table-cell table:number-columns-repeated="16368" table:style-name="ce13"/>
        </table:table-row>
        <table:table-row table:style-name="ro5">
          <table:table-cell office:value-type="float" office:value="18" table:formula="of:=[.A21]+1" table:style-name="ce50">
            <text:p>18</text:p>
          </table:table-cell>
          <table:table-cell office:value-type="string" table:style-name="ce27">
            <text:p>07/H222/FI/09</text:p>
          </table:table-cell>
          <table:table-cell office:value-type="string" table:style-name="ce32">
            <text:p>Firenze</text:p>
          </table:table-cell>
          <table:table-cell office:value-type="string" table:style-name="ce33">
            <text:p>Reggello</text:p>
          </table:table-cell>
          <table:table-cell office:value-type="string" table:style-name="ce44">
            <text:p>Vallombrosa - Arboreto</text:p>
          </table:table-cell>
          <table:table-cell office:value-type="string" table:style-name="ce19">
            <text:p>43°43’54,36’’</text:p>
          </table:table-cell>
          <table:table-cell office:value-type="string" table:style-name="ce20">
            <text:p>11°33’18,68’’</text:p>
          </table:table-cell>
          <table:table-cell office:value-type="string" table:style-name="ce28">
            <text:p>970</text:p>
          </table:table-cell>
          <table:table-cell office:value-type="string" table:style-name="ce27">
            <text:p>no</text:p>
          </table:table-cell>
          <table:table-cell office:value-type="string" table:style-name="ce21">
            <text:p><text:span text:style-name="T3">Pinus lambertiana</text:span><text:span text:style-name="T2"><text:s/>Douglas</text:span></text:p>
          </table:table-cell>
          <table:table-cell office:value-type="string" table:style-name="ce32">
            <text:p>Pino di Lambert<text:s/></text:p>
          </table:table-cell>
          <table:table-cell office:value-type="float" office:value="515" table:style-name="ce25">
            <text:p>515</text:p>
          </table:table-cell>
          <table:table-cell office:value-type="float" office:value="40" table:style-name="ce29">
            <text:p>40,0</text:p>
          </table:table-cell>
          <table:table-cell office:value-type="string" table:style-name="ce52">
            <text:p>a) età e/o dimensioni <text:s text:c="26"/>d) rarità botanica <text:s text:c="39"/>g) valore storico, culturale, religioso</text:p>
          </table:table-cell>
          <table:table-cell office:value-type="string" table:style-name="ce55">
            <text:p>no</text:p>
          </table:table-cell>
          <table:table-cell table:style-name="ce12"/>
          <table:table-cell table:number-columns-repeated="16368" table:style-name="ce13"/>
        </table:table-row>
        <table:table-row table:style-name="ro5">
          <table:table-cell office:value-type="float" office:value="19" table:formula="of:=[.A22]+1" table:style-name="ce50">
            <text:p>19</text:p>
          </table:table-cell>
          <table:table-cell office:value-type="string" table:style-name="ce27">
            <text:p>02/M059/FI/09</text:p>
          </table:table-cell>
          <table:table-cell office:value-type="string" table:style-name="ce32">
            <text:p>Firenze</text:p>
          </table:table-cell>
          <table:table-cell office:value-type="string" table:style-name="ce49">
            <text:p>Vinci</text:p>
          </table:table-cell>
          <table:table-cell office:value-type="string" table:style-name="ce44">
            <text:p>Villa Martelli</text:p>
          </table:table-cell>
          <table:table-cell office:value-type="string" table:style-name="ce19">
            <text:p>43°46’57,05’’</text:p>
          </table:table-cell>
          <table:table-cell office:value-type="string" table:style-name="ce20">
            <text:p>10°55’27,53’’</text:p>
          </table:table-cell>
          <table:table-cell office:value-type="float" office:value="73" table:style-name="ce27">
            <text:p>73</text:p>
          </table:table-cell>
          <table:table-cell office:value-type="string" table:style-name="ce27">
            <text:p>si</text:p>
          </table:table-cell>
          <table:table-cell office:value-type="string" table:style-name="ce21">
            <text:p>Insieme omogeneo di<text:s/><text:span text:style-name="T3">Quercus ilex</text:span><text:s/>L.</text:p>
          </table:table-cell>
          <table:table-cell office:value-type="string" table:style-name="ce32">
            <text:p>Leccio</text:p>
          </table:table-cell>
          <table:table-cell office:value-type="string" table:style-name="ce25">
            <text:p><text:s text:c="9"/>200 (med) <text:s text:c="10"/>402 (max)</text:p>
          </table:table-cell>
          <table:table-cell office:value-type="string" table:style-name="ce25">
            <text:p>15,0 (med) 15,0 <text:s/>(max)</text:p>
          </table:table-cell>
          <table:table-cell office:value-type="string" table:style-name="ce52">
            <text:p>a) età e/o dimensioni <text:s text:c="24"/>e) architettura vegetale<text:s text:c="62"/></text:p>
          </table:table-cell>
          <table:table-cell office:value-type="string" table:style-name="ce55">
            <text:p>si</text:p>
          </table:table-cell>
          <table:table-cell table:style-name="ce12"/>
          <table:table-cell table:number-columns-repeated="16368" table:style-name="ce13"/>
        </table:table-row>
        <table:table-row table:style-name="ro5">
          <table:table-cell office:value-type="float" office:value="20" table:formula="of:=[.A23]+1" table:style-name="ce50">
            <text:p>20</text:p>
          </table:table-cell>
          <table:table-cell office:value-type="string" table:style-name="ce27">
            <text:p>03/M059/FI/09</text:p>
          </table:table-cell>
          <table:table-cell office:value-type="string" table:style-name="ce32">
            <text:p>Firenze</text:p>
          </table:table-cell>
          <table:table-cell office:value-type="string" table:style-name="ce49">
            <text:p>Vinci</text:p>
          </table:table-cell>
          <table:table-cell office:value-type="string" table:style-name="ce44">
            <text:p>Villa Martelli</text:p>
          </table:table-cell>
          <table:table-cell office:value-type="string" table:style-name="ce19">
            <text:p>43°46’58,15’’</text:p>
          </table:table-cell>
          <table:table-cell office:value-type="string" table:style-name="ce20">
            <text:p>10°55’27,05’’</text:p>
          </table:table-cell>
          <table:table-cell office:value-type="float" office:value="73" table:style-name="ce27">
            <text:p>73</text:p>
          </table:table-cell>
          <table:table-cell office:value-type="string" table:style-name="ce27">
            <text:p>si</text:p>
          </table:table-cell>
          <table:table-cell office:value-type="string" table:style-name="ce21">
            <text:p><text:span text:style-name="T3">Aesculus hippocastanum</text:span><text:span text:style-name="T2"><text:s/>L.</text:span></text:p>
          </table:table-cell>
          <table:table-cell office:value-type="string" table:style-name="ce32">
            <text:p>Ippocastano</text:p>
          </table:table-cell>
          <table:table-cell office:value-type="float" office:value="350" table:style-name="ce25">
            <text:p>350</text:p>
          </table:table-cell>
          <table:table-cell office:value-type="float" office:value="18" table:style-name="ce29">
            <text:p>18,0</text:p>
          </table:table-cell>
          <table:table-cell office:value-type="string" table:style-name="ce52">
            <text:p>a) età e/o dimensioni <text:s text:c="27"/>e) architettura vegetale<text:s text:c="62"/></text:p>
          </table:table-cell>
          <table:table-cell office:value-type="string" table:style-name="ce55">
            <text:p>si</text:p>
          </table:table-cell>
          <table:table-cell table:style-name="ce12"/>
          <table:table-cell table:number-columns-repeated="16368" table:style-name="ce13"/>
        </table:table-row>
        <table:table-row table:style-name="ro5">
          <table:table-cell office:value-type="float" office:value="21" table:formula="of:=[.A24]+1" table:style-name="ce50">
            <text:p>21</text:p>
          </table:table-cell>
          <table:table-cell office:value-type="string" table:style-name="ce27">
            <text:p>04/M059/FI/09</text:p>
          </table:table-cell>
          <table:table-cell office:value-type="string" table:style-name="ce32">
            <text:p>Firenze</text:p>
          </table:table-cell>
          <table:table-cell office:value-type="string" table:style-name="ce49">
            <text:p>Vinci</text:p>
          </table:table-cell>
          <table:table-cell office:value-type="string" table:style-name="ce44">
            <text:p>Faltognano</text:p>
          </table:table-cell>
          <table:table-cell office:value-type="string" table:style-name="ce19">
            <text:p>43°47’49,28’’</text:p>
          </table:table-cell>
          <table:table-cell office:value-type="string" table:style-name="ce20">
            <text:p>10°57’08,59’’</text:p>
          </table:table-cell>
          <table:table-cell office:value-type="float" office:value="360" table:style-name="ce27">
            <text:p>360</text:p>
          </table:table-cell>
          <table:table-cell office:value-type="string" table:style-name="ce27">
            <text:p>no</text:p>
          </table:table-cell>
          <table:table-cell office:value-type="string" table:style-name="ce21">
            <text:p><text:span text:style-name="T3">Quercus ilex<text:s/></text:span><text:span text:style-name="T2">L.</text:span></text:p>
          </table:table-cell>
          <table:table-cell office:value-type="string" table:style-name="ce32">
            <text:p>Leccio</text:p>
          </table:table-cell>
          <table:table-cell office:value-type="float" office:value="670" table:style-name="ce25">
            <text:p>670</text:p>
          </table:table-cell>
          <table:table-cell office:value-type="float" office:value="18" table:style-name="ce29">
            <text:p>18,0</text:p>
          </table:table-cell>
          <table:table-cell office:value-type="string" table:style-name="ce52">
            <text:p>a) età e/o dimensioni <text:s text:c="27"/>b) forma e portamento</text:p>
          </table:table-cell>
          <table:table-cell office:value-type="string" table:style-name="ce55">
            <text:p>si</text:p>
          </table:table-cell>
          <table:table-cell table:style-name="ce12"/>
          <table:table-cell table:number-columns-repeated="16368" table:style-name="ce14"/>
        </table:table-row>
        <table:table-row table:style-name="ro5">
          <table:table-cell office:value-type="float" office:value="22" table:formula="of:=[.A25]+1" table:style-name="ce50">
            <text:p>22</text:p>
          </table:table-cell>
          <table:table-cell office:value-type="string" table:style-name="ce27">
            <text:p>01/I187/GR/09</text:p>
          </table:table-cell>
          <table:table-cell office:value-type="string" table:style-name="ce32">
            <text:p>Grosseto</text:p>
          </table:table-cell>
          <table:table-cell office:value-type="string" table:style-name="ce49">
            <text:p>Santa Fiora</text:p>
          </table:table-cell>
          <table:table-cell office:value-type="string" table:style-name="ce47">
            <text:p>Case Dondolini -Via Fratelli Cervi</text:p>
          </table:table-cell>
          <table:table-cell office:value-type="string" table:style-name="ce19">
            <text:p>42°50’00,33’’</text:p>
          </table:table-cell>
          <table:table-cell office:value-type="string" table:style-name="ce20">
            <text:p>11°34’55,15’’</text:p>
          </table:table-cell>
          <table:table-cell office:value-type="float" office:value="719" table:style-name="ce27">
            <text:p>719</text:p>
          </table:table-cell>
          <table:table-cell office:value-type="string" table:style-name="ce27">
            <text:p>si</text:p>
          </table:table-cell>
          <table:table-cell office:value-type="string" table:style-name="ce26">
            <text:p><text:span text:style-name="T3">Castanea sativa<text:s/></text:span>Mill.</text:p>
          </table:table-cell>
          <table:table-cell office:value-type="string" table:style-name="ce32">
            <text:p>Castagno</text:p>
          </table:table-cell>
          <table:table-cell office:value-type="float" office:value="620" table:style-name="ce25">
            <text:p>620</text:p>
          </table:table-cell>
          <table:table-cell office:value-type="float" office:value="12.5" table:style-name="ce29">
            <text:p>12,5</text:p>
          </table:table-cell>
          <table:table-cell office:value-type="string" table:style-name="ce53">
            <text:p>a) età e/o dimensioni<text:s/></text:p>
          </table:table-cell>
          <table:table-cell office:value-type="string" table:style-name="ce55">
            <text:p>no</text:p>
          </table:table-cell>
          <table:table-cell table:style-name="ce12"/>
          <table:table-cell table:number-columns-repeated="16368" table:style-name="ce13"/>
        </table:table-row>
        <table:table-row table:style-name="ro5">
          <table:table-cell office:value-type="float" office:value="23" table:formula="of:=[.A26]+1" table:style-name="ce50">
            <text:p>23</text:p>
          </table:table-cell>
          <table:table-cell office:value-type="string" table:style-name="ce27">
            <text:p>01/B648/LU/09</text:p>
          </table:table-cell>
          <table:table-cell office:value-type="string" table:style-name="ce34">
            <text:p>Lucca</text:p>
          </table:table-cell>
          <table:table-cell office:value-type="string" table:style-name="ce49">
            <text:p>Capannori</text:p>
          </table:table-cell>
          <table:table-cell office:value-type="string" table:style-name="ce44">
            <text:p>Gragnano</text:p>
          </table:table-cell>
          <table:table-cell office:value-type="string" table:style-name="ce19">
            <text:p>43°52’05,02’’</text:p>
          </table:table-cell>
          <table:table-cell office:value-type="string" table:style-name="ce20">
            <text:p>10°38’54,04’’</text:p>
          </table:table-cell>
          <table:table-cell office:value-type="float" office:value="110" table:style-name="ce27">
            <text:p>110</text:p>
          </table:table-cell>
          <table:table-cell office:value-type="string" table:style-name="ce27">
            <text:p>no</text:p>
          </table:table-cell>
          <table:table-cell office:value-type="string" table:style-name="ce21">
            <text:p><text:span text:style-name="T3">Quercus pubescens</text:span><text:s/>Willd.</text:p>
          </table:table-cell>
          <table:table-cell office:value-type="string" table:style-name="ce32">
            <text:p>Roverella<text:s/></text:p>
          </table:table-cell>
          <table:table-cell office:value-type="float" office:value="400" table:style-name="ce25">
            <text:p>400</text:p>
          </table:table-cell>
          <table:table-cell office:value-type="float" office:value="15" table:style-name="ce29">
            <text:p>15,0</text:p>
          </table:table-cell>
          <table:table-cell office:value-type="string" table:style-name="ce52">
            <text:p>a) età e/o dimensioni <text:s text:c="26"/>b) forma e portamento</text:p>
          </table:table-cell>
          <table:table-cell office:value-type="string" table:style-name="ce55">
            <text:p>si</text:p>
          </table:table-cell>
          <table:table-cell table:style-name="ce12"/>
          <table:table-cell table:number-columns-repeated="16368" table:style-name="ce13"/>
        </table:table-row>
        <table:table-row table:style-name="ro5">
          <table:table-cell office:value-type="float" office:value="24" table:formula="of:=[.A27]+1" table:style-name="ce50">
            <text:p>24</text:p>
          </table:table-cell>
          <table:table-cell office:value-type="string" table:style-name="ce27">
            <text:p>02/B648/LU/09</text:p>
          </table:table-cell>
          <table:table-cell office:value-type="string" table:style-name="ce34">
            <text:p>Lucca</text:p>
          </table:table-cell>
          <table:table-cell office:value-type="string" table:style-name="ce49">
            <text:p>Capannori</text:p>
          </table:table-cell>
          <table:table-cell office:value-type="string" table:style-name="ce44">
            <text:p>Vorno</text:p>
          </table:table-cell>
          <table:table-cell office:value-type="string" table:style-name="ce19">
            <text:p>43°47’55,56’’</text:p>
          </table:table-cell>
          <table:table-cell office:value-type="string" table:style-name="ce20">
            <text:p>10°30’26,81’’</text:p>
          </table:table-cell>
          <table:table-cell office:value-type="float" office:value="45" table:style-name="ce27">
            <text:p>45</text:p>
          </table:table-cell>
          <table:table-cell office:value-type="string" table:style-name="ce27">
            <text:p>si</text:p>
          </table:table-cell>
          <table:table-cell office:value-type="string" table:style-name="ce26">
            <text:p>Platanus orientalis L.</text:p>
          </table:table-cell>
          <table:table-cell office:value-type="string" table:style-name="ce32">
            <text:p>Platano orientale</text:p>
          </table:table-cell>
          <table:table-cell office:value-type="float" office:value="515" table:style-name="ce25">
            <text:p>515</text:p>
          </table:table-cell>
          <table:table-cell office:value-type="float" office:value="25" table:style-name="ce29">
            <text:p>25,0</text:p>
          </table:table-cell>
          <table:table-cell office:value-type="string" table:style-name="ce53">
            <text:p>a) età e/o dimensioni<text:s/></text:p>
          </table:table-cell>
          <table:table-cell office:value-type="string" table:style-name="ce55">
            <text:p>si</text:p>
          </table:table-cell>
          <table:table-cell table:style-name="ce12"/>
          <table:table-cell table:number-columns-repeated="16368" table:style-name="ce13"/>
        </table:table-row>
        <table:table-row table:style-name="ro5">
          <table:table-cell office:value-type="float" office:value="25" table:formula="of:=[.A28]+1" table:style-name="ce50">
            <text:p>25</text:p>
          </table:table-cell>
          <table:table-cell office:value-type="string" table:style-name="ce27">
            <text:p>03/B648/LU/09</text:p>
          </table:table-cell>
          <table:table-cell office:value-type="string" table:style-name="ce34">
            <text:p>Lucca</text:p>
          </table:table-cell>
          <table:table-cell office:value-type="string" table:style-name="ce49">
            <text:p>Capannori</text:p>
          </table:table-cell>
          <table:table-cell office:value-type="string" table:style-name="ce44">
            <text:p>San Gennaro</text:p>
          </table:table-cell>
          <table:table-cell office:value-type="string" table:style-name="ce19">
            <text:p>43°54’02,14’’</text:p>
          </table:table-cell>
          <table:table-cell office:value-type="string" table:style-name="ce20">
            <text:p>10°38’20,23’’</text:p>
          </table:table-cell>
          <table:table-cell office:value-type="string" table:style-name="ce27">
            <text:p>264</text:p>
          </table:table-cell>
          <table:table-cell office:value-type="string" table:style-name="ce27">
            <text:p>si</text:p>
          </table:table-cell>
          <table:table-cell office:value-type="string" table:style-name="ce21">
            <text:p><text:span text:style-name="T3">Quercus ilex</text:span><text:span text:style-name="T2"><text:s/>L.</text:span></text:p>
          </table:table-cell>
          <table:table-cell office:value-type="string" table:style-name="ce32">
            <text:p>Leccio</text:p>
          </table:table-cell>
          <table:table-cell office:value-type="float" office:value="515" table:style-name="ce25">
            <text:p>515</text:p>
          </table:table-cell>
          <table:table-cell office:value-type="float" office:value="18" table:style-name="ce29">
            <text:p>18,0</text:p>
          </table:table-cell>
          <table:table-cell office:value-type="string" table:style-name="ce53">
            <text:p>a) età e/o dimensioni<text:s/></text:p>
          </table:table-cell>
          <table:table-cell office:value-type="string" table:style-name="ce55">
            <text:p>si</text:p>
          </table:table-cell>
          <table:table-cell table:style-name="ce12"/>
          <table:table-cell table:number-columns-repeated="16368" table:style-name="ce13"/>
        </table:table-row>
        <table:table-row table:style-name="ro5">
          <table:table-cell office:value-type="float" office:value="26" table:formula="of:=[.A29]+1" table:style-name="ce50">
            <text:p>26</text:p>
          </table:table-cell>
          <table:table-cell office:value-type="string" table:style-name="ce27">
            <text:p>01/L833/LU/09</text:p>
          </table:table-cell>
          <table:table-cell office:value-type="string" table:style-name="ce34">
            <text:p>Lucca</text:p>
          </table:table-cell>
          <table:table-cell office:value-type="string" table:style-name="ce49">
            <text:p>Viareggio</text:p>
          </table:table-cell>
          <table:table-cell office:value-type="string" table:style-name="ce44">
            <text:p>Torre del Lago</text:p>
          </table:table-cell>
          <table:table-cell office:value-type="string" table:style-name="ce19">
            <text:p>43°50’35,24’’</text:p>
          </table:table-cell>
          <table:table-cell office:value-type="string" table:style-name="ce20">
            <text:p>10°16’00,40’’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no</text:p>
          </table:table-cell>
          <table:table-cell office:value-type="string" table:style-name="ce21">
            <text:p><text:span text:style-name="T3">Quercus ilex</text:span><text:span text:style-name="T2"><text:s/>L.</text:span></text:p>
          </table:table-cell>
          <table:table-cell office:value-type="string" table:style-name="ce32">
            <text:p>Leccio</text:p>
          </table:table-cell>
          <table:table-cell office:value-type="float" office:value="480" table:style-name="ce25">
            <text:p>480</text:p>
          </table:table-cell>
          <table:table-cell office:value-type="float" office:value="15" table:style-name="ce29">
            <text:p>15,0</text:p>
          </table:table-cell>
          <table:table-cell office:value-type="string" table:style-name="ce53">
            <text:p>a) età e/o dimensioni<text:s/></text:p>
          </table:table-cell>
          <table:table-cell office:value-type="string" table:style-name="ce55">
            <text:p>no</text:p>
          </table:table-cell>
          <table:table-cell table:style-name="ce12"/>
          <table:table-cell table:number-columns-repeated="16368" table:style-name="ce13"/>
        </table:table-row>
        <table:table-row table:style-name="ro5">
          <table:table-cell office:value-type="float" office:value="27" table:formula="of:=[.A30]+1" table:style-name="ce50">
            <text:p>27</text:p>
          </table:table-cell>
          <table:table-cell office:value-type="string" table:style-name="ce27">
            <text:p>01/B647/PI/09</text:p>
          </table:table-cell>
          <table:table-cell office:value-type="string" table:style-name="ce34">
            <text:p>Pisa</text:p>
          </table:table-cell>
          <table:table-cell office:value-type="string" table:style-name="ce49">
            <text:p>Capannoli</text:p>
          </table:table-cell>
          <table:table-cell office:value-type="string" table:style-name="ce40">
            <text:p>Villa Baciocchi - Piazza San Bartolomeo</text:p>
          </table:table-cell>
          <table:table-cell office:value-type="string" table:style-name="ce36">
            <text:p>43°34'54,87''</text:p>
          </table:table-cell>
          <table:table-cell office:value-type="string" table:style-name="ce36">
            <text:p>10°40'48,25''</text:p>
          </table:table-cell>
          <table:table-cell office:value-type="float" office:value="65" table:style-name="ce27">
            <text:p>65</text:p>
          </table:table-cell>
          <table:table-cell office:value-type="string" table:style-name="ce27">
            <text:p>si</text:p>
          </table:table-cell>
          <table:table-cell office:value-type="string" table:style-name="ce21">
            <text:p><text:span text:style-name="T3">Thuja occidentalis</text:span><text:span text:style-name="T2"><text:s/>L.</text:span></text:p>
          </table:table-cell>
          <table:table-cell office:value-type="string" table:style-name="ce32">
            <text:p>Tuia occidentale</text:p>
          </table:table-cell>
          <table:table-cell office:value-type="string" table:style-name="ce23">
            <text:p>n. 8 fusti <text:s text:c="15"/>150 (max) <text:s text:c="14"/>70 (min)<text:s/></text:p>
          </table:table-cell>
          <table:table-cell office:value-type="float" office:value="20" table:style-name="ce29">
            <text:p>20,0</text:p>
          </table:table-cell>
          <table:table-cell office:value-type="string" table:style-name="ce52">
            <text:p>a) età e/o dimensioni <text:s text:c="25"/>b) forma e portamento<text:s text:c="32"/></text:p>
          </table:table-cell>
          <table:table-cell office:value-type="string" table:style-name="ce55">
            <text:p>si</text:p>
          </table:table-cell>
          <table:table-cell table:style-name="ce17"/>
          <table:table-cell table:number-columns-repeated="16368" table:style-name="ce2"/>
        </table:table-row>
        <table:table-row table:style-name="ro5">
          <table:table-cell office:value-type="float" office:value="28" table:formula="of:=[.A31]+1" table:style-name="ce50">
            <text:p>28</text:p>
          </table:table-cell>
          <table:table-cell office:value-type="string" table:style-name="ce27">
            <text:p>05/F572/P0/09</text:p>
          </table:table-cell>
          <table:table-cell office:value-type="string" table:style-name="ce34">
            <text:p>Prato<text:s/></text:p>
          </table:table-cell>
          <table:table-cell office:value-type="string" table:style-name="ce33">
            <text:p>Montemurlo</text:p>
          </table:table-cell>
          <table:table-cell office:value-type="string" table:style-name="ce41">
            <text:p>Cicignano</text:p>
          </table:table-cell>
          <table:table-cell office:value-type="string" table:style-name="ce19">
            <text:p>43°56'39,40”</text:p>
          </table:table-cell>
          <table:table-cell office:value-type="string" table:style-name="ce25">
            <text:p>11°02'39,90”</text:p>
          </table:table-cell>
          <table:table-cell office:value-type="float" office:value="320" table:style-name="ce27">
            <text:p>320</text:p>
          </table:table-cell>
          <table:table-cell office:value-type="string" table:style-name="ce27">
            <text:p>no</text:p>
          </table:table-cell>
          <table:table-cell office:value-type="string" table:style-name="ce21">
            <text:p><text:span text:style-name="T3">Morus alba<text:s/></text:span><text:span text:style-name="T2">L.</text:span></text:p>
          </table:table-cell>
          <table:table-cell office:value-type="string" table:style-name="ce32">
            <text:p>Gelso<text:s/></text:p>
          </table:table-cell>
          <table:table-cell office:value-type="float" office:value="310" table:style-name="ce25">
            <text:p>310</text:p>
          </table:table-cell>
          <table:table-cell office:value-type="float" office:value="10" table:style-name="ce29">
            <text:p>10,0</text:p>
          </table:table-cell>
          <table:table-cell office:value-type="string" table:style-name="ce52">
            <text:p>a) età e/o dimensioni</text:p>
          </table:table-cell>
          <table:table-cell office:value-type="string" table:style-name="ce56">
            <text:p>no</text:p>
          </table:table-cell>
          <table:table-cell table:style-name="ce15"/>
          <table:table-cell table:number-columns-repeated="239" table:style-name="ce1"/>
          <table:table-cell table:number-columns-repeated="16129"/>
        </table:table-row>
        <table:table-row table:style-name="ro5">
          <table:table-cell office:value-type="float" office:value="29" table:formula="of:=[.A32]+1" table:style-name="ce50">
            <text:p>29</text:p>
          </table:table-cell>
          <table:table-cell office:value-type="string" table:style-name="ce27">
            <text:p>06/F572/P0/09</text:p>
          </table:table-cell>
          <table:table-cell office:value-type="string" table:style-name="ce34">
            <text:p>Prato<text:s/></text:p>
          </table:table-cell>
          <table:table-cell office:value-type="string" table:style-name="ce33">
            <text:p>Montemurlo</text:p>
          </table:table-cell>
          <table:table-cell office:value-type="string" table:style-name="ce41">
            <text:p>Pian di Scarlino</text:p>
          </table:table-cell>
          <table:table-cell office:value-type="string" table:style-name="ce19">
            <text:p>43°56'37,86”</text:p>
          </table:table-cell>
          <table:table-cell office:value-type="string" table:style-name="ce19">
            <text:p>11°03'24,28”</text:p>
          </table:table-cell>
          <table:table-cell office:value-type="float" office:value="410" table:style-name="ce27">
            <text:p>410</text:p>
          </table:table-cell>
          <table:table-cell office:value-type="string" table:style-name="ce27">
            <text:p>no</text:p>
          </table:table-cell>
          <table:table-cell office:value-type="string" table:style-name="ce21">
            <text:p><text:span text:style-name="T3">Cupressus sempervirens<text:s/></text:span><text:span text:style-name="T2">L.</text:span></text:p>
          </table:table-cell>
          <table:table-cell office:value-type="string" table:style-name="ce32">
            <text:p>Cipresso comune</text:p>
          </table:table-cell>
          <table:table-cell office:value-type="float" office:value="310" table:style-name="ce25">
            <text:p>310</text:p>
          </table:table-cell>
          <table:table-cell office:value-type="float" office:value="15" table:style-name="ce29">
            <text:p>15,0</text:p>
          </table:table-cell>
          <table:table-cell office:value-type="string" table:style-name="ce52">
            <text:p>a) età e/o dimensioni</text:p>
          </table:table-cell>
          <table:table-cell office:value-type="string" table:style-name="ce56">
            <text:p>no</text:p>
          </table:table-cell>
          <table:table-cell table:style-name="ce15"/>
          <table:table-cell table:number-columns-repeated="239" table:style-name="ce1"/>
          <table:table-cell table:number-columns-repeated="16129"/>
        </table:table-row>
        <table:table-row table:style-name="ro5">
          <table:table-cell office:value-type="float" office:value="30" table:formula="of:=[.A33]+1" table:style-name="ce50">
            <text:p>30</text:p>
          </table:table-cell>
          <table:table-cell office:value-type="string" table:style-name="ce27">
            <text:p>08/F572/P0/09</text:p>
          </table:table-cell>
          <table:table-cell office:value-type="string" table:style-name="ce34">
            <text:p>Prato<text:s/></text:p>
          </table:table-cell>
          <table:table-cell office:value-type="string" table:style-name="ce33">
            <text:p>Montemurlo</text:p>
          </table:table-cell>
          <table:table-cell office:value-type="string" table:style-name="ce40">
            <text:p>Podere Sassonero - Bagnolo</text:p>
          </table:table-cell>
          <table:table-cell office:value-type="string" table:style-name="ce19">
            <text:p>43°57'06,05''</text:p>
          </table:table-cell>
          <table:table-cell office:value-type="string" table:style-name="ce19">
            <text:p>11°03'50,11''</text:p>
          </table:table-cell>
          <table:table-cell office:value-type="float" office:value="453" table:style-name="ce27">
            <text:p>453</text:p>
          </table:table-cell>
          <table:table-cell office:value-type="string" table:style-name="ce27">
            <text:p>no</text:p>
          </table:table-cell>
          <table:table-cell office:value-type="string" table:style-name="ce21">
            <text:p><text:span text:style-name="T3">Quercus pubescens</text:span><text:span text:style-name="T2"><text:s/>L.</text:span></text:p>
          </table:table-cell>
          <table:table-cell office:value-type="string" table:style-name="ce32">
            <text:p>Roverella</text:p>
          </table:table-cell>
          <table:table-cell office:value-type="float" office:value="415" table:style-name="ce25">
            <text:p>415</text:p>
          </table:table-cell>
          <table:table-cell office:value-type="float" office:value="25" table:style-name="ce29">
            <text:p>25,0</text:p>
          </table:table-cell>
          <table:table-cell office:value-type="string" table:style-name="ce52">
            <text:p>a) età e/o dimensioni</text:p>
          </table:table-cell>
          <table:table-cell office:value-type="string" table:style-name="ce56">
            <text:p>no</text:p>
          </table:table-cell>
          <table:table-cell table:style-name="ce15"/>
          <table:table-cell table:number-columns-repeated="239" table:style-name="ce1"/>
          <table:table-cell table:number-columns-repeated="16129"/>
        </table:table-row>
        <table:table-row table:style-name="ro5">
          <table:table-cell office:value-type="float" office:value="31" table:formula="of:=[.A34]+1" table:style-name="ce50">
            <text:p>31</text:p>
          </table:table-cell>
          <table:table-cell office:value-type="string" table:style-name="ce27">
            <text:p>09/F572/P0/09</text:p>
          </table:table-cell>
          <table:table-cell office:value-type="string" table:style-name="ce34">
            <text:p>Prato<text:s/></text:p>
          </table:table-cell>
          <table:table-cell office:value-type="string" table:style-name="ce33">
            <text:p>Montemurlo</text:p>
          </table:table-cell>
          <table:table-cell office:value-type="string" table:style-name="ce40">
            <text:p>Fattoria di Javello - Castagnetino</text:p>
          </table:table-cell>
          <table:table-cell office:value-type="string" table:style-name="ce19">
            <text:p><text:s/>43°57'24,61''<text:s/></text:p>
          </table:table-cell>
          <table:table-cell office:value-type="string" table:style-name="ce19">
            <text:p>11°04'21,54''</text:p>
          </table:table-cell>
          <table:table-cell office:value-type="float" office:value="487" table:style-name="ce27">
            <text:p>487</text:p>
          </table:table-cell>
          <table:table-cell office:value-type="string" table:style-name="ce27">
            <text:p>no</text:p>
          </table:table-cell>
          <table:table-cell office:value-type="string" table:style-name="ce26">
            <text:p><text:span text:style-name="T3">Castanea sativa<text:s/></text:span>Mill.</text:p>
          </table:table-cell>
          <table:table-cell office:value-type="string" table:style-name="ce32">
            <text:p>Castagno</text:p>
          </table:table-cell>
          <table:table-cell office:value-type="float" office:value="570" table:style-name="ce25">
            <text:p>570</text:p>
          </table:table-cell>
          <table:table-cell office:value-type="float" office:value="7" table:style-name="ce29">
            <text:p>7,0</text:p>
          </table:table-cell>
          <table:table-cell office:value-type="string" table:style-name="ce52">
            <text:p>a) età e/o dimensioni</text:p>
          </table:table-cell>
          <table:table-cell office:value-type="string" table:style-name="ce56">
            <text:p>no</text:p>
          </table:table-cell>
          <table:table-cell table:style-name="ce15"/>
          <table:table-cell table:number-columns-repeated="239" table:style-name="ce1"/>
          <table:table-cell table:number-columns-repeated="16129"/>
        </table:table-row>
        <table:table-row table:style-name="ro5">
          <table:table-cell office:value-type="float" office:value="32" table:formula="of:=[.A35]+1" table:style-name="ce50">
            <text:p>32</text:p>
          </table:table-cell>
          <table:table-cell office:value-type="string" table:style-name="ce27">
            <text:p>10/F572/P0/09</text:p>
          </table:table-cell>
          <table:table-cell office:value-type="string" table:style-name="ce34">
            <text:p>Prato<text:s/></text:p>
          </table:table-cell>
          <table:table-cell office:value-type="string" table:style-name="ce33">
            <text:p>Montemurlo</text:p>
          </table:table-cell>
          <table:table-cell office:value-type="string" table:style-name="ce41">
            <text:p>Terenzana</text:p>
          </table:table-cell>
          <table:table-cell office:value-type="string" table:style-name="ce19">
            <text:p>43°57'05,00''</text:p>
          </table:table-cell>
          <table:table-cell office:value-type="string" table:style-name="ce19">
            <text:p>11°02'47,80''</text:p>
          </table:table-cell>
          <table:table-cell office:value-type="float" office:value="330" table:style-name="ce27">
            <text:p>330</text:p>
          </table:table-cell>
          <table:table-cell office:value-type="string" table:style-name="ce27">
            <text:p>no</text:p>
          </table:table-cell>
          <table:table-cell office:value-type="string" table:style-name="ce21">
            <text:p><text:span text:style-name="T3">Quercus suber<text:s/></text:span><text:span text:style-name="T2">L.</text:span></text:p>
          </table:table-cell>
          <table:table-cell office:value-type="string" table:style-name="ce32">
            <text:p>Sughera</text:p>
          </table:table-cell>
          <table:table-cell office:value-type="float" office:value="223" table:style-name="ce25">
            <text:p>223</text:p>
          </table:table-cell>
          <table:table-cell office:value-type="float" office:value="12" table:style-name="ce29">
            <text:p>12,0</text:p>
          </table:table-cell>
          <table:table-cell office:value-type="string" table:style-name="ce52">
            <text:p>d) rarità botanica<text:s/></text:p>
          </table:table-cell>
          <table:table-cell office:value-type="string" table:style-name="ce56">
            <text:p>no</text:p>
          </table:table-cell>
          <table:table-cell table:style-name="ce15"/>
          <table:table-cell table:number-columns-repeated="239" table:style-name="ce1"/>
          <table:table-cell table:number-columns-repeated="16129"/>
        </table:table-row>
        <table:table-row table:style-name="ro5">
          <table:table-cell office:value-type="float" office:value="33" table:formula="of:=[.A36]+1" table:style-name="ce50">
            <text:p>33</text:p>
          </table:table-cell>
          <table:table-cell office:value-type="string" table:style-name="ce27">
            <text:p>12/F572/P0/09</text:p>
          </table:table-cell>
          <table:table-cell office:value-type="string" table:style-name="ce34">
            <text:p>Prato<text:s/></text:p>
          </table:table-cell>
          <table:table-cell office:value-type="string" table:style-name="ce33">
            <text:p>Montemurlo</text:p>
          </table:table-cell>
          <table:table-cell office:value-type="string" table:style-name="ce41">
            <text:p>Poggiaccio</text:p>
          </table:table-cell>
          <table:table-cell office:value-type="string" table:style-name="ce19">
            <text:p><text:s/>43°56'48,58''</text:p>
          </table:table-cell>
          <table:table-cell office:value-type="string" table:style-name="ce19">
            <text:p>11°04'16,92''</text:p>
          </table:table-cell>
          <table:table-cell office:value-type="float" office:value="376" table:style-name="ce27">
            <text:p>376</text:p>
          </table:table-cell>
          <table:table-cell office:value-type="string" table:style-name="ce27">
            <text:p>no</text:p>
          </table:table-cell>
          <table:table-cell office:value-type="string" table:style-name="ce21">
            <text:p><text:span text:style-name="T3">Quercus pubescens</text:span><text:span text:style-name="T2"><text:s/>L.</text:span></text:p>
          </table:table-cell>
          <table:table-cell office:value-type="string" table:style-name="ce32">
            <text:p>Roverella</text:p>
          </table:table-cell>
          <table:table-cell office:value-type="float" office:value="410" table:style-name="ce25">
            <text:p>410</text:p>
          </table:table-cell>
          <table:table-cell office:value-type="float" office:value="20" table:style-name="ce29">
            <text:p>20,0</text:p>
          </table:table-cell>
          <table:table-cell office:value-type="string" table:style-name="ce52">
            <text:p>a) età e/o dimensioni</text:p>
          </table:table-cell>
          <table:table-cell office:value-type="string" table:style-name="ce56">
            <text:p>no</text:p>
          </table:table-cell>
          <table:table-cell table:style-name="ce15"/>
          <table:table-cell table:number-columns-repeated="239" table:style-name="ce1"/>
          <table:table-cell table:number-columns-repeated="16129"/>
        </table:table-row>
        <table:table-row table:style-name="ro5">
          <table:table-cell office:value-type="float" office:value="34" table:formula="of:=[.A37]+1" table:style-name="ce50">
            <text:p>34</text:p>
          </table:table-cell>
          <table:table-cell office:value-type="string" table:style-name="ce27">
            <text:p>13/F572/P0/09</text:p>
          </table:table-cell>
          <table:table-cell office:value-type="string" table:style-name="ce34">
            <text:p>Prato<text:s/></text:p>
          </table:table-cell>
          <table:table-cell office:value-type="string" table:style-name="ce33">
            <text:p>Montemurlo</text:p>
          </table:table-cell>
          <table:table-cell office:value-type="string" table:style-name="ce40">
            <text:p>La Rocca</text:p>
          </table:table-cell>
          <table:table-cell office:value-type="string" table:style-name="ce25">
            <text:p>43°55'42,60''</text:p>
          </table:table-cell>
          <table:table-cell office:value-type="string" table:style-name="ce25">
            <text:p>11°02'40,70''</text:p>
          </table:table-cell>
          <table:table-cell office:value-type="float" office:value="183" table:style-name="ce27">
            <text:p>183</text:p>
          </table:table-cell>
          <table:table-cell office:value-type="string" table:style-name="ce27">
            <text:p>no</text:p>
          </table:table-cell>
          <table:table-cell office:value-type="string" table:style-name="ce21">
            <text:p><text:span text:style-name="T3">Cedrus atlantica</text:span><text:s/>(Endl.) Carrière var.<text:s/><text:span text:style-name="T3">glauca</text:span></text:p>
          </table:table-cell>
          <table:table-cell office:value-type="string" table:style-name="ce32">
            <text:p>Cedro azzurro dell'Atlante</text:p>
          </table:table-cell>
          <table:table-cell office:value-type="float" office:value="405" table:style-name="ce25">
            <text:p>405</text:p>
          </table:table-cell>
          <table:table-cell office:value-type="float" office:value="20" table:style-name="ce29">
            <text:p>20,0</text:p>
          </table:table-cell>
          <table:table-cell office:value-type="string" table:style-name="ce52">
            <text:p>a) età e/o dimensioni <text:s text:c="26"/>e) architettura vegetale<text:s text:c="62"/></text:p>
          </table:table-cell>
          <table:table-cell office:value-type="string" table:style-name="ce56">
            <text:p>no</text:p>
          </table:table-cell>
          <table:table-cell table:style-name="ce15"/>
          <table:table-cell table:number-columns-repeated="239" table:style-name="ce1"/>
          <table:table-cell table:number-columns-repeated="16129"/>
        </table:table-row>
        <table:table-row table:style-name="ro5">
          <table:table-cell office:value-type="float" office:value="35" table:formula="of:=[.A38]+1" table:style-name="ce50">
            <text:p>35</text:p>
          </table:table-cell>
          <table:table-cell office:value-type="string" table:style-name="ce27">
            <text:p>14/F572/P0/09</text:p>
          </table:table-cell>
          <table:table-cell office:value-type="string" table:style-name="ce34">
            <text:p>Prato<text:s/></text:p>
          </table:table-cell>
          <table:table-cell office:value-type="string" table:style-name="ce33">
            <text:p>Montemurlo</text:p>
          </table:table-cell>
          <table:table-cell office:value-type="string" table:style-name="ce40">
            <text:p>La Rocca</text:p>
          </table:table-cell>
          <table:table-cell office:value-type="string" table:style-name="ce19">
            <text:p>43°55'42,70''</text:p>
          </table:table-cell>
          <table:table-cell office:value-type="string" table:style-name="ce19">
            <text:p>11°02'41,50''</text:p>
          </table:table-cell>
          <table:table-cell office:value-type="float" office:value="191" table:style-name="ce27">
            <text:p>191</text:p>
          </table:table-cell>
          <table:table-cell office:value-type="string" table:style-name="ce27">
            <text:p>no</text:p>
          </table:table-cell>
          <table:table-cell office:value-type="string" table:style-name="ce21">
            <text:p><text:span text:style-name="T3">Cupressus sempervirens<text:s/></text:span><text:span text:style-name="T2">L.</text:span></text:p>
          </table:table-cell>
          <table:table-cell office:value-type="string" table:style-name="ce32">
            <text:p>Cipresso comune</text:p>
          </table:table-cell>
          <table:table-cell office:value-type="float" office:value="335" table:style-name="ce25">
            <text:p>335</text:p>
          </table:table-cell>
          <table:table-cell office:value-type="float" office:value="25" table:style-name="ce29">
            <text:p>25,0</text:p>
          </table:table-cell>
          <table:table-cell office:value-type="string" table:style-name="ce52">
            <text:p>a) età e/o dimensioni <text:s text:c="28"/>b) forma e portamento <text:s text:c="25"/>e) architettura vegetale<text:s text:c="62"/></text:p>
          </table:table-cell>
          <table:table-cell office:value-type="string" table:style-name="ce56">
            <text:p>no</text:p>
          </table:table-cell>
          <table:table-cell table:style-name="ce15"/>
          <table:table-cell table:number-columns-repeated="239" table:style-name="ce1"/>
          <table:table-cell table:number-columns-repeated="16129"/>
        </table:table-row>
        <table:table-row table:style-name="ro5">
          <table:table-cell office:value-type="float" office:value="36" table:formula="of:=[.A39]+1" table:style-name="ce50">
            <text:p>36</text:p>
          </table:table-cell>
          <table:table-cell office:value-type="string" table:style-name="ce27">
            <text:p>16/F572/P0/09</text:p>
          </table:table-cell>
          <table:table-cell office:value-type="string" table:style-name="ce34">
            <text:p>Prato<text:s/></text:p>
          </table:table-cell>
          <table:table-cell office:value-type="string" table:style-name="ce33">
            <text:p>Montemurlo</text:p>
          </table:table-cell>
          <table:table-cell office:value-type="string" table:style-name="ce41">
            <text:p>Javello</text:p>
          </table:table-cell>
          <table:table-cell office:value-type="string" table:style-name="ce19">
            <text:p>43°58’31,80''</text:p>
          </table:table-cell>
          <table:table-cell office:value-type="string" table:style-name="ce19">
            <text:p>11°04'40,70''</text:p>
          </table:table-cell>
          <table:table-cell office:value-type="float" office:value="956" table:style-name="ce27">
            <text:p>956</text:p>
          </table:table-cell>
          <table:table-cell office:value-type="string" table:style-name="ce27">
            <text:p>no</text:p>
          </table:table-cell>
          <table:table-cell office:value-type="string" table:style-name="ce21">
            <text:p><text:span text:style-name="T3">Fagus sylvatica</text:span><text:span text:style-name="T2"><text:s/>L.</text:span></text:p>
          </table:table-cell>
          <table:table-cell office:value-type="string" table:style-name="ce32">
            <text:p>Faggio</text:p>
          </table:table-cell>
          <table:table-cell office:value-type="float" office:value="298" table:style-name="ce25">
            <text:p>298</text:p>
          </table:table-cell>
          <table:table-cell office:value-type="float" office:value="20" table:style-name="ce29">
            <text:p>20,0</text:p>
          </table:table-cell>
          <table:table-cell office:value-type="string" table:style-name="ce53">
            <text:p>g) valore storico, culturale, religioso</text:p>
          </table:table-cell>
          <table:table-cell office:value-type="string" table:style-name="ce56">
            <text:p>no</text:p>
          </table:table-cell>
          <table:table-cell table:style-name="ce15"/>
          <table:table-cell table:number-columns-repeated="239" table:style-name="ce1"/>
          <table:table-cell table:number-columns-repeated="16129"/>
        </table:table-row>
        <table:table-row table:style-name="ro5">
          <table:table-cell office:value-type="float" office:value="37" table:formula="of:=[.A40]+1" table:style-name="ce50">
            <text:p>37</text:p>
          </table:table-cell>
          <table:table-cell office:value-type="string" table:style-name="ce27">
            <text:p>18/F572/P0/09</text:p>
          </table:table-cell>
          <table:table-cell office:value-type="string" table:style-name="ce34">
            <text:p>Prato<text:s/></text:p>
          </table:table-cell>
          <table:table-cell office:value-type="string" table:style-name="ce33">
            <text:p>Montemurlo</text:p>
          </table:table-cell>
          <table:table-cell office:value-type="string" table:style-name="ce41">
            <text:p>Villa del Barone</text:p>
          </table:table-cell>
          <table:table-cell office:value-type="string" table:style-name="ce19">
            <text:p>43°56’03,80''</text:p>
          </table:table-cell>
          <table:table-cell office:value-type="string" table:style-name="ce19">
            <text:p>11°04'06,80''</text:p>
          </table:table-cell>
          <table:table-cell office:value-type="float" office:value="197" table:style-name="ce27">
            <text:p>197</text:p>
          </table:table-cell>
          <table:table-cell office:value-type="string" table:style-name="ce27">
            <text:p>no</text:p>
          </table:table-cell>
          <table:table-cell office:value-type="string" table:style-name="ce21">
            <text:p><text:span text:style-name="T3">Platanus acerifolia</text:span><text:s/>(Aiton) Willd.</text:p>
          </table:table-cell>
          <table:table-cell office:value-type="string" table:style-name="ce32">
            <text:p>Platano comune</text:p>
          </table:table-cell>
          <table:table-cell office:value-type="float" office:value="495" table:style-name="ce25">
            <text:p>495</text:p>
          </table:table-cell>
          <table:table-cell office:value-type="float" office:value="30" table:style-name="ce29">
            <text:p>30,0</text:p>
          </table:table-cell>
          <table:table-cell office:value-type="string" table:style-name="ce52">
            <text:p>a) età e/o dimensioni <text:s text:c="26"/>g) valore storico, culturale, religioso</text:p>
          </table:table-cell>
          <table:table-cell office:value-type="string" table:style-name="ce56">
            <text:p>no</text:p>
          </table:table-cell>
          <table:table-cell table:style-name="ce15"/>
          <table:table-cell table:number-columns-repeated="16368" table:style-name="ce2"/>
        </table:table-row>
        <table:table-row table:style-name="ro5">
          <table:table-cell office:value-type="float" office:value="38" table:formula="of:=[.A41]+1" table:style-name="ce50">
            <text:p>38</text:p>
          </table:table-cell>
          <table:table-cell office:value-type="string" table:style-name="ce27">
            <text:p>21/F572/P0/09</text:p>
          </table:table-cell>
          <table:table-cell office:value-type="string" table:style-name="ce34">
            <text:p>Prato<text:s/></text:p>
          </table:table-cell>
          <table:table-cell office:value-type="string" table:style-name="ce33">
            <text:p>Montemurlo</text:p>
          </table:table-cell>
          <table:table-cell office:value-type="string" table:style-name="ce41">
            <text:p>Villa del Barone</text:p>
          </table:table-cell>
          <table:table-cell office:value-type="string" table:style-name="ce19">
            <text:p>43°55’42,90''<text:s/></text:p>
          </table:table-cell>
          <table:table-cell office:value-type="string" table:style-name="ce19">
            <text:p>11°02'39,70''</text:p>
          </table:table-cell>
          <table:table-cell office:value-type="float" office:value="183" table:style-name="ce27">
            <text:p>183</text:p>
          </table:table-cell>
          <table:table-cell office:value-type="string" table:style-name="ce27">
            <text:p>no</text:p>
          </table:table-cell>
          <table:table-cell office:value-type="string" table:style-name="ce21">
            <text:p><text:span text:style-name="T3">Cedrus atlantica</text:span><text:s/>(Endl.) Carrière var.<text:s/><text:span text:style-name="T3">glauca</text:span></text:p>
          </table:table-cell>
          <table:table-cell office:value-type="string" table:style-name="ce32">
            <text:p>Cedro azzurro dell'Atlante</text:p>
          </table:table-cell>
          <table:table-cell office:value-type="float" office:value="404" table:style-name="ce25">
            <text:p>404</text:p>
          </table:table-cell>
          <table:table-cell office:value-type="float" office:value="20" table:style-name="ce29">
            <text:p>20,0</text:p>
          </table:table-cell>
          <table:table-cell office:value-type="string" table:style-name="ce52">
            <text:p>a) età e/o dimensioni <text:s text:c="27"/>e) architettura vegetale <text:s text:c="28"/>f) pregio paesaggistico<text:s text:c="57"/></text:p>
          </table:table-cell>
          <table:table-cell office:value-type="string" table:style-name="ce56">
            <text:p>no</text:p>
          </table:table-cell>
          <table:table-cell table:style-name="ce15"/>
          <table:table-cell table:number-columns-repeated="16368" table:style-name="ce2"/>
        </table:table-row>
        <table:table-row table:style-name="ro5">
          <table:table-cell office:value-type="float" office:value="39" table:formula="of:=[.A42]+1" table:style-name="ce50">
            <text:p>39</text:p>
          </table:table-cell>
          <table:table-cell office:value-type="string" table:style-name="ce27">
            <text:p>23/F572/P0/09</text:p>
          </table:table-cell>
          <table:table-cell office:value-type="string" table:style-name="ce34">
            <text:p>Prato<text:s/></text:p>
          </table:table-cell>
          <table:table-cell office:value-type="string" table:style-name="ce33">
            <text:p>Montemurlo</text:p>
          </table:table-cell>
          <table:table-cell office:value-type="string" table:style-name="ce40">
            <text:p>Fattoria di Javello - <text:s/>Colonica Casaccia</text:p>
          </table:table-cell>
          <table:table-cell office:value-type="string" table:style-name="ce19">
            <text:p>43°57’29,10''</text:p>
          </table:table-cell>
          <table:table-cell office:value-type="string" table:style-name="ce19">
            <text:p>11°03'55,50''</text:p>
          </table:table-cell>
          <table:table-cell office:value-type="float" office:value="516" table:style-name="ce27">
            <text:p>516</text:p>
          </table:table-cell>
          <table:table-cell office:value-type="string" table:style-name="ce27">
            <text:p>no</text:p>
          </table:table-cell>
          <table:table-cell office:value-type="string" table:style-name="ce21">
            <text:p><text:span text:style-name="T3">Morus alba</text:span><text:span text:style-name="T2"><text:s/>L.</text:span></text:p>
          </table:table-cell>
          <table:table-cell office:value-type="string" table:style-name="ce32">
            <text:p>Gelso bianco</text:p>
          </table:table-cell>
          <table:table-cell office:value-type="float" office:value="290" table:style-name="ce25">
            <text:p>290</text:p>
          </table:table-cell>
          <table:table-cell office:value-type="float" office:value="8" table:style-name="ce29">
            <text:p>8,0</text:p>
          </table:table-cell>
          <table:table-cell office:value-type="string" table:style-name="ce52">
            <text:p>a) età e/o dimensioni</text:p>
          </table:table-cell>
          <table:table-cell office:value-type="string" table:style-name="ce56">
            <text:p>no</text:p>
          </table:table-cell>
          <table:table-cell table:style-name="ce15"/>
          <table:table-cell table:number-columns-repeated="16368" table:style-name="ce2"/>
        </table:table-row>
        <table:table-row table:style-name="ro5">
          <table:table-cell office:value-type="float" office:value="40" table:formula="of:=[.A43]+1" table:style-name="ce50">
            <text:p>40</text:p>
          </table:table-cell>
          <table:table-cell office:value-type="string" table:style-name="ce27">
            <text:p>24/F572/P0/09</text:p>
          </table:table-cell>
          <table:table-cell office:value-type="string" table:style-name="ce34">
            <text:p>Prato<text:s/></text:p>
          </table:table-cell>
          <table:table-cell office:value-type="string" table:style-name="ce33">
            <text:p>Montemurlo</text:p>
          </table:table-cell>
          <table:table-cell office:value-type="string" table:style-name="ce40">
            <text:p>Fattoria di Javello - Campo</text:p>
          </table:table-cell>
          <table:table-cell office:value-type="string" table:style-name="ce19">
            <text:p>43°57’28,11''</text:p>
          </table:table-cell>
          <table:table-cell office:value-type="string" table:style-name="ce19">
            <text:p>11°03'59,38''</text:p>
          </table:table-cell>
          <table:table-cell office:value-type="float" office:value="508" table:style-name="ce27">
            <text:p>508</text:p>
          </table:table-cell>
          <table:table-cell office:value-type="string" table:style-name="ce27">
            <text:p>no</text:p>
          </table:table-cell>
          <table:table-cell office:value-type="string" table:style-name="ce21">
            <text:p><text:span text:style-name="T3">Morus alba</text:span><text:span text:style-name="T2"><text:s/>L.</text:span></text:p>
          </table:table-cell>
          <table:table-cell office:value-type="string" table:style-name="ce32">
            <text:p>Gelso bianco</text:p>
          </table:table-cell>
          <table:table-cell office:value-type="float" office:value="242" table:style-name="ce25">
            <text:p>242</text:p>
          </table:table-cell>
          <table:table-cell office:value-type="float" office:value="8" table:style-name="ce29">
            <text:p>8,0</text:p>
          </table:table-cell>
          <table:table-cell office:value-type="string" table:style-name="ce53">
            <text:p>f) pregio paesaggistico<text:s text:c="57"/></text:p>
          </table:table-cell>
          <table:table-cell office:value-type="string" table:style-name="ce56">
            <text:p>no</text:p>
          </table:table-cell>
          <table:table-cell table:style-name="ce16"/>
          <table:table-cell table:number-columns-repeated="16368" table:style-name="ce2"/>
        </table:table-row>
        <table:table-row table:style-name="ro5">
          <table:table-cell office:value-type="float" office:value="41" table:formula="of:=[.A44]+1" table:style-name="ce50">
            <text:p>41</text:p>
          </table:table-cell>
          <table:table-cell office:value-type="string" table:style-name="ce27">
            <text:p>25/F572/P0/09</text:p>
          </table:table-cell>
          <table:table-cell office:value-type="string" table:style-name="ce34">
            <text:p>Prato<text:s/></text:p>
          </table:table-cell>
          <table:table-cell office:value-type="string" table:style-name="ce33">
            <text:p>Montemurlo</text:p>
          </table:table-cell>
          <table:table-cell office:value-type="string" table:style-name="ce40">
            <text:p>Fattoria di Javello - Parco</text:p>
          </table:table-cell>
          <table:table-cell office:value-type="string" table:style-name="ce19">
            <text:p>43°57’38,20''</text:p>
          </table:table-cell>
          <table:table-cell office:value-type="string" table:style-name="ce19">
            <text:p>11°04'11,70''</text:p>
          </table:table-cell>
          <table:table-cell office:value-type="float" office:value="546" table:style-name="ce27">
            <text:p>546</text:p>
          </table:table-cell>
          <table:table-cell office:value-type="string" table:style-name="ce27">
            <text:p>no</text:p>
          </table:table-cell>
          <table:table-cell office:value-type="string" table:style-name="ce21">
            <text:p><text:span text:style-name="T3">Quercus ilex</text:span><text:span text:style-name="T2"><text:s/>L.</text:span></text:p>
          </table:table-cell>
          <table:table-cell office:value-type="string" table:style-name="ce32">
            <text:p>Leccio</text:p>
          </table:table-cell>
          <table:table-cell office:value-type="float" office:value="455" table:style-name="ce25">
            <text:p>455</text:p>
          </table:table-cell>
          <table:table-cell office:value-type="float" office:value="25" table:style-name="ce29">
            <text:p>25,0</text:p>
          </table:table-cell>
          <table:table-cell office:value-type="string" table:style-name="ce52">
            <text:p>a) età e/o dimensioni</text:p>
          </table:table-cell>
          <table:table-cell office:value-type="string" table:style-name="ce56">
            <text:p>no</text:p>
          </table:table-cell>
          <table:table-cell table:style-name="ce16"/>
          <table:table-cell table:number-columns-repeated="16368" table:style-name="ce2"/>
        </table:table-row>
        <table:table-row table:style-name="ro5">
          <table:table-cell office:value-type="float" office:value="42" table:formula="of:=[.A45]+1" table:style-name="ce50">
            <text:p>42</text:p>
          </table:table-cell>
          <table:table-cell office:value-type="string" table:style-name="ce27">
            <text:p>26/F572/P0/09</text:p>
          </table:table-cell>
          <table:table-cell office:value-type="string" table:style-name="ce34">
            <text:p>Prato<text:s/></text:p>
          </table:table-cell>
          <table:table-cell office:value-type="string" table:style-name="ce33">
            <text:p>Montemurlo</text:p>
          </table:table-cell>
          <table:table-cell office:value-type="string" table:style-name="ce40">
            <text:p>Fattoria di Javello - Parco</text:p>
          </table:table-cell>
          <table:table-cell office:value-type="string" table:style-name="ce19">
            <text:p>43°57’37,05''<text:s/></text:p>
          </table:table-cell>
          <table:table-cell office:value-type="string" table:style-name="ce19">
            <text:p>11°04'11,36''</text:p>
          </table:table-cell>
          <table:table-cell office:value-type="float" office:value="534" table:style-name="ce27">
            <text:p>534</text:p>
          </table:table-cell>
          <table:table-cell office:value-type="string" table:style-name="ce27">
            <text:p>no</text:p>
          </table:table-cell>
          <table:table-cell office:value-type="string" table:style-name="ce21">
            <text:p>Insieme omogeneo di<text:s/><text:span text:style-name="T3">Platanus acerifolia</text:span><text:s/>(Aiton) Willd.</text:p>
          </table:table-cell>
          <table:table-cell office:value-type="string" table:style-name="ce32">
            <text:p>Platano comune</text:p>
          </table:table-cell>
          <table:table-cell office:value-type="string" table:style-name="ce23">
            <text:p>280 (med) <text:s text:c="22"/>380 (max)</text:p>
          </table:table-cell>
          <table:table-cell office:value-type="string" table:style-name="ce51">
            <text:p>40,0 (med) <text:s/>40,0 (max)</text:p>
          </table:table-cell>
          <table:table-cell office:value-type="string" table:style-name="ce52">
            <text:p>a) età e/o dimensioni <text:s text:c="40"/>e) architettura vegetale <text:s text:c="23"/>g) valore storico, culturale, religioso <text:s text:c="6"/>f) pregio paesaggistico</text:p>
          </table:table-cell>
          <table:table-cell office:value-type="string" table:style-name="ce56">
            <text:p>no</text:p>
          </table:table-cell>
          <table:table-cell table:style-name="ce16"/>
          <table:table-cell table:number-columns-repeated="16368" table:style-name="ce2"/>
        </table:table-row>
        <table:table-row table:style-name="ro5">
          <table:table-cell office:value-type="float" office:value="43" table:formula="of:=[.A46]+1" table:style-name="ce50">
            <text:p>43</text:p>
          </table:table-cell>
          <table:table-cell office:value-type="string" table:style-name="ce27">
            <text:p>27/F572/P0/09</text:p>
          </table:table-cell>
          <table:table-cell office:value-type="string" table:style-name="ce34">
            <text:p>Prato<text:s/></text:p>
          </table:table-cell>
          <table:table-cell office:value-type="string" table:style-name="ce33">
            <text:p>Montemurlo</text:p>
          </table:table-cell>
          <table:table-cell office:value-type="string" table:style-name="ce41">
            <text:p>Case Sassonero</text:p>
          </table:table-cell>
          <table:table-cell office:value-type="string" table:style-name="ce25">
            <text:p>43°57’ 05.60’’</text:p>
          </table:table-cell>
          <table:table-cell office:value-type="string" table:style-name="ce19">
            <text:p>11°03' 47,76”</text:p>
          </table:table-cell>
          <table:table-cell office:value-type="float" office:value="453" table:style-name="ce27">
            <text:p>453</text:p>
          </table:table-cell>
          <table:table-cell office:value-type="string" table:style-name="ce27">
            <text:p>no</text:p>
          </table:table-cell>
          <table:table-cell office:value-type="string" table:style-name="ce21">
            <text:p><text:span text:style-name="T3">Morus alba</text:span><text:span text:style-name="T2"><text:s/>L.</text:span></text:p>
          </table:table-cell>
          <table:table-cell office:value-type="string" table:style-name="ce32">
            <text:p>Gelso bianco</text:p>
          </table:table-cell>
          <table:table-cell office:value-type="float" office:value="340" table:style-name="ce25">
            <text:p>340</text:p>
          </table:table-cell>
          <table:table-cell office:value-type="float" office:value="10" table:style-name="ce29">
            <text:p>10,0</text:p>
          </table:table-cell>
          <table:table-cell office:value-type="string" table:style-name="ce52">
            <text:p>a) età e/o dimensioni</text:p>
          </table:table-cell>
          <table:table-cell office:value-type="string" table:style-name="ce56">
            <text:p>no</text:p>
          </table:table-cell>
          <table:table-cell table:style-name="ce16"/>
          <table:table-cell table:number-columns-repeated="16368" table:style-name="ce2"/>
        </table:table-row>
        <table:table-row table:style-name="ro5">
          <table:table-cell office:value-type="float" office:value="44" table:formula="of:=[.A47]+1" table:style-name="ce50">
            <text:p>44</text:p>
          </table:table-cell>
          <table:table-cell office:value-type="string" table:style-name="ce27">
            <text:p>28/F572/P0/09</text:p>
          </table:table-cell>
          <table:table-cell office:value-type="string" table:style-name="ce34">
            <text:p>Prato<text:s/></text:p>
          </table:table-cell>
          <table:table-cell office:value-type="string" table:style-name="ce33">
            <text:p>Montemurlo</text:p>
          </table:table-cell>
          <table:table-cell office:value-type="string" table:style-name="ce41">
            <text:p>Cicignano</text:p>
          </table:table-cell>
          <table:table-cell office:value-type="string" table:style-name="ce19">
            <text:p>43°56’39,30''</text:p>
          </table:table-cell>
          <table:table-cell office:value-type="string" table:style-name="ce19">
            <text:p>11°02' 42,60''</text:p>
          </table:table-cell>
          <table:table-cell office:value-type="float" office:value="316" table:style-name="ce27">
            <text:p>316</text:p>
          </table:table-cell>
          <table:table-cell office:value-type="string" table:style-name="ce27">
            <text:p>no</text:p>
          </table:table-cell>
          <table:table-cell office:value-type="string" table:style-name="ce21">
            <text:p><text:span text:style-name="T3">Acer campestre</text:span><text:span text:style-name="T2"><text:s/>L.</text:span></text:p>
          </table:table-cell>
          <table:table-cell office:value-type="string" table:style-name="ce32">
            <text:p>Acero campestre</text:p>
          </table:table-cell>
          <table:table-cell office:value-type="float" office:value="385" table:style-name="ce25">
            <text:p>385</text:p>
          </table:table-cell>
          <table:table-cell office:value-type="float" office:value="8" table:style-name="ce29">
            <text:p>8,0</text:p>
          </table:table-cell>
          <table:table-cell office:value-type="string" table:style-name="ce52">
            <text:p>a) età e/o dimensioni <text:s text:c="27"/>b) forma e portamento<text:s text:c="30"/></text:p>
          </table:table-cell>
          <table:table-cell office:value-type="string" table:style-name="ce56">
            <text:p>no</text:p>
          </table:table-cell>
          <table:table-cell table:style-name="ce16"/>
          <table:table-cell table:number-columns-repeated="16368" table:style-name="ce2"/>
        </table:table-row>
        <table:table-row table:style-name="ro5">
          <table:table-cell office:value-type="float" office:value="45" table:formula="of:=[.A48]+1" table:style-name="ce50">
            <text:p>45</text:p>
          </table:table-cell>
          <table:table-cell office:value-type="string" table:style-name="ce27">
            <text:p>30/F572/P0/09</text:p>
          </table:table-cell>
          <table:table-cell office:value-type="string" table:style-name="ce34">
            <text:p>Prato<text:s/></text:p>
          </table:table-cell>
          <table:table-cell office:value-type="string" table:style-name="ce33">
            <text:p>Montemurlo</text:p>
          </table:table-cell>
          <table:table-cell office:value-type="string" table:style-name="ce40">
            <text:p>Podere Massefo – Cicignano</text:p>
          </table:table-cell>
          <table:table-cell office:value-type="string" table:style-name="ce19">
            <text:p><text:s/>43°56’34,00''<text:s/></text:p>
          </table:table-cell>
          <table:table-cell office:value-type="string" table:style-name="ce19">
            <text:p>11°02'59,10''</text:p>
          </table:table-cell>
          <table:table-cell office:value-type="float" office:value="312" table:style-name="ce27">
            <text:p>312</text:p>
          </table:table-cell>
          <table:table-cell office:value-type="string" table:style-name="ce27">
            <text:p>no</text:p>
          </table:table-cell>
          <table:table-cell office:value-type="string" table:style-name="ce21">
            <text:p><text:span text:style-name="T3">Morus alba</text:span><text:span text:style-name="T2"><text:s/>L.</text:span></text:p>
          </table:table-cell>
          <table:table-cell office:value-type="string" table:style-name="ce32">
            <text:p>Gelso bianco</text:p>
          </table:table-cell>
          <table:table-cell office:value-type="float" office:value="310" table:style-name="ce25">
            <text:p>310</text:p>
          </table:table-cell>
          <table:table-cell office:value-type="float" office:value="10" table:style-name="ce29">
            <text:p>10,0</text:p>
          </table:table-cell>
          <table:table-cell office:value-type="string" table:style-name="ce52">
            <text:p>a) età e/o dimensioni</text:p>
          </table:table-cell>
          <table:table-cell office:value-type="string" table:style-name="ce56">
            <text:p>no</text:p>
          </table:table-cell>
          <table:table-cell table:style-name="ce16"/>
          <table:table-cell table:number-columns-repeated="16368" table:style-name="ce2"/>
        </table:table-row>
        <table:table-row table:style-name="ro5">
          <table:table-cell office:value-type="float" office:value="46" table:formula="of:=[.A49]+1" table:style-name="ce50">
            <text:p>46</text:p>
          </table:table-cell>
          <table:table-cell office:value-type="string" table:style-name="ce27">
            <text:p>34/F572/P0/09</text:p>
          </table:table-cell>
          <table:table-cell office:value-type="string" table:style-name="ce34">
            <text:p>Prato<text:s/></text:p>
          </table:table-cell>
          <table:table-cell office:value-type="string" table:style-name="ce33">
            <text:p>Montemurlo</text:p>
          </table:table-cell>
          <table:table-cell office:value-type="string" table:style-name="ce41">
            <text:p>La Rocca</text:p>
          </table:table-cell>
          <table:table-cell office:value-type="string" table:style-name="ce19">
            <text:p>43°55’41,06”</text:p>
          </table:table-cell>
          <table:table-cell office:value-type="string" table:style-name="ce19">
            <text:p>11°02'39,00”</text:p>
          </table:table-cell>
          <table:table-cell office:value-type="float" office:value="162" table:style-name="ce27">
            <text:p>162</text:p>
          </table:table-cell>
          <table:table-cell office:value-type="string" table:style-name="ce27">
            <text:p>si</text:p>
          </table:table-cell>
          <table:table-cell office:value-type="string" table:style-name="ce21">
            <text:p><text:span text:style-name="T3">Cupressus sempervirens<text:s/></text:span><text:span text:style-name="T2">L.</text:span></text:p>
          </table:table-cell>
          <table:table-cell office:value-type="string" table:style-name="ce32">
            <text:p>Cipresso comune</text:p>
          </table:table-cell>
          <table:table-cell office:value-type="float" office:value="265" table:style-name="ce25">
            <text:p>265</text:p>
          </table:table-cell>
          <table:table-cell office:value-type="float" office:value="20" table:style-name="ce29">
            <text:p>20,0</text:p>
          </table:table-cell>
          <table:table-cell office:value-type="string" table:style-name="ce52">
            <text:p>a) età e/o dimensioni <text:s text:c="26"/>b) forma e portamento <text:s text:c="26"/>f) pregio paesaggistico<text:s text:c="30"/></text:p>
          </table:table-cell>
          <table:table-cell office:value-type="string" table:style-name="ce56">
            <text:p>no</text:p>
          </table:table-cell>
          <table:table-cell table:style-name="ce16"/>
          <table:table-cell table:number-columns-repeated="16368" table:style-name="ce2"/>
        </table:table-row>
        <table:table-row table:style-name="ro5">
          <table:table-cell office:value-type="float" office:value="47" table:formula="of:=[.A50]+1" table:style-name="ce50">
            <text:p>47</text:p>
          </table:table-cell>
          <table:table-cell office:value-type="string" table:style-name="ce27">
            <text:p>35/F572/P0/09</text:p>
          </table:table-cell>
          <table:table-cell office:value-type="string" table:style-name="ce34">
            <text:p>Prato<text:s/></text:p>
          </table:table-cell>
          <table:table-cell office:value-type="string" table:style-name="ce33">
            <text:p>Montemurlo</text:p>
          </table:table-cell>
          <table:table-cell office:value-type="string" table:style-name="ce41">
            <text:p>Bagnolo di Sopra</text:p>
          </table:table-cell>
          <table:table-cell office:value-type="string" table:style-name="ce19">
            <text:p>43°55’43,51''</text:p>
          </table:table-cell>
          <table:table-cell office:value-type="string" table:style-name="ce19">
            <text:p>11°03'47,10”</text:p>
          </table:table-cell>
          <table:table-cell office:value-type="float" office:value="97" table:style-name="ce27">
            <text:p>97</text:p>
          </table:table-cell>
          <table:table-cell office:value-type="string" table:style-name="ce27">
            <text:p>no</text:p>
          </table:table-cell>
          <table:table-cell office:value-type="string" table:style-name="ce21">
            <text:p><text:span text:style-name="T3">Platanus acerifolia</text:span><text:s/>(Aiton) Willd.</text:p>
          </table:table-cell>
          <table:table-cell office:value-type="string" table:style-name="ce32">
            <text:p>Platano comune</text:p>
          </table:table-cell>
          <table:table-cell office:value-type="float" office:value="405" table:style-name="ce25">
            <text:p>405</text:p>
          </table:table-cell>
          <table:table-cell office:value-type="float" office:value="15" table:style-name="ce29">
            <text:p>15,0</text:p>
          </table:table-cell>
          <table:table-cell office:value-type="string" table:style-name="ce52">
            <text:p>a) età e/o dimensioni</text:p>
          </table:table-cell>
          <table:table-cell office:value-type="string" table:style-name="ce56">
            <text:p>no</text:p>
          </table:table-cell>
          <table:table-cell table:style-name="ce16"/>
          <table:table-cell table:number-columns-repeated="16368" table:style-name="ce2"/>
        </table:table-row>
        <table:table-row table:style-name="ro5">
          <table:table-cell office:value-type="float" office:value="48" table:formula="of:=[.A51]+1" table:style-name="ce50">
            <text:p>48</text:p>
          </table:table-cell>
          <table:table-cell office:value-type="string" table:style-name="ce27">
            <text:p>42/F572/P0/09</text:p>
          </table:table-cell>
          <table:table-cell office:value-type="string" table:style-name="ce34">
            <text:p>Prato<text:s/></text:p>
          </table:table-cell>
          <table:table-cell office:value-type="string" table:style-name="ce33">
            <text:p>Montemurlo</text:p>
          </table:table-cell>
          <table:table-cell office:value-type="string" table:style-name="ce40">
            <text:p>Villa Giamari - Piazza Don Milani, 1</text:p>
          </table:table-cell>
          <table:table-cell office:value-type="string" table:style-name="ce19">
            <text:p>43°55'50,20''</text:p>
          </table:table-cell>
          <table:table-cell office:value-type="string" table:style-name="ce19">
            <text:p>11°01'55,00''</text:p>
          </table:table-cell>
          <table:table-cell office:value-type="float" office:value="79" table:style-name="ce27">
            <text:p>79</text:p>
          </table:table-cell>
          <table:table-cell office:value-type="string" table:style-name="ce27">
            <text:p>si</text:p>
          </table:table-cell>
          <table:table-cell office:value-type="string" table:style-name="ce21">
            <text:p><text:span text:style-name="T3">Platanus acerifolia</text:span><text:s/>(Aiton) Willd.</text:p>
          </table:table-cell>
          <table:table-cell office:value-type="string" table:style-name="ce32">
            <text:p>Platano comune</text:p>
          </table:table-cell>
          <table:table-cell office:value-type="float" office:value="415" table:style-name="ce25">
            <text:p>415</text:p>
          </table:table-cell>
          <table:table-cell office:value-type="float" office:value="25" table:style-name="ce29">
            <text:p>25,0</text:p>
          </table:table-cell>
          <table:table-cell office:value-type="string" table:style-name="ce52">
            <text:p>a) età e/o dimensioni <text:s text:c="27"/>f) pregio paesaggistico</text:p>
          </table:table-cell>
          <table:table-cell office:value-type="string" table:style-name="ce56">
            <text:p>no</text:p>
          </table:table-cell>
          <table:table-cell table:style-name="ce16"/>
          <table:table-cell table:number-columns-repeated="16368" table:style-name="ce2"/>
        </table:table-row>
        <table:table-row table:style-name="ro5">
          <table:table-cell office:value-type="float" office:value="49" table:formula="of:=[.A52]+1" table:style-name="ce50">
            <text:p>49</text:p>
          </table:table-cell>
          <table:table-cell office:value-type="string" table:style-name="ce27">
            <text:p>01/C313/SI/09</text:p>
          </table:table-cell>
          <table:table-cell office:value-type="string" table:style-name="ce34">
            <text:p>Siena</text:p>
          </table:table-cell>
          <table:table-cell office:value-type="string" table:style-name="ce49">
            <text:p>Castiglione d’Orcia</text:p>
          </table:table-cell>
          <table:table-cell office:value-type="string" table:style-name="ce47">
            <text:p>Eremo - Vivo D’Orcia<text:s text:c="3"/></text:p>
          </table:table-cell>
          <table:table-cell office:value-type="string" table:style-name="ce19">
            <text:p>42°56’00,53’’<text:s/></text:p>
          </table:table-cell>
          <table:table-cell office:value-type="string" table:style-name="ce20">
            <text:p>11°38’09,59’’</text:p>
          </table:table-cell>
          <table:table-cell office:value-type="float" office:value="810" table:style-name="ce27">
            <text:p>810</text:p>
          </table:table-cell>
          <table:table-cell office:value-type="string" table:style-name="ce27">
            <text:p>si</text:p>
          </table:table-cell>
          <table:table-cell office:value-type="string" table:style-name="ce21">
            <text:p><text:span text:style-name="T3">Acer pseudoplatanus</text:span><text:span text:style-name="T2"><text:s/>L.</text:span></text:p>
          </table:table-cell>
          <table:table-cell office:value-type="string" table:style-name="ce32">
            <text:p>Acero di monte</text:p>
          </table:table-cell>
          <table:table-cell office:value-type="float" office:value="350" table:style-name="ce25">
            <text:p>350</text:p>
          </table:table-cell>
          <table:table-cell office:value-type="float" office:value="25" table:style-name="ce29">
            <text:p>25,0</text:p>
          </table:table-cell>
          <table:table-cell office:value-type="string" table:style-name="ce52">
            <text:p>a) età e/o dimensioni <text:s text:c="27"/>f) pregio paesaggistico</text:p>
          </table:table-cell>
          <table:table-cell office:value-type="string" table:style-name="ce55">
            <text:p>si</text:p>
          </table:table-cell>
          <table:table-cell table:style-name="ce12"/>
          <table:table-cell table:number-columns-repeated="16368" table:style-name="ce13"/>
        </table:table-row>
        <table:table-row table:style-name="ro5">
          <table:table-cell office:value-type="float" office:value="50" table:formula="of:=[.A53]+1" table:style-name="ce50">
            <text:p>50</text:p>
          </table:table-cell>
          <table:table-cell office:value-type="string" table:style-name="ce27">
            <text:p>02/C313/SI/09</text:p>
          </table:table-cell>
          <table:table-cell office:value-type="string" table:style-name="ce34">
            <text:p>Siena</text:p>
          </table:table-cell>
          <table:table-cell office:value-type="string" table:style-name="ce49">
            <text:p>Castiglione d’Orcia</text:p>
          </table:table-cell>
          <table:table-cell office:value-type="string" table:style-name="ce47">
            <text:p>Eremo - Vivo D’Orcia<text:s text:c="3"/></text:p>
          </table:table-cell>
          <table:table-cell office:value-type="string" table:style-name="ce19">
            <text:p>42°56’00,94’’</text:p>
          </table:table-cell>
          <table:table-cell office:value-type="string" table:style-name="ce20">
            <text:p>11°38’09,73’’</text:p>
          </table:table-cell>
          <table:table-cell office:value-type="float" office:value="810" table:style-name="ce27">
            <text:p>810</text:p>
          </table:table-cell>
          <table:table-cell office:value-type="string" table:style-name="ce27">
            <text:p>si</text:p>
          </table:table-cell>
          <table:table-cell office:value-type="string" table:style-name="ce21">
            <text:p><text:span text:style-name="T3">Aesculus hippocastanum</text:span><text:span text:style-name="T2"><text:s/>L.</text:span></text:p>
          </table:table-cell>
          <table:table-cell office:value-type="string" table:style-name="ce32">
            <text:p>Ippocastano</text:p>
          </table:table-cell>
          <table:table-cell office:value-type="float" office:value="330" table:style-name="ce25">
            <text:p>330</text:p>
          </table:table-cell>
          <table:table-cell office:value-type="float" office:value="27" table:style-name="ce29">
            <text:p>27,0</text:p>
          </table:table-cell>
          <table:table-cell office:value-type="string" table:style-name="ce53">
            <text:p>a) età e/o dimensioni</text:p>
          </table:table-cell>
          <table:table-cell office:value-type="string" table:style-name="ce55">
            <text:p>si</text:p>
          </table:table-cell>
          <table:table-cell table:style-name="ce12"/>
          <table:table-cell table:number-columns-repeated="16368" table:style-name="ce13"/>
        </table:table-row>
        <table:table-row table:style-name="ro5">
          <table:table-cell office:value-type="float" office:value="51" table:formula="of:=[.A54]+1" table:style-name="ce50">
            <text:p>51</text:p>
          </table:table-cell>
          <table:table-cell office:value-type="string" table:style-name="ce27">
            <text:p>03/C313/SI/09</text:p>
          </table:table-cell>
          <table:table-cell office:value-type="string" table:style-name="ce34">
            <text:p>Siena</text:p>
          </table:table-cell>
          <table:table-cell office:value-type="string" table:style-name="ce49">
            <text:p>Castiglione d’Orcia</text:p>
          </table:table-cell>
          <table:table-cell office:value-type="string" table:style-name="ce47">
            <text:p>Sorgenti Ermicciolo - Vivo d'Orcia</text:p>
          </table:table-cell>
          <table:table-cell office:value-type="string" table:style-name="ce19">
            <text:p>42°55’20,18’’</text:p>
          </table:table-cell>
          <table:table-cell office:value-type="string" table:style-name="ce20">
            <text:p>11°38’30,67’’</text:p>
          </table:table-cell>
          <table:table-cell office:value-type="float" office:value="1044" table:style-name="ce27">
            <text:p>1044</text:p>
          </table:table-cell>
          <table:table-cell office:value-type="string" table:style-name="ce27">
            <text:p>no</text:p>
          </table:table-cell>
          <table:table-cell office:value-type="string" table:style-name="ce26">
            <text:p><text:span text:style-name="T3">Castanea sativa<text:s/></text:span>Mill.</text:p>
          </table:table-cell>
          <table:table-cell office:value-type="string" table:style-name="ce32">
            <text:p>Castagno</text:p>
          </table:table-cell>
          <table:table-cell office:value-type="float" office:value="450" table:style-name="ce25">
            <text:p>450</text:p>
          </table:table-cell>
          <table:table-cell office:value-type="float" office:value="23" table:style-name="ce29">
            <text:p>23,0</text:p>
          </table:table-cell>
          <table:table-cell office:value-type="string" table:style-name="ce53">
            <text:p>a) età e/o dimensioni</text:p>
          </table:table-cell>
          <table:table-cell office:value-type="string" table:style-name="ce55">
            <text:p>si</text:p>
          </table:table-cell>
          <table:table-cell table:style-name="ce12"/>
          <table:table-cell table:number-columns-repeated="16368" table:style-name="ce13"/>
        </table:table-row>
        <table:table-row table:style-name="ro5">
          <table:table-cell office:value-type="float" office:value="52" table:formula="of:=[.A55]+1" table:style-name="ce50">
            <text:p>52</text:p>
          </table:table-cell>
          <table:table-cell office:value-type="string" table:style-name="ce27">
            <text:p>09/C313/SI/09</text:p>
          </table:table-cell>
          <table:table-cell office:value-type="string" table:style-name="ce34">
            <text:p>Siena</text:p>
          </table:table-cell>
          <table:table-cell office:value-type="string" table:style-name="ce49">
            <text:p>Castiglione d’Orcia</text:p>
          </table:table-cell>
          <table:table-cell office:value-type="string" table:style-name="ce47">
            <text:p>Podere Porcareccia - Via 4 novembre</text:p>
          </table:table-cell>
          <table:table-cell office:value-type="string" table:style-name="ce19">
            <text:p>42°56’28,41’’</text:p>
          </table:table-cell>
          <table:table-cell office:value-type="string" table:style-name="ce20">
            <text:p>11°38’05,75’’</text:p>
          </table:table-cell>
          <table:table-cell office:value-type="float" office:value="790" table:style-name="ce27">
            <text:p>790</text:p>
          </table:table-cell>
          <table:table-cell office:value-type="string" table:style-name="ce27">
            <text:p>no</text:p>
          </table:table-cell>
          <table:table-cell office:value-type="string" table:style-name="ce21">
            <text:p><text:span text:style-name="T3">Tilia cordata</text:span><text:span text:style-name="T2"><text:s/>Mill.</text:span></text:p>
          </table:table-cell>
          <table:table-cell office:value-type="string" table:style-name="ce34">
            <text:p>Tiglio selvatico</text:p>
          </table:table-cell>
          <table:table-cell office:value-type="float" office:value="510" table:style-name="ce25">
            <text:p>510</text:p>
          </table:table-cell>
          <table:table-cell office:value-type="float" office:value="19" table:style-name="ce29">
            <text:p>19,0</text:p>
          </table:table-cell>
          <table:table-cell office:value-type="string" table:style-name="ce52">
            <text:p>a) eta e/o dimensioni <text:s text:c="28"/>b) forma e portamento</text:p>
          </table:table-cell>
          <table:table-cell office:value-type="string" table:style-name="ce55">
            <text:p>si</text:p>
          </table:table-cell>
          <table:table-cell table:style-name="ce12"/>
          <table:table-cell table:number-columns-repeated="16368" table:style-name="ce13"/>
        </table:table-row>
        <table:table-row table:style-name="ro5">
          <table:table-cell office:value-type="float" office:value="53" table:formula="of:=[.A56]+1" table:style-name="ce50">
            <text:p>53</text:p>
          </table:table-cell>
          <table:table-cell office:value-type="string" table:style-name="ce27">
            <text:p>11/C313/SI/09</text:p>
          </table:table-cell>
          <table:table-cell office:value-type="string" table:style-name="ce34">
            <text:p>Siena</text:p>
          </table:table-cell>
          <table:table-cell office:value-type="string" table:style-name="ce49">
            <text:p>Castiglione d’Orcia</text:p>
          </table:table-cell>
          <table:table-cell office:value-type="string" table:style-name="ce44">
            <text:p>Campiglia d’Orcia</text:p>
          </table:table-cell>
          <table:table-cell office:value-type="string" table:style-name="ce19">
            <text:p>42°56’47,65’’</text:p>
          </table:table-cell>
          <table:table-cell office:value-type="string" table:style-name="ce20">
            <text:p>11°40’07,14’’</text:p>
          </table:table-cell>
          <table:table-cell office:value-type="string" table:style-name="ce28">
            <text:p>782</text:p>
          </table:table-cell>
          <table:table-cell office:value-type="string" table:style-name="ce27">
            <text:p>si</text:p>
          </table:table-cell>
          <table:table-cell office:value-type="string" table:style-name="ce21">
            <text:p><text:span text:style-name="T3">Acer campestre</text:span><text:span text:style-name="T2"><text:s/>L.</text:span></text:p>
          </table:table-cell>
          <table:table-cell office:value-type="string" table:style-name="ce34">
            <text:p>Acero campestre</text:p>
          </table:table-cell>
          <table:table-cell office:value-type="float" office:value="250" table:style-name="ce25">
            <text:p>250</text:p>
          </table:table-cell>
          <table:table-cell office:value-type="float" office:value="9" table:style-name="ce29">
            <text:p>9,0</text:p>
          </table:table-cell>
          <table:table-cell office:value-type="string" table:style-name="ce52">
            <text:p>a) eta e/o dimensioni <text:s text:c="28"/>f) pregio paesaggistico</text:p>
          </table:table-cell>
          <table:table-cell office:value-type="string" table:style-name="ce55">
            <text:p>no</text:p>
          </table:table-cell>
          <table:table-cell table:style-name="ce12"/>
          <table:table-cell table:number-columns-repeated="16368" table:style-name="ce13"/>
        </table:table-row>
        <table:table-row table:style-name="ro5">
          <table:table-cell office:value-type="float" office:value="54" table:formula="of:=[.A57]+1" table:style-name="ce50">
            <text:p>54</text:p>
          </table:table-cell>
          <table:table-cell office:value-type="string" table:style-name="ce27">
            <text:p>12/C313/SI/09</text:p>
          </table:table-cell>
          <table:table-cell office:value-type="string" table:style-name="ce34">
            <text:p>Siena</text:p>
          </table:table-cell>
          <table:table-cell office:value-type="string" table:style-name="ce49">
            <text:p>Castiglione d’Orcia</text:p>
          </table:table-cell>
          <table:table-cell office:value-type="string" table:style-name="ce21">
            <text:p>Incrocio tra SP n. 323 e SP n. 18 del Monte Amiata</text:p>
          </table:table-cell>
          <table:table-cell office:value-type="string" table:style-name="ce35">
            <text:p>42°58’37,78’’</text:p>
          </table:table-cell>
          <table:table-cell office:value-type="string" table:style-name="ce35">
            <text:p>11°35’56,56’’</text:p>
          </table:table-cell>
          <table:table-cell office:value-type="float" office:value="560" table:style-name="ce28">
            <text:p>560</text:p>
          </table:table-cell>
          <table:table-cell office:value-type="string" table:style-name="ce27">
            <text:p>no</text:p>
          </table:table-cell>
          <table:table-cell office:value-type="string" table:style-name="ce21">
            <text:p><text:span text:style-name="T3">Quercus ilex</text:span><text:span text:style-name="T2"><text:s/>L.</text:span></text:p>
          </table:table-cell>
          <table:table-cell office:value-type="string" table:style-name="ce32">
            <text:p>Leccio</text:p>
          </table:table-cell>
          <table:table-cell office:value-type="float" office:value="200" table:style-name="ce25">
            <text:p>200</text:p>
          </table:table-cell>
          <table:table-cell office:value-type="float" office:value="10" table:style-name="ce29">
            <text:p>10,0</text:p>
          </table:table-cell>
          <table:table-cell office:value-type="string" table:style-name="ce52">
            <text:p>f) pregio paesaggistico <text:s text:c="28"/>g) valore storico, culturale, religioso</text:p>
          </table:table-cell>
          <table:table-cell office:value-type="string" table:style-name="ce55">
            <text:p>no</text:p>
          </table:table-cell>
          <table:table-cell table:style-name="ce12"/>
          <table:table-cell table:number-columns-repeated="239" table:style-name="ce1"/>
          <table:table-cell table:number-columns-repeated="16129"/>
        </table:table-row>
        <table:table-row table:style-name="ro5">
          <table:table-cell office:value-type="float" office:value="55" table:formula="of:=[.A58]+1" table:style-name="ce50">
            <text:p>55</text:p>
          </table:table-cell>
          <table:table-cell office:value-type="string" table:style-name="ce27">
            <text:p>01/I135/SI/09</text:p>
          </table:table-cell>
          <table:table-cell office:value-type="string" table:style-name="ce34">
            <text:p>Siena</text:p>
          </table:table-cell>
          <table:table-cell office:value-type="string" table:style-name="ce49">
            <text:p>San Quirico d'Orcia</text:p>
          </table:table-cell>
          <table:table-cell office:value-type="string" table:style-name="ce47">
            <text:p>Podere Casaltina - SS Cassia km 189</text:p>
          </table:table-cell>
          <table:table-cell office:value-type="string" table:style-name="ce19">
            <text:p>43°03'45,55’’</text:p>
          </table:table-cell>
          <table:table-cell office:value-type="string" table:style-name="ce20">
            <text:p>11°33'31,95’’</text:p>
          </table:table-cell>
          <table:table-cell office:value-type="float" office:value="261" table:style-name="ce27">
            <text:p>261</text:p>
          </table:table-cell>
          <table:table-cell office:value-type="string" table:style-name="ce27">
            <text:p>no</text:p>
          </table:table-cell>
          <table:table-cell office:value-type="string" table:style-name="ce22">
            <text:p><text:span text:style-name="T2">Insieme omogeneo di<text:s/></text:span>Cupressus sempervirens<text:span text:style-name="T2"><text:s/>L.</text:span></text:p>
          </table:table-cell>
          <table:table-cell office:value-type="string" table:style-name="ce32">
            <text:p>Cipresso comune</text:p>
          </table:table-cell>
          <table:table-cell office:value-type="string" table:style-name="ce25">
            <text:p><text:s text:c="6"/>64 (med) <text:s text:c="7"/>110 (max)</text:p>
          </table:table-cell>
          <table:table-cell office:value-type="string" table:style-name="ce25">
            <text:p>12,0 (med) 15,0 <text:s/>(max)</text:p>
          </table:table-cell>
          <table:table-cell office:value-type="string" table:style-name="ce53">
            <text:p>f) pregio paesaggistico</text:p>
          </table:table-cell>
          <table:table-cell office:value-type="string" table:style-name="ce55">
            <text:p>si</text:p>
          </table:table-cell>
          <table:table-cell table:style-name="ce12"/>
          <table:table-cell table:number-columns-repeated="16368" table:style-name="ce13"/>
        </table:table-row>
        <table:table-row table:number-rows-repeated="1048517" table:style-name="ro6">
          <table:table-cell table:number-columns-repeated="16384"/>
        </table:table-row>
        <table:named-expressions>
          <table:named-range table:name="__xlnm.Print_Area" table:cell-range-address="Toscana.$A$1:Toscana.$O$52" table:base-cell-address="Toscana.$A$1"/>
          <table:named-range table:name="__xlnm.Print_Area_0" table:cell-range-address="Toscana.$A$1:Toscana.$O$52" table:base-cell-address="Toscana.$A$1"/>
          <table:named-range table:name="__xlnm.Print_Area_0_0" table:cell-range-address="Toscana.$A$1:Toscana.$P$52" table:base-cell-address="Toscana.$A$1"/>
          <table:named-range table:name="__xlnm.Print_Area_0_0_0" table:cell-range-address="Toscana.$A$1:Toscana.$P$52" table:base-cell-address="Toscana.$A$1"/>
          <table:named-range table:name="Print_Area" table:cell-range-address="Toscana.$A$1:Toscana.$O$52" table:base-cell-address="Toscana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style:style style:name="Excel_32_Built-in_32_Explanatory_32_Text" style:display-name="Excel Built-in Explanatory Text" style:family="table-cell" style:data-style-name="N0">
      <style:table-cell-properties style:vertical-align="automatic" fo:background-color="transparen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e_32_10" style:display-name="Normale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1" style:display-name="Normale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2" style:display-name="Normale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3" style:display-name="Normale 1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14" style:display-name="Normale 1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15" style:display-name="Normale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6" style:display-name="Normale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7" style:display-name="Normale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8" style:display-name="Normale 1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19" style:display-name="Normale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" style:display-name="Normale 2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" style:display-name="Normale 2 10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0" style:display-name="Normale 2 10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1" style:display-name="Normale 2 10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2" style:display-name="Normale 2 10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3" style:display-name="Normale 2 10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4" style:display-name="Normale 2 10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5" style:display-name="Normale 2 10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6" style:display-name="Normale 2 10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7" style:display-name="Normale 2 10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8" style:display-name="Normale 2 10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9" style:display-name="Normale 2 10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" style:display-name="Normale 2 10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0" style:display-name="Normale 2 10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1" style:display-name="Normale 2 10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2" style:display-name="Normale 2 10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3" style:display-name="Normale 2 10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4" style:display-name="Normale 2 10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5" style:display-name="Normale 2 10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6" style:display-name="Normale 2 10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7" style:display-name="Normale 2 10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8" style:display-name="Normale 2 10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9" style:display-name="Normale 2 10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" style:display-name="Normale 2 10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0" style:display-name="Normale 2 10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1" style:display-name="Normale 2 10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2" style:display-name="Normale 2 10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3" style:display-name="Normale 2 10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4" style:display-name="Normale 2 10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5" style:display-name="Normale 2 10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6" style:display-name="Normale 2 10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7" style:display-name="Normale 2 10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8" style:display-name="Normale 2 10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9" style:display-name="Normale 2 10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" style:display-name="Normale 2 10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0" style:display-name="Normale 2 10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1" style:display-name="Normale 2 10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2" style:display-name="Normale 2 10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3" style:display-name="Normale 2 10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4" style:display-name="Normale 2 10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5" style:display-name="Normale 2 10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6" style:display-name="Normale 2 10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7" style:display-name="Normale 2 10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8" style:display-name="Normale 2 10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9" style:display-name="Normale 2 10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4" style:display-name="Normale 2 10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40" style:display-name="Normale 2 10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41" style:display-name="Normale 2 10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42" style:display-name="Normale 2 10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5" style:display-name="Normale 2 10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6" style:display-name="Normale 2 10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7" style:display-name="Normale 2 10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8" style:display-name="Normale 2 10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9" style:display-name="Normale 2 10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" style:display-name="Normale 2 10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0" style:display-name="Normale 2 10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1" style:display-name="Normale 2 10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2" style:display-name="Normale 2 10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3" style:display-name="Normale 2 10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4" style:display-name="Normale 2 10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5" style:display-name="Normale 2 10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6" style:display-name="Normale 2 10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7" style:display-name="Normale 2 10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8" style:display-name="Normale 2 10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9" style:display-name="Normale 2 10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" style:display-name="Normale 2 10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0" style:display-name="Normale 2 10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1" style:display-name="Normale 2 10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2" style:display-name="Normale 2 10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3" style:display-name="Normale 2 10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4" style:display-name="Normale 2 10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5" style:display-name="Normale 2 10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6" style:display-name="Normale 2 10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7" style:display-name="Normale 2 10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8" style:display-name="Normale 2 10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9" style:display-name="Normale 2 10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" style:display-name="Normale 2 10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0" style:display-name="Normale 2 10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1" style:display-name="Normale 2 10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2" style:display-name="Normale 2 10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3" style:display-name="Normale 2 10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4" style:display-name="Normale 2 10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5" style:display-name="Normale 2 10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6" style:display-name="Normale 2 10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7" style:display-name="Normale 2 10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8" style:display-name="Normale 2 10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9" style:display-name="Normale 2 10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" style:display-name="Normale 2 10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0" style:display-name="Normale 2 10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1" style:display-name="Normale 2 10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2" style:display-name="Normale 2 10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3" style:display-name="Normale 2 10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4" style:display-name="Normale 2 10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5" style:display-name="Normale 2 10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6" style:display-name="Normale 2 10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7" style:display-name="Normale 2 10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8" style:display-name="Normale 2 10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9" style:display-name="Normale 2 10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" style:display-name="Normale 2 10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0" style:display-name="Normale 2 10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1" style:display-name="Normale 2 10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2" style:display-name="Normale 2 10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3" style:display-name="Normale 2 10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4" style:display-name="Normale 2 10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5" style:display-name="Normale 2 10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6" style:display-name="Normale 2 10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7" style:display-name="Normale 2 10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8" style:display-name="Normale 2 10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9" style:display-name="Normale 2 10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" style:display-name="Normale 2 10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0" style:display-name="Normale 2 10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1" style:display-name="Normale 2 10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2" style:display-name="Normale 2 10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3" style:display-name="Normale 2 10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4" style:display-name="Normale 2 10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5" style:display-name="Normale 2 10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6" style:display-name="Normale 2 10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7" style:display-name="Normale 2 10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8" style:display-name="Normale 2 10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9" style:display-name="Normale 2 10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" style:display-name="Normale 2 10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0" style:display-name="Normale 2 10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1" style:display-name="Normale 2 10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2" style:display-name="Normale 2 10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3" style:display-name="Normale 2 10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4" style:display-name="Normale 2 10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5" style:display-name="Normale 2 10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6" style:display-name="Normale 2 10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7" style:display-name="Normale 2 10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8" style:display-name="Normale 2 10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9" style:display-name="Normale 2 10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" style:display-name="Normale 2 10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0" style:display-name="Normale 2 10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1" style:display-name="Normale 2 10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2" style:display-name="Normale 2 10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3" style:display-name="Normale 2 10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4" style:display-name="Normale 2 10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5" style:display-name="Normale 2 10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6" style:display-name="Normale 2 10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7" style:display-name="Normale 2 10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8" style:display-name="Normale 2 10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9" style:display-name="Normale 2 10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" style:display-name="Normale 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" style:display-name="Normale 2 11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0" style:display-name="Normale 2 11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1" style:display-name="Normale 2 11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2" style:display-name="Normale 2 11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3" style:display-name="Normale 2 11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4" style:display-name="Normale 2 11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5" style:display-name="Normale 2 11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6" style:display-name="Normale 2 11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7" style:display-name="Normale 2 11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8" style:display-name="Normale 2 11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9" style:display-name="Normale 2 11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" style:display-name="Normale 2 11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0" style:display-name="Normale 2 11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1" style:display-name="Normale 2 11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2" style:display-name="Normale 2 11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3" style:display-name="Normale 2 11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4" style:display-name="Normale 2 11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5" style:display-name="Normale 2 11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6" style:display-name="Normale 2 11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7" style:display-name="Normale 2 11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8" style:display-name="Normale 2 11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9" style:display-name="Normale 2 11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" style:display-name="Normale 2 11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0" style:display-name="Normale 2 11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1" style:display-name="Normale 2 11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2" style:display-name="Normale 2 11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3" style:display-name="Normale 2 11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4" style:display-name="Normale 2 11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5" style:display-name="Normale 2 11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6" style:display-name="Normale 2 11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7" style:display-name="Normale 2 11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8" style:display-name="Normale 2 11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9" style:display-name="Normale 2 11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" style:display-name="Normale 2 11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0" style:display-name="Normale 2 11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1" style:display-name="Normale 2 11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2" style:display-name="Normale 2 11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3" style:display-name="Normale 2 11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4" style:display-name="Normale 2 11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5" style:display-name="Normale 2 11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6" style:display-name="Normale 2 11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7" style:display-name="Normale 2 11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8" style:display-name="Normale 2 11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9" style:display-name="Normale 2 11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4" style:display-name="Normale 2 11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40" style:display-name="Normale 2 11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41" style:display-name="Normale 2 11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42" style:display-name="Normale 2 11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5" style:display-name="Normale 2 11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6" style:display-name="Normale 2 11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7" style:display-name="Normale 2 11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8" style:display-name="Normale 2 11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9" style:display-name="Normale 2 11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" style:display-name="Normale 2 11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0" style:display-name="Normale 2 11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1" style:display-name="Normale 2 11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2" style:display-name="Normale 2 11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3" style:display-name="Normale 2 11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4" style:display-name="Normale 2 11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5" style:display-name="Normale 2 11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6" style:display-name="Normale 2 11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7" style:display-name="Normale 2 11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8" style:display-name="Normale 2 11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9" style:display-name="Normale 2 11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" style:display-name="Normale 2 11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0" style:display-name="Normale 2 11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1" style:display-name="Normale 2 11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2" style:display-name="Normale 2 11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3" style:display-name="Normale 2 11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4" style:display-name="Normale 2 11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5" style:display-name="Normale 2 11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6" style:display-name="Normale 2 11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7" style:display-name="Normale 2 11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8" style:display-name="Normale 2 11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9" style:display-name="Normale 2 11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" style:display-name="Normale 2 11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0" style:display-name="Normale 2 11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1" style:display-name="Normale 2 11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2" style:display-name="Normale 2 11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3" style:display-name="Normale 2 11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4" style:display-name="Normale 2 11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5" style:display-name="Normale 2 11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6" style:display-name="Normale 2 11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7" style:display-name="Normale 2 11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8" style:display-name="Normale 2 11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9" style:display-name="Normale 2 11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" style:display-name="Normale 2 11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0" style:display-name="Normale 2 11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1" style:display-name="Normale 2 11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2" style:display-name="Normale 2 11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3" style:display-name="Normale 2 11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4" style:display-name="Normale 2 11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5" style:display-name="Normale 2 11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6" style:display-name="Normale 2 11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7" style:display-name="Normale 2 11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8" style:display-name="Normale 2 11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9" style:display-name="Normale 2 11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" style:display-name="Normale 2 11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0" style:display-name="Normale 2 11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1" style:display-name="Normale 2 11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2" style:display-name="Normale 2 11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3" style:display-name="Normale 2 11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4" style:display-name="Normale 2 11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5" style:display-name="Normale 2 11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6" style:display-name="Normale 2 11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7" style:display-name="Normale 2 11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8" style:display-name="Normale 2 11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9" style:display-name="Normale 2 11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" style:display-name="Normale 2 11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0" style:display-name="Normale 2 11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1" style:display-name="Normale 2 11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2" style:display-name="Normale 2 11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3" style:display-name="Normale 2 11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4" style:display-name="Normale 2 11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5" style:display-name="Normale 2 11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6" style:display-name="Normale 2 11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7" style:display-name="Normale 2 11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8" style:display-name="Normale 2 11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9" style:display-name="Normale 2 11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" style:display-name="Normale 2 11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0" style:display-name="Normale 2 11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1" style:display-name="Normale 2 11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2" style:display-name="Normale 2 11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3" style:display-name="Normale 2 11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4" style:display-name="Normale 2 11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5" style:display-name="Normale 2 11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6" style:display-name="Normale 2 11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7" style:display-name="Normale 2 11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8" style:display-name="Normale 2 11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9" style:display-name="Normale 2 11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" style:display-name="Normale 2 11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0" style:display-name="Normale 2 11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1" style:display-name="Normale 2 11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2" style:display-name="Normale 2 11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3" style:display-name="Normale 2 11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4" style:display-name="Normale 2 11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5" style:display-name="Normale 2 11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6" style:display-name="Normale 2 11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7" style:display-name="Normale 2 11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8" style:display-name="Normale 2 11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9" style:display-name="Normale 2 11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" style:display-name="Normale 2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" style:display-name="Normale 2 12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0" style:display-name="Normale 2 12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1" style:display-name="Normale 2 12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2" style:display-name="Normale 2 12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3" style:display-name="Normale 2 12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4" style:display-name="Normale 2 12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5" style:display-name="Normale 2 12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6" style:display-name="Normale 2 12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7" style:display-name="Normale 2 12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8" style:display-name="Normale 2 12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9" style:display-name="Normale 2 12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" style:display-name="Normale 2 1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0" style:display-name="Normale 2 12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1" style:display-name="Normale 2 12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2" style:display-name="Normale 2 12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3" style:display-name="Normale 2 12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4" style:display-name="Normale 2 12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5" style:display-name="Normale 2 12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6" style:display-name="Normale 2 12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7" style:display-name="Normale 2 12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8" style:display-name="Normale 2 12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9" style:display-name="Normale 2 12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" style:display-name="Normale 2 12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0" style:display-name="Normale 2 12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1" style:display-name="Normale 2 12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2" style:display-name="Normale 2 12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3" style:display-name="Normale 2 12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4" style:display-name="Normale 2 12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5" style:display-name="Normale 2 12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6" style:display-name="Normale 2 12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7" style:display-name="Normale 2 12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8" style:display-name="Normale 2 12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9" style:display-name="Normale 2 12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" style:display-name="Normale 2 1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0" style:display-name="Normale 2 12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1" style:display-name="Normale 2 12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2" style:display-name="Normale 2 12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3" style:display-name="Normale 2 12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4" style:display-name="Normale 2 12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5" style:display-name="Normale 2 12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6" style:display-name="Normale 2 12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7" style:display-name="Normale 2 12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8" style:display-name="Normale 2 12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9" style:display-name="Normale 2 12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4" style:display-name="Normale 2 12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40" style:display-name="Normale 2 12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41" style:display-name="Normale 2 12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42" style:display-name="Normale 2 12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5" style:display-name="Normale 2 12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6" style:display-name="Normale 2 12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7" style:display-name="Normale 2 12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8" style:display-name="Normale 2 12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9" style:display-name="Normale 2 12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" style:display-name="Normale 2 1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0" style:display-name="Normale 2 12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1" style:display-name="Normale 2 12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2" style:display-name="Normale 2 12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3" style:display-name="Normale 2 12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4" style:display-name="Normale 2 12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5" style:display-name="Normale 2 12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6" style:display-name="Normale 2 12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7" style:display-name="Normale 2 12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8" style:display-name="Normale 2 12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9" style:display-name="Normale 2 12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" style:display-name="Normale 2 1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0" style:display-name="Normale 2 12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1" style:display-name="Normale 2 12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2" style:display-name="Normale 2 12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3" style:display-name="Normale 2 12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4" style:display-name="Normale 2 12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5" style:display-name="Normale 2 12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6" style:display-name="Normale 2 12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7" style:display-name="Normale 2 12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8" style:display-name="Normale 2 12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9" style:display-name="Normale 2 12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" style:display-name="Normale 2 1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0" style:display-name="Normale 2 12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1" style:display-name="Normale 2 12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2" style:display-name="Normale 2 12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3" style:display-name="Normale 2 12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4" style:display-name="Normale 2 12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5" style:display-name="Normale 2 12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6" style:display-name="Normale 2 12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7" style:display-name="Normale 2 12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8" style:display-name="Normale 2 12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9" style:display-name="Normale 2 12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" style:display-name="Normale 2 1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0" style:display-name="Normale 2 12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1" style:display-name="Normale 2 12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2" style:display-name="Normale 2 12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3" style:display-name="Normale 2 12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4" style:display-name="Normale 2 12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5" style:display-name="Normale 2 12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6" style:display-name="Normale 2 12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7" style:display-name="Normale 2 12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8" style:display-name="Normale 2 12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9" style:display-name="Normale 2 12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" style:display-name="Normale 2 1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0" style:display-name="Normale 2 12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1" style:display-name="Normale 2 12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2" style:display-name="Normale 2 12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3" style:display-name="Normale 2 12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4" style:display-name="Normale 2 12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5" style:display-name="Normale 2 12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6" style:display-name="Normale 2 12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7" style:display-name="Normale 2 12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8" style:display-name="Normale 2 12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9" style:display-name="Normale 2 12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" style:display-name="Normale 2 1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0" style:display-name="Normale 2 12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1" style:display-name="Normale 2 12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2" style:display-name="Normale 2 12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3" style:display-name="Normale 2 12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4" style:display-name="Normale 2 12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5" style:display-name="Normale 2 12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6" style:display-name="Normale 2 12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7" style:display-name="Normale 2 12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8" style:display-name="Normale 2 12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9" style:display-name="Normale 2 12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" style:display-name="Normale 2 1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0" style:display-name="Normale 2 12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1" style:display-name="Normale 2 12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2" style:display-name="Normale 2 12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3" style:display-name="Normale 2 12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4" style:display-name="Normale 2 12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5" style:display-name="Normale 2 12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6" style:display-name="Normale 2 12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7" style:display-name="Normale 2 12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8" style:display-name="Normale 2 12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9" style:display-name="Normale 2 12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" style:display-name="Normale 2 1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0" style:display-name="Normale 2 12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1" style:display-name="Normale 2 12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2" style:display-name="Normale 2 12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3" style:display-name="Normale 2 12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4" style:display-name="Normale 2 12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5" style:display-name="Normale 2 12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6" style:display-name="Normale 2 12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7" style:display-name="Normale 2 12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8" style:display-name="Normale 2 12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9" style:display-name="Normale 2 12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" style:display-name="Normale 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" style:display-name="Normale 2 13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0" style:display-name="Normale 2 13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1" style:display-name="Normale 2 13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2" style:display-name="Normale 2 13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3" style:display-name="Normale 2 13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4" style:display-name="Normale 2 13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5" style:display-name="Normale 2 13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6" style:display-name="Normale 2 13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7" style:display-name="Normale 2 13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8" style:display-name="Normale 2 13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9" style:display-name="Normale 2 13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" style:display-name="Normale 2 13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0" style:display-name="Normale 2 13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1" style:display-name="Normale 2 13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2" style:display-name="Normale 2 13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3" style:display-name="Normale 2 13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4" style:display-name="Normale 2 13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5" style:display-name="Normale 2 13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6" style:display-name="Normale 2 13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7" style:display-name="Normale 2 13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8" style:display-name="Normale 2 13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9" style:display-name="Normale 2 13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" style:display-name="Normale 2 13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0" style:display-name="Normale 2 13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1" style:display-name="Normale 2 13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2" style:display-name="Normale 2 13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3" style:display-name="Normale 2 13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4" style:display-name="Normale 2 13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5" style:display-name="Normale 2 13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6" style:display-name="Normale 2 13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7" style:display-name="Normale 2 13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8" style:display-name="Normale 2 13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9" style:display-name="Normale 2 13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" style:display-name="Normale 2 13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0" style:display-name="Normale 2 13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1" style:display-name="Normale 2 13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2" style:display-name="Normale 2 13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3" style:display-name="Normale 2 13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4" style:display-name="Normale 2 13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5" style:display-name="Normale 2 13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6" style:display-name="Normale 2 13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7" style:display-name="Normale 2 13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8" style:display-name="Normale 2 13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9" style:display-name="Normale 2 13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4" style:display-name="Normale 2 13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40" style:display-name="Normale 2 13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41" style:display-name="Normale 2 13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42" style:display-name="Normale 2 13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5" style:display-name="Normale 2 13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6" style:display-name="Normale 2 13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7" style:display-name="Normale 2 13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8" style:display-name="Normale 2 13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9" style:display-name="Normale 2 13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" style:display-name="Normale 2 1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0" style:display-name="Normale 2 13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1" style:display-name="Normale 2 13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2" style:display-name="Normale 2 13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3" style:display-name="Normale 2 13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4" style:display-name="Normale 2 13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5" style:display-name="Normale 2 13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6" style:display-name="Normale 2 13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7" style:display-name="Normale 2 13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8" style:display-name="Normale 2 13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9" style:display-name="Normale 2 13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" style:display-name="Normale 2 13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0" style:display-name="Normale 2 13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1" style:display-name="Normale 2 13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2" style:display-name="Normale 2 13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3" style:display-name="Normale 2 13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4" style:display-name="Normale 2 13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5" style:display-name="Normale 2 13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6" style:display-name="Normale 2 13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7" style:display-name="Normale 2 13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8" style:display-name="Normale 2 13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9" style:display-name="Normale 2 13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" style:display-name="Normale 2 1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0" style:display-name="Normale 2 13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1" style:display-name="Normale 2 13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2" style:display-name="Normale 2 13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3" style:display-name="Normale 2 13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4" style:display-name="Normale 2 13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5" style:display-name="Normale 2 13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6" style:display-name="Normale 2 13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7" style:display-name="Normale 2 13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8" style:display-name="Normale 2 13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9" style:display-name="Normale 2 13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" style:display-name="Normale 2 1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0" style:display-name="Normale 2 13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1" style:display-name="Normale 2 13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2" style:display-name="Normale 2 13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3" style:display-name="Normale 2 13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4" style:display-name="Normale 2 13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5" style:display-name="Normale 2 13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6" style:display-name="Normale 2 13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7" style:display-name="Normale 2 13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8" style:display-name="Normale 2 13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9" style:display-name="Normale 2 13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" style:display-name="Normale 2 1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0" style:display-name="Normale 2 13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1" style:display-name="Normale 2 13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2" style:display-name="Normale 2 13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3" style:display-name="Normale 2 13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4" style:display-name="Normale 2 13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5" style:display-name="Normale 2 13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6" style:display-name="Normale 2 13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7" style:display-name="Normale 2 13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8" style:display-name="Normale 2 13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9" style:display-name="Normale 2 13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" style:display-name="Normale 2 1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0" style:display-name="Normale 2 13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1" style:display-name="Normale 2 13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2" style:display-name="Normale 2 13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3" style:display-name="Normale 2 13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4" style:display-name="Normale 2 13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5" style:display-name="Normale 2 13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6" style:display-name="Normale 2 13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7" style:display-name="Normale 2 13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8" style:display-name="Normale 2 13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9" style:display-name="Normale 2 13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" style:display-name="Normale 2 13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0" style:display-name="Normale 2 13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1" style:display-name="Normale 2 13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2" style:display-name="Normale 2 13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3" style:display-name="Normale 2 13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4" style:display-name="Normale 2 13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5" style:display-name="Normale 2 13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6" style:display-name="Normale 2 13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7" style:display-name="Normale 2 13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8" style:display-name="Normale 2 13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9" style:display-name="Normale 2 13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" style:display-name="Normale 2 13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0" style:display-name="Normale 2 13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1" style:display-name="Normale 2 13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2" style:display-name="Normale 2 13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3" style:display-name="Normale 2 13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4" style:display-name="Normale 2 13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5" style:display-name="Normale 2 13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6" style:display-name="Normale 2 13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7" style:display-name="Normale 2 13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8" style:display-name="Normale 2 13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9" style:display-name="Normale 2 13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" style:display-name="Normale 2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" style:display-name="Normale 2 1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0" style:display-name="Normale 2 14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1" style:display-name="Normale 2 14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2" style:display-name="Normale 2 14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3" style:display-name="Normale 2 14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4" style:display-name="Normale 2 14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5" style:display-name="Normale 2 14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6" style:display-name="Normale 2 14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7" style:display-name="Normale 2 14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8" style:display-name="Normale 2 14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9" style:display-name="Normale 2 14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" style:display-name="Normale 2 1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0" style:display-name="Normale 2 14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1" style:display-name="Normale 2 14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2" style:display-name="Normale 2 14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3" style:display-name="Normale 2 14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4" style:display-name="Normale 2 14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5" style:display-name="Normale 2 14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6" style:display-name="Normale 2 14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7" style:display-name="Normale 2 14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8" style:display-name="Normale 2 14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9" style:display-name="Normale 2 14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" style:display-name="Normale 2 1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0" style:display-name="Normale 2 14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1" style:display-name="Normale 2 14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2" style:display-name="Normale 2 14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3" style:display-name="Normale 2 14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4" style:display-name="Normale 2 14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5" style:display-name="Normale 2 14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6" style:display-name="Normale 2 14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7" style:display-name="Normale 2 14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8" style:display-name="Normale 2 14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9" style:display-name="Normale 2 14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" style:display-name="Normale 2 1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0" style:display-name="Normale 2 14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1" style:display-name="Normale 2 14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2" style:display-name="Normale 2 14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3" style:display-name="Normale 2 14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4" style:display-name="Normale 2 14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5" style:display-name="Normale 2 14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6" style:display-name="Normale 2 14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7" style:display-name="Normale 2 14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8" style:display-name="Normale 2 14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9" style:display-name="Normale 2 14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4" style:display-name="Normale 2 1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40" style:display-name="Normale 2 14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41" style:display-name="Normale 2 14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42" style:display-name="Normale 2 14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5" style:display-name="Normale 2 1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6" style:display-name="Normale 2 1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7" style:display-name="Normale 2 1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8" style:display-name="Normale 2 1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9" style:display-name="Normale 2 1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" style:display-name="Normale 2 1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0" style:display-name="Normale 2 1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1" style:display-name="Normale 2 1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2" style:display-name="Normale 2 1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3" style:display-name="Normale 2 1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4" style:display-name="Normale 2 1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5" style:display-name="Normale 2 1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6" style:display-name="Normale 2 1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7" style:display-name="Normale 2 1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8" style:display-name="Normale 2 1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9" style:display-name="Normale 2 1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" style:display-name="Normale 2 1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0" style:display-name="Normale 2 1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1" style:display-name="Normale 2 1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2" style:display-name="Normale 2 1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3" style:display-name="Normale 2 1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4" style:display-name="Normale 2 1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5" style:display-name="Normale 2 1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6" style:display-name="Normale 2 1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7" style:display-name="Normale 2 1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8" style:display-name="Normale 2 1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9" style:display-name="Normale 2 1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" style:display-name="Normale 2 1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0" style:display-name="Normale 2 1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1" style:display-name="Normale 2 1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2" style:display-name="Normale 2 1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3" style:display-name="Normale 2 1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4" style:display-name="Normale 2 1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5" style:display-name="Normale 2 1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6" style:display-name="Normale 2 1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7" style:display-name="Normale 2 1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8" style:display-name="Normale 2 1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9" style:display-name="Normale 2 1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" style:display-name="Normale 2 1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0" style:display-name="Normale 2 1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1" style:display-name="Normale 2 1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2" style:display-name="Normale 2 1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3" style:display-name="Normale 2 1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4" style:display-name="Normale 2 1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5" style:display-name="Normale 2 14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6" style:display-name="Normale 2 14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7" style:display-name="Normale 2 14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8" style:display-name="Normale 2 14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9" style:display-name="Normale 2 14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" style:display-name="Normale 2 1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0" style:display-name="Normale 2 14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1" style:display-name="Normale 2 14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2" style:display-name="Normale 2 14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3" style:display-name="Normale 2 14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4" style:display-name="Normale 2 14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5" style:display-name="Normale 2 14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6" style:display-name="Normale 2 14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7" style:display-name="Normale 2 14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8" style:display-name="Normale 2 14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9" style:display-name="Normale 2 14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" style:display-name="Normale 2 1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0" style:display-name="Normale 2 14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1" style:display-name="Normale 2 14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2" style:display-name="Normale 2 14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3" style:display-name="Normale 2 14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4" style:display-name="Normale 2 14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5" style:display-name="Normale 2 14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6" style:display-name="Normale 2 14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7" style:display-name="Normale 2 14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8" style:display-name="Normale 2 14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9" style:display-name="Normale 2 14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" style:display-name="Normale 2 1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0" style:display-name="Normale 2 14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1" style:display-name="Normale 2 14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2" style:display-name="Normale 2 14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3" style:display-name="Normale 2 14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4" style:display-name="Normale 2 14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5" style:display-name="Normale 2 14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6" style:display-name="Normale 2 14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7" style:display-name="Normale 2 14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8" style:display-name="Normale 2 14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9" style:display-name="Normale 2 14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" style:display-name="Normale 2 1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0" style:display-name="Normale 2 14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1" style:display-name="Normale 2 14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2" style:display-name="Normale 2 14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3" style:display-name="Normale 2 14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4" style:display-name="Normale 2 14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5" style:display-name="Normale 2 14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6" style:display-name="Normale 2 14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7" style:display-name="Normale 2 14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8" style:display-name="Normale 2 14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9" style:display-name="Normale 2 14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" style:display-name="Normale 2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" style:display-name="Normale 2 15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0" style:display-name="Normale 2 15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1" style:display-name="Normale 2 15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2" style:display-name="Normale 2 15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3" style:display-name="Normale 2 15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4" style:display-name="Normale 2 15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5" style:display-name="Normale 2 15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6" style:display-name="Normale 2 15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7" style:display-name="Normale 2 15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8" style:display-name="Normale 2 15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9" style:display-name="Normale 2 15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" style:display-name="Normale 2 15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0" style:display-name="Normale 2 15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1" style:display-name="Normale 2 15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2" style:display-name="Normale 2 15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3" style:display-name="Normale 2 15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4" style:display-name="Normale 2 15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5" style:display-name="Normale 2 15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6" style:display-name="Normale 2 15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7" style:display-name="Normale 2 15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8" style:display-name="Normale 2 15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9" style:display-name="Normale 2 15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" style:display-name="Normale 2 15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0" style:display-name="Normale 2 15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1" style:display-name="Normale 2 15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2" style:display-name="Normale 2 15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3" style:display-name="Normale 2 15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4" style:display-name="Normale 2 15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5" style:display-name="Normale 2 15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6" style:display-name="Normale 2 15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7" style:display-name="Normale 2 15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8" style:display-name="Normale 2 15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9" style:display-name="Normale 2 15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" style:display-name="Normale 2 15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0" style:display-name="Normale 2 15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1" style:display-name="Normale 2 15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2" style:display-name="Normale 2 15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3" style:display-name="Normale 2 15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4" style:display-name="Normale 2 15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5" style:display-name="Normale 2 15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6" style:display-name="Normale 2 15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7" style:display-name="Normale 2 15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8" style:display-name="Normale 2 15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9" style:display-name="Normale 2 15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4" style:display-name="Normale 2 15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40" style:display-name="Normale 2 15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41" style:display-name="Normale 2 15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42" style:display-name="Normale 2 15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5" style:display-name="Normale 2 15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6" style:display-name="Normale 2 15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7" style:display-name="Normale 2 15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8" style:display-name="Normale 2 15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9" style:display-name="Normale 2 15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" style:display-name="Normale 2 15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0" style:display-name="Normale 2 15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1" style:display-name="Normale 2 15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2" style:display-name="Normale 2 15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3" style:display-name="Normale 2 15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4" style:display-name="Normale 2 15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5" style:display-name="Normale 2 15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6" style:display-name="Normale 2 15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7" style:display-name="Normale 2 15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8" style:display-name="Normale 2 15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9" style:display-name="Normale 2 15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" style:display-name="Normale 2 15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0" style:display-name="Normale 2 15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1" style:display-name="Normale 2 15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2" style:display-name="Normale 2 15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3" style:display-name="Normale 2 15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4" style:display-name="Normale 2 15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5" style:display-name="Normale 2 15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6" style:display-name="Normale 2 15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7" style:display-name="Normale 2 15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8" style:display-name="Normale 2 15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9" style:display-name="Normale 2 15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" style:display-name="Normale 2 15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0" style:display-name="Normale 2 15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1" style:display-name="Normale 2 15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2" style:display-name="Normale 2 15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3" style:display-name="Normale 2 15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4" style:display-name="Normale 2 15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5" style:display-name="Normale 2 15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6" style:display-name="Normale 2 15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7" style:display-name="Normale 2 15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8" style:display-name="Normale 2 15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9" style:display-name="Normale 2 15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" style:display-name="Normale 2 15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0" style:display-name="Normale 2 15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1" style:display-name="Normale 2 15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2" style:display-name="Normale 2 15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3" style:display-name="Normale 2 15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4" style:display-name="Normale 2 15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5" style:display-name="Normale 2 15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6" style:display-name="Normale 2 15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7" style:display-name="Normale 2 15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8" style:display-name="Normale 2 15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9" style:display-name="Normale 2 15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" style:display-name="Normale 2 15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0" style:display-name="Normale 2 15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1" style:display-name="Normale 2 15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2" style:display-name="Normale 2 15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3" style:display-name="Normale 2 15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4" style:display-name="Normale 2 15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5" style:display-name="Normale 2 15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6" style:display-name="Normale 2 15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7" style:display-name="Normale 2 15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8" style:display-name="Normale 2 15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9" style:display-name="Normale 2 15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" style:display-name="Normale 2 15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0" style:display-name="Normale 2 15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1" style:display-name="Normale 2 15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2" style:display-name="Normale 2 15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3" style:display-name="Normale 2 15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4" style:display-name="Normale 2 15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5" style:display-name="Normale 2 15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6" style:display-name="Normale 2 15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7" style:display-name="Normale 2 15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8" style:display-name="Normale 2 15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9" style:display-name="Normale 2 15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" style:display-name="Normale 2 15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0" style:display-name="Normale 2 15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1" style:display-name="Normale 2 15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2" style:display-name="Normale 2 15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3" style:display-name="Normale 2 15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4" style:display-name="Normale 2 15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5" style:display-name="Normale 2 15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6" style:display-name="Normale 2 15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7" style:display-name="Normale 2 15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8" style:display-name="Normale 2 15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9" style:display-name="Normale 2 15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" style:display-name="Normale 2 15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0" style:display-name="Normale 2 15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1" style:display-name="Normale 2 15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2" style:display-name="Normale 2 15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3" style:display-name="Normale 2 15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4" style:display-name="Normale 2 15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5" style:display-name="Normale 2 15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6" style:display-name="Normale 2 15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7" style:display-name="Normale 2 15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8" style:display-name="Normale 2 15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9" style:display-name="Normale 2 15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" style:display-name="Normale 2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" style:display-name="Normale 2 16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0" style:display-name="Normale 2 16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1" style:display-name="Normale 2 16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2" style:display-name="Normale 2 16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3" style:display-name="Normale 2 16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4" style:display-name="Normale 2 16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5" style:display-name="Normale 2 16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6" style:display-name="Normale 2 16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7" style:display-name="Normale 2 16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8" style:display-name="Normale 2 16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9" style:display-name="Normale 2 16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" style:display-name="Normale 2 16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0" style:display-name="Normale 2 16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1" style:display-name="Normale 2 16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2" style:display-name="Normale 2 16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3" style:display-name="Normale 2 16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4" style:display-name="Normale 2 16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5" style:display-name="Normale 2 16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6" style:display-name="Normale 2 16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7" style:display-name="Normale 2 16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8" style:display-name="Normale 2 16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9" style:display-name="Normale 2 16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" style:display-name="Normale 2 16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0" style:display-name="Normale 2 16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1" style:display-name="Normale 2 16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2" style:display-name="Normale 2 16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3" style:display-name="Normale 2 16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4" style:display-name="Normale 2 16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5" style:display-name="Normale 2 16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6" style:display-name="Normale 2 16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7" style:display-name="Normale 2 16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8" style:display-name="Normale 2 16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9" style:display-name="Normale 2 16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" style:display-name="Normale 2 16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0" style:display-name="Normale 2 16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1" style:display-name="Normale 2 16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2" style:display-name="Normale 2 16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3" style:display-name="Normale 2 16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4" style:display-name="Normale 2 16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5" style:display-name="Normale 2 16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6" style:display-name="Normale 2 16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7" style:display-name="Normale 2 16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8" style:display-name="Normale 2 16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9" style:display-name="Normale 2 16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4" style:display-name="Normale 2 16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40" style:display-name="Normale 2 16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41" style:display-name="Normale 2 16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42" style:display-name="Normale 2 16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5" style:display-name="Normale 2 16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6" style:display-name="Normale 2 16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7" style:display-name="Normale 2 16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8" style:display-name="Normale 2 16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9" style:display-name="Normale 2 16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" style:display-name="Normale 2 16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0" style:display-name="Normale 2 16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1" style:display-name="Normale 2 16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2" style:display-name="Normale 2 16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3" style:display-name="Normale 2 16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4" style:display-name="Normale 2 16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5" style:display-name="Normale 2 16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6" style:display-name="Normale 2 16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7" style:display-name="Normale 2 16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8" style:display-name="Normale 2 16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9" style:display-name="Normale 2 16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" style:display-name="Normale 2 16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0" style:display-name="Normale 2 16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1" style:display-name="Normale 2 16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2" style:display-name="Normale 2 16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3" style:display-name="Normale 2 16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4" style:display-name="Normale 2 16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5" style:display-name="Normale 2 16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6" style:display-name="Normale 2 16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7" style:display-name="Normale 2 16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8" style:display-name="Normale 2 16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9" style:display-name="Normale 2 16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" style:display-name="Normale 2 16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0" style:display-name="Normale 2 16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1" style:display-name="Normale 2 16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2" style:display-name="Normale 2 16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3" style:display-name="Normale 2 16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4" style:display-name="Normale 2 16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5" style:display-name="Normale 2 16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6" style:display-name="Normale 2 16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7" style:display-name="Normale 2 16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8" style:display-name="Normale 2 16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9" style:display-name="Normale 2 16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" style:display-name="Normale 2 16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0" style:display-name="Normale 2 16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1" style:display-name="Normale 2 16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2" style:display-name="Normale 2 16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3" style:display-name="Normale 2 16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4" style:display-name="Normale 2 16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5" style:display-name="Normale 2 16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6" style:display-name="Normale 2 16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7" style:display-name="Normale 2 16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8" style:display-name="Normale 2 16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9" style:display-name="Normale 2 16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" style:display-name="Normale 2 16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0" style:display-name="Normale 2 16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1" style:display-name="Normale 2 16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2" style:display-name="Normale 2 16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3" style:display-name="Normale 2 16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4" style:display-name="Normale 2 16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5" style:display-name="Normale 2 16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6" style:display-name="Normale 2 16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7" style:display-name="Normale 2 16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8" style:display-name="Normale 2 16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9" style:display-name="Normale 2 16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" style:display-name="Normale 2 16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0" style:display-name="Normale 2 16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1" style:display-name="Normale 2 16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2" style:display-name="Normale 2 16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3" style:display-name="Normale 2 16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4" style:display-name="Normale 2 16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5" style:display-name="Normale 2 16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6" style:display-name="Normale 2 16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7" style:display-name="Normale 2 16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8" style:display-name="Normale 2 16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9" style:display-name="Normale 2 16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" style:display-name="Normale 2 16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0" style:display-name="Normale 2 16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1" style:display-name="Normale 2 16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2" style:display-name="Normale 2 16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3" style:display-name="Normale 2 16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4" style:display-name="Normale 2 16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5" style:display-name="Normale 2 16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6" style:display-name="Normale 2 16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7" style:display-name="Normale 2 16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8" style:display-name="Normale 2 16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9" style:display-name="Normale 2 16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" style:display-name="Normale 2 16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0" style:display-name="Normale 2 16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1" style:display-name="Normale 2 16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2" style:display-name="Normale 2 16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3" style:display-name="Normale 2 16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4" style:display-name="Normale 2 16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5" style:display-name="Normale 2 16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6" style:display-name="Normale 2 16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7" style:display-name="Normale 2 16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8" style:display-name="Normale 2 16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9" style:display-name="Normale 2 16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" style:display-name="Normale 2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" style:display-name="Normale 2 17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0" style:display-name="Normale 2 17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1" style:display-name="Normale 2 17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2" style:display-name="Normale 2 17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3" style:display-name="Normale 2 17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4" style:display-name="Normale 2 17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5" style:display-name="Normale 2 17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6" style:display-name="Normale 2 17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7" style:display-name="Normale 2 17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8" style:display-name="Normale 2 17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9" style:display-name="Normale 2 17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" style:display-name="Normale 2 17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0" style:display-name="Normale 2 17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1" style:display-name="Normale 2 17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2" style:display-name="Normale 2 17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3" style:display-name="Normale 2 17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4" style:display-name="Normale 2 17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5" style:display-name="Normale 2 17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6" style:display-name="Normale 2 17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7" style:display-name="Normale 2 17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8" style:display-name="Normale 2 17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9" style:display-name="Normale 2 17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" style:display-name="Normale 2 17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0" style:display-name="Normale 2 17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1" style:display-name="Normale 2 17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2" style:display-name="Normale 2 17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3" style:display-name="Normale 2 17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4" style:display-name="Normale 2 17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5" style:display-name="Normale 2 17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6" style:display-name="Normale 2 17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7" style:display-name="Normale 2 17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8" style:display-name="Normale 2 17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9" style:display-name="Normale 2 17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" style:display-name="Normale 2 17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0" style:display-name="Normale 2 17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1" style:display-name="Normale 2 17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2" style:display-name="Normale 2 17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3" style:display-name="Normale 2 17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4" style:display-name="Normale 2 17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5" style:display-name="Normale 2 17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6" style:display-name="Normale 2 17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7" style:display-name="Normale 2 17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8" style:display-name="Normale 2 17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9" style:display-name="Normale 2 17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4" style:display-name="Normale 2 17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40" style:display-name="Normale 2 17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41" style:display-name="Normale 2 17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42" style:display-name="Normale 2 17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5" style:display-name="Normale 2 17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6" style:display-name="Normale 2 17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7" style:display-name="Normale 2 17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8" style:display-name="Normale 2 17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9" style:display-name="Normale 2 17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" style:display-name="Normale 2 17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0" style:display-name="Normale 2 17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1" style:display-name="Normale 2 17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2" style:display-name="Normale 2 17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3" style:display-name="Normale 2 17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4" style:display-name="Normale 2 17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5" style:display-name="Normale 2 17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6" style:display-name="Normale 2 17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7" style:display-name="Normale 2 17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8" style:display-name="Normale 2 17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9" style:display-name="Normale 2 17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" style:display-name="Normale 2 17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0" style:display-name="Normale 2 17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1" style:display-name="Normale 2 17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2" style:display-name="Normale 2 17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3" style:display-name="Normale 2 17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4" style:display-name="Normale 2 17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5" style:display-name="Normale 2 17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6" style:display-name="Normale 2 17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7" style:display-name="Normale 2 17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8" style:display-name="Normale 2 17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9" style:display-name="Normale 2 17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" style:display-name="Normale 2 17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0" style:display-name="Normale 2 17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1" style:display-name="Normale 2 17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2" style:display-name="Normale 2 17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3" style:display-name="Normale 2 17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4" style:display-name="Normale 2 17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5" style:display-name="Normale 2 17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6" style:display-name="Normale 2 17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7" style:display-name="Normale 2 17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8" style:display-name="Normale 2 17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9" style:display-name="Normale 2 17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" style:display-name="Normale 2 17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0" style:display-name="Normale 2 17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1" style:display-name="Normale 2 17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2" style:display-name="Normale 2 17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3" style:display-name="Normale 2 17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4" style:display-name="Normale 2 17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5" style:display-name="Normale 2 17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6" style:display-name="Normale 2 17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7" style:display-name="Normale 2 17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8" style:display-name="Normale 2 17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9" style:display-name="Normale 2 17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" style:display-name="Normale 2 17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0" style:display-name="Normale 2 17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1" style:display-name="Normale 2 17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2" style:display-name="Normale 2 17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3" style:display-name="Normale 2 17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4" style:display-name="Normale 2 17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5" style:display-name="Normale 2 17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6" style:display-name="Normale 2 17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7" style:display-name="Normale 2 17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8" style:display-name="Normale 2 17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9" style:display-name="Normale 2 17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" style:display-name="Normale 2 17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0" style:display-name="Normale 2 17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1" style:display-name="Normale 2 17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2" style:display-name="Normale 2 17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3" style:display-name="Normale 2 17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4" style:display-name="Normale 2 17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5" style:display-name="Normale 2 17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6" style:display-name="Normale 2 17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7" style:display-name="Normale 2 17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8" style:display-name="Normale 2 17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9" style:display-name="Normale 2 17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" style:display-name="Normale 2 17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0" style:display-name="Normale 2 17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1" style:display-name="Normale 2 17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2" style:display-name="Normale 2 17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3" style:display-name="Normale 2 17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4" style:display-name="Normale 2 17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5" style:display-name="Normale 2 17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6" style:display-name="Normale 2 17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7" style:display-name="Normale 2 17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8" style:display-name="Normale 2 17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9" style:display-name="Normale 2 17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" style:display-name="Normale 2 17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0" style:display-name="Normale 2 17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1" style:display-name="Normale 2 17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2" style:display-name="Normale 2 17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3" style:display-name="Normale 2 17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4" style:display-name="Normale 2 17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5" style:display-name="Normale 2 17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6" style:display-name="Normale 2 17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7" style:display-name="Normale 2 17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8" style:display-name="Normale 2 17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9" style:display-name="Normale 2 17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" style:display-name="Normale 2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" style:display-name="Normale 2 18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0" style:display-name="Normale 2 18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1" style:display-name="Normale 2 18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2" style:display-name="Normale 2 18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3" style:display-name="Normale 2 18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4" style:display-name="Normale 2 18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5" style:display-name="Normale 2 18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6" style:display-name="Normale 2 18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7" style:display-name="Normale 2 18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8" style:display-name="Normale 2 18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9" style:display-name="Normale 2 18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" style:display-name="Normale 2 18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0" style:display-name="Normale 2 18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1" style:display-name="Normale 2 18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2" style:display-name="Normale 2 18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3" style:display-name="Normale 2 18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4" style:display-name="Normale 2 18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5" style:display-name="Normale 2 18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6" style:display-name="Normale 2 18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7" style:display-name="Normale 2 18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8" style:display-name="Normale 2 18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9" style:display-name="Normale 2 18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" style:display-name="Normale 2 18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0" style:display-name="Normale 2 18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1" style:display-name="Normale 2 18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2" style:display-name="Normale 2 18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3" style:display-name="Normale 2 18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4" style:display-name="Normale 2 18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5" style:display-name="Normale 2 18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6" style:display-name="Normale 2 18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7" style:display-name="Normale 2 18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8" style:display-name="Normale 2 18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9" style:display-name="Normale 2 18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" style:display-name="Normale 2 18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0" style:display-name="Normale 2 18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1" style:display-name="Normale 2 18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2" style:display-name="Normale 2 18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3" style:display-name="Normale 2 18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4" style:display-name="Normale 2 18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5" style:display-name="Normale 2 18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6" style:display-name="Normale 2 18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7" style:display-name="Normale 2 18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8" style:display-name="Normale 2 18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9" style:display-name="Normale 2 18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4" style:display-name="Normale 2 18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40" style:display-name="Normale 2 18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41" style:display-name="Normale 2 18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42" style:display-name="Normale 2 18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5" style:display-name="Normale 2 18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6" style:display-name="Normale 2 18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7" style:display-name="Normale 2 18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8" style:display-name="Normale 2 18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9" style:display-name="Normale 2 18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" style:display-name="Normale 2 18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0" style:display-name="Normale 2 18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1" style:display-name="Normale 2 18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2" style:display-name="Normale 2 18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3" style:display-name="Normale 2 18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4" style:display-name="Normale 2 18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5" style:display-name="Normale 2 18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6" style:display-name="Normale 2 18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7" style:display-name="Normale 2 18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8" style:display-name="Normale 2 18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9" style:display-name="Normale 2 18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" style:display-name="Normale 2 18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0" style:display-name="Normale 2 18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1" style:display-name="Normale 2 18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2" style:display-name="Normale 2 18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3" style:display-name="Normale 2 18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4" style:display-name="Normale 2 18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5" style:display-name="Normale 2 18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6" style:display-name="Normale 2 18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7" style:display-name="Normale 2 18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8" style:display-name="Normale 2 18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9" style:display-name="Normale 2 18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" style:display-name="Normale 2 18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0" style:display-name="Normale 2 18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1" style:display-name="Normale 2 18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2" style:display-name="Normale 2 18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3" style:display-name="Normale 2 18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4" style:display-name="Normale 2 18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5" style:display-name="Normale 2 18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6" style:display-name="Normale 2 18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7" style:display-name="Normale 2 18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8" style:display-name="Normale 2 18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9" style:display-name="Normale 2 18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" style:display-name="Normale 2 18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0" style:display-name="Normale 2 18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1" style:display-name="Normale 2 18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2" style:display-name="Normale 2 18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3" style:display-name="Normale 2 18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4" style:display-name="Normale 2 18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5" style:display-name="Normale 2 18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6" style:display-name="Normale 2 18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7" style:display-name="Normale 2 18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8" style:display-name="Normale 2 18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9" style:display-name="Normale 2 18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" style:display-name="Normale 2 18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0" style:display-name="Normale 2 18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1" style:display-name="Normale 2 18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2" style:display-name="Normale 2 18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3" style:display-name="Normale 2 18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4" style:display-name="Normale 2 18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5" style:display-name="Normale 2 18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6" style:display-name="Normale 2 18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7" style:display-name="Normale 2 18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8" style:display-name="Normale 2 18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9" style:display-name="Normale 2 18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" style:display-name="Normale 2 18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0" style:display-name="Normale 2 18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1" style:display-name="Normale 2 18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2" style:display-name="Normale 2 18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3" style:display-name="Normale 2 18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4" style:display-name="Normale 2 18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5" style:display-name="Normale 2 18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6" style:display-name="Normale 2 18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7" style:display-name="Normale 2 18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8" style:display-name="Normale 2 18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9" style:display-name="Normale 2 18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" style:display-name="Normale 2 18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0" style:display-name="Normale 2 18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1" style:display-name="Normale 2 18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2" style:display-name="Normale 2 18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3" style:display-name="Normale 2 18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4" style:display-name="Normale 2 18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5" style:display-name="Normale 2 18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6" style:display-name="Normale 2 18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7" style:display-name="Normale 2 18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8" style:display-name="Normale 2 18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9" style:display-name="Normale 2 18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" style:display-name="Normale 2 18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0" style:display-name="Normale 2 18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1" style:display-name="Normale 2 18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2" style:display-name="Normale 2 18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3" style:display-name="Normale 2 18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4" style:display-name="Normale 2 18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5" style:display-name="Normale 2 18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6" style:display-name="Normale 2 18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7" style:display-name="Normale 2 18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8" style:display-name="Normale 2 18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9" style:display-name="Normale 2 18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" style:display-name="Normale 2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" style:display-name="Normale 2 19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0" style:display-name="Normale 2 19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1" style:display-name="Normale 2 19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2" style:display-name="Normale 2 19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3" style:display-name="Normale 2 19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4" style:display-name="Normale 2 19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5" style:display-name="Normale 2 19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6" style:display-name="Normale 2 19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7" style:display-name="Normale 2 19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8" style:display-name="Normale 2 19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9" style:display-name="Normale 2 19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" style:display-name="Normale 2 19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0" style:display-name="Normale 2 19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1" style:display-name="Normale 2 19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2" style:display-name="Normale 2 19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3" style:display-name="Normale 2 19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4" style:display-name="Normale 2 19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5" style:display-name="Normale 2 19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6" style:display-name="Normale 2 19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7" style:display-name="Normale 2 19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8" style:display-name="Normale 2 19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9" style:display-name="Normale 2 19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" style:display-name="Normale 2 19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0" style:display-name="Normale 2 19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1" style:display-name="Normale 2 19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2" style:display-name="Normale 2 19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3" style:display-name="Normale 2 19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4" style:display-name="Normale 2 19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5" style:display-name="Normale 2 19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6" style:display-name="Normale 2 19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7" style:display-name="Normale 2 19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8" style:display-name="Normale 2 19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9" style:display-name="Normale 2 19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" style:display-name="Normale 2 19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0" style:display-name="Normale 2 19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1" style:display-name="Normale 2 19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2" style:display-name="Normale 2 19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3" style:display-name="Normale 2 19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4" style:display-name="Normale 2 19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5" style:display-name="Normale 2 19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6" style:display-name="Normale 2 19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7" style:display-name="Normale 2 19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8" style:display-name="Normale 2 19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9" style:display-name="Normale 2 19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4" style:display-name="Normale 2 19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40" style:display-name="Normale 2 19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41" style:display-name="Normale 2 19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42" style:display-name="Normale 2 19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5" style:display-name="Normale 2 19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6" style:display-name="Normale 2 19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7" style:display-name="Normale 2 19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8" style:display-name="Normale 2 19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9" style:display-name="Normale 2 19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" style:display-name="Normale 2 19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0" style:display-name="Normale 2 19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1" style:display-name="Normale 2 19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2" style:display-name="Normale 2 19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3" style:display-name="Normale 2 19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4" style:display-name="Normale 2 19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5" style:display-name="Normale 2 19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6" style:display-name="Normale 2 19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7" style:display-name="Normale 2 19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8" style:display-name="Normale 2 19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9" style:display-name="Normale 2 19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" style:display-name="Normale 2 19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0" style:display-name="Normale 2 19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1" style:display-name="Normale 2 19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2" style:display-name="Normale 2 19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3" style:display-name="Normale 2 19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4" style:display-name="Normale 2 19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5" style:display-name="Normale 2 19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6" style:display-name="Normale 2 19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7" style:display-name="Normale 2 19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8" style:display-name="Normale 2 19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9" style:display-name="Normale 2 19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" style:display-name="Normale 2 19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0" style:display-name="Normale 2 19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1" style:display-name="Normale 2 19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2" style:display-name="Normale 2 19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3" style:display-name="Normale 2 19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4" style:display-name="Normale 2 19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5" style:display-name="Normale 2 19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6" style:display-name="Normale 2 19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7" style:display-name="Normale 2 19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8" style:display-name="Normale 2 19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9" style:display-name="Normale 2 19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" style:display-name="Normale 2 19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0" style:display-name="Normale 2 19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1" style:display-name="Normale 2 19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2" style:display-name="Normale 2 19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3" style:display-name="Normale 2 19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4" style:display-name="Normale 2 19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5" style:display-name="Normale 2 19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6" style:display-name="Normale 2 19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7" style:display-name="Normale 2 19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8" style:display-name="Normale 2 19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9" style:display-name="Normale 2 19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" style:display-name="Normale 2 19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0" style:display-name="Normale 2 19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1" style:display-name="Normale 2 19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2" style:display-name="Normale 2 19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3" style:display-name="Normale 2 19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4" style:display-name="Normale 2 19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5" style:display-name="Normale 2 19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6" style:display-name="Normale 2 19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7" style:display-name="Normale 2 19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8" style:display-name="Normale 2 19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9" style:display-name="Normale 2 19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" style:display-name="Normale 2 19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0" style:display-name="Normale 2 19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1" style:display-name="Normale 2 19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2" style:display-name="Normale 2 19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3" style:display-name="Normale 2 19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4" style:display-name="Normale 2 19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5" style:display-name="Normale 2 19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6" style:display-name="Normale 2 19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7" style:display-name="Normale 2 19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8" style:display-name="Normale 2 19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9" style:display-name="Normale 2 19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" style:display-name="Normale 2 19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0" style:display-name="Normale 2 19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1" style:display-name="Normale 2 19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2" style:display-name="Normale 2 19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3" style:display-name="Normale 2 19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4" style:display-name="Normale 2 19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5" style:display-name="Normale 2 19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6" style:display-name="Normale 2 19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7" style:display-name="Normale 2 19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8" style:display-name="Normale 2 19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9" style:display-name="Normale 2 19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" style:display-name="Normale 2 19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0" style:display-name="Normale 2 19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1" style:display-name="Normale 2 19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2" style:display-name="Normale 2 19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3" style:display-name="Normale 2 19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4" style:display-name="Normale 2 19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5" style:display-name="Normale 2 19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6" style:display-name="Normale 2 19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7" style:display-name="Normale 2 19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8" style:display-name="Normale 2 19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9" style:display-name="Normale 2 19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" style:display-name="Normale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" style:display-name="Normale 2 2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0" style:display-name="Normale 2 2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1" style:display-name="Normale 2 2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2" style:display-name="Normale 2 2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3" style:display-name="Normale 2 2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4" style:display-name="Normale 2 2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5" style:display-name="Normale 2 2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6" style:display-name="Normale 2 2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7" style:display-name="Normale 2 2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8" style:display-name="Normale 2 2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9" style:display-name="Normale 2 2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" style:display-name="Normale 2 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0" style:display-name="Normale 2 2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1" style:display-name="Normale 2 2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2" style:display-name="Normale 2 2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3" style:display-name="Normale 2 2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4" style:display-name="Normale 2 2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5" style:display-name="Normale 2 2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6" style:display-name="Normale 2 2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7" style:display-name="Normale 2 2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8" style:display-name="Normale 2 2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9" style:display-name="Normale 2 2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" style:display-name="Normale 2 2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0" style:display-name="Normale 2 2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1" style:display-name="Normale 2 2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2" style:display-name="Normale 2 2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3" style:display-name="Normale 2 2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4" style:display-name="Normale 2 2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5" style:display-name="Normale 2 2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6" style:display-name="Normale 2 2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7" style:display-name="Normale 2 2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8" style:display-name="Normale 2 2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9" style:display-name="Normale 2 2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" style:display-name="Normale 2 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0" style:display-name="Normale 2 2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1" style:display-name="Normale 2 2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2" style:display-name="Normale 2 2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3" style:display-name="Normale 2 2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4" style:display-name="Normale 2 2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5" style:display-name="Normale 2 2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6" style:display-name="Normale 2 2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7" style:display-name="Normale 2 2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8" style:display-name="Normale 2 2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9" style:display-name="Normale 2 2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" style:display-name="Normale 2 2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0" style:display-name="Normale 2 2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1" style:display-name="Normale 2 2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2" style:display-name="Normale 2 2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3" style:display-name="Normale 2 2 1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4" style:display-name="Normale 2 2 1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5" style:display-name="Normale 2 2 1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6" style:display-name="Normale 2 2 1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7" style:display-name="Normale 2 2 1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8" style:display-name="Normale 2 2 1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9" style:display-name="Normale 2 2 1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" style:display-name="Normale 2 2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0" style:display-name="Normale 2 2 1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1" style:display-name="Normale 2 2 1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2" style:display-name="Normale 2 2 1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3" style:display-name="Normale 2 2 1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4" style:display-name="Normale 2 2 1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5" style:display-name="Normale 2 2 1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6" style:display-name="Normale 2 2 1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7" style:display-name="Normale 2 2 1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8" style:display-name="Normale 2 2 1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9" style:display-name="Normale 2 2 1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" style:display-name="Normale 2 2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0" style:display-name="Normale 2 2 1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1" style:display-name="Normale 2 2 1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2" style:display-name="Normale 2 2 1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3" style:display-name="Normale 2 2 1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4" style:display-name="Normale 2 2 1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5" style:display-name="Normale 2 2 1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6" style:display-name="Normale 2 2 1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7" style:display-name="Normale 2 2 1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8" style:display-name="Normale 2 2 1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9" style:display-name="Normale 2 2 1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" style:display-name="Normale 2 2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0" style:display-name="Normale 2 2 1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1" style:display-name="Normale 2 2 1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2" style:display-name="Normale 2 2 1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3" style:display-name="Normale 2 2 1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4" style:display-name="Normale 2 2 1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5" style:display-name="Normale 2 2 1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6" style:display-name="Normale 2 2 1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7" style:display-name="Normale 2 2 1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8" style:display-name="Normale 2 2 1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9" style:display-name="Normale 2 2 1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" style:display-name="Normale 2 2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0" style:display-name="Normale 2 2 1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1" style:display-name="Normale 2 2 1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2" style:display-name="Normale 2 2 1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3" style:display-name="Normale 2 2 1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4" style:display-name="Normale 2 2 1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5" style:display-name="Normale 2 2 1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6" style:display-name="Normale 2 2 1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7" style:display-name="Normale 2 2 1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8" style:display-name="Normale 2 2 1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9" style:display-name="Normale 2 2 1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" style:display-name="Normale 2 2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0" style:display-name="Normale 2 2 1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1" style:display-name="Normale 2 2 1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2" style:display-name="Normale 2 2 1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" style:display-name="Normale 2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0" style:display-name="Normale 2 2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1" style:display-name="Normale 2 2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2" style:display-name="Normale 2 2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3" style:display-name="Normale 2 2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4" style:display-name="Normale 2 2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5" style:display-name="Normale 2 2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6" style:display-name="Normale 2 2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7" style:display-name="Normale 2 2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8" style:display-name="Normale 2 2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9" style:display-name="Normale 2 2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" style:display-name="Normale 2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0" style:display-name="Normale 2 2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1" style:display-name="Normale 2 2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2" style:display-name="Normale 2 2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3" style:display-name="Normale 2 2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4" style:display-name="Normale 2 2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5" style:display-name="Normale 2 2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6" style:display-name="Normale 2 2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7" style:display-name="Normale 2 2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8" style:display-name="Normale 2 2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9" style:display-name="Normale 2 2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" style:display-name="Normale 2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0" style:display-name="Normale 2 2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1" style:display-name="Normale 2 2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2" style:display-name="Normale 2 2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3" style:display-name="Normale 2 2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4" style:display-name="Normale 2 2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5" style:display-name="Normale 2 2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6" style:display-name="Normale 2 2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7" style:display-name="Normale 2 2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8" style:display-name="Normale 2 2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9" style:display-name="Normale 2 2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" style:display-name="Normale 2 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0" style:display-name="Normale 2 2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1" style:display-name="Normale 2 2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2" style:display-name="Normale 2 2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3" style:display-name="Normale 2 2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4" style:display-name="Normale 2 2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5" style:display-name="Normale 2 2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6" style:display-name="Normale 2 2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7" style:display-name="Normale 2 2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8" style:display-name="Normale 2 2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9" style:display-name="Normale 2 2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" style:display-name="Normale 2 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0" style:display-name="Normale 2 2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1" style:display-name="Normale 2 2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2" style:display-name="Normale 2 2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3" style:display-name="Normale 2 2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4" style:display-name="Normale 2 2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5" style:display-name="Normale 2 2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6" style:display-name="Normale 2 2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7" style:display-name="Normale 2 2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8" style:display-name="Normale 2 2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9" style:display-name="Normale 2 2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" style:display-name="Normale 2 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0" style:display-name="Normale 2 2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1" style:display-name="Normale 2 2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2" style:display-name="Normale 2 2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3" style:display-name="Normale 2 2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4" style:display-name="Normale 2 2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5" style:display-name="Normale 2 2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6" style:display-name="Normale 2 2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7" style:display-name="Normale 2 2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8" style:display-name="Normale 2 2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9" style:display-name="Normale 2 2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" style:display-name="Normale 2 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0" style:display-name="Normale 2 2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1" style:display-name="Normale 2 2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2" style:display-name="Normale 2 2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3" style:display-name="Normale 2 2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4" style:display-name="Normale 2 2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5" style:display-name="Normale 2 2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6" style:display-name="Normale 2 2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7" style:display-name="Normale 2 2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8" style:display-name="Normale 2 2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9" style:display-name="Normale 2 2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" style:display-name="Normale 2 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0" style:display-name="Normale 2 2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1" style:display-name="Normale 2 2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2" style:display-name="Normale 2 2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3" style:display-name="Normale 2 2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4" style:display-name="Normale 2 2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5" style:display-name="Normale 2 2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6" style:display-name="Normale 2 2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7" style:display-name="Normale 2 2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8" style:display-name="Normale 2 2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9" style:display-name="Normale 2 2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" style:display-name="Normale 2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" style:display-name="Normale 2 20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0" style:display-name="Normale 2 20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1" style:display-name="Normale 2 20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2" style:display-name="Normale 2 20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3" style:display-name="Normale 2 20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4" style:display-name="Normale 2 20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5" style:display-name="Normale 2 20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6" style:display-name="Normale 2 20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7" style:display-name="Normale 2 20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8" style:display-name="Normale 2 20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9" style:display-name="Normale 2 20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" style:display-name="Normale 2 20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0" style:display-name="Normale 2 20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1" style:display-name="Normale 2 20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2" style:display-name="Normale 2 20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3" style:display-name="Normale 2 20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4" style:display-name="Normale 2 20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5" style:display-name="Normale 2 20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6" style:display-name="Normale 2 20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7" style:display-name="Normale 2 20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8" style:display-name="Normale 2 20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9" style:display-name="Normale 2 20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" style:display-name="Normale 2 20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0" style:display-name="Normale 2 20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1" style:display-name="Normale 2 20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2" style:display-name="Normale 2 20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3" style:display-name="Normale 2 20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4" style:display-name="Normale 2 20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5" style:display-name="Normale 2 20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6" style:display-name="Normale 2 20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7" style:display-name="Normale 2 20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8" style:display-name="Normale 2 20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9" style:display-name="Normale 2 20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" style:display-name="Normale 2 20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0" style:display-name="Normale 2 20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1" style:display-name="Normale 2 20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2" style:display-name="Normale 2 20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3" style:display-name="Normale 2 20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4" style:display-name="Normale 2 20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5" style:display-name="Normale 2 20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6" style:display-name="Normale 2 20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7" style:display-name="Normale 2 20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8" style:display-name="Normale 2 20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9" style:display-name="Normale 2 20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4" style:display-name="Normale 2 20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40" style:display-name="Normale 2 20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41" style:display-name="Normale 2 20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42" style:display-name="Normale 2 20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5" style:display-name="Normale 2 20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6" style:display-name="Normale 2 20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7" style:display-name="Normale 2 20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8" style:display-name="Normale 2 20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9" style:display-name="Normale 2 20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" style:display-name="Normale 2 20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0" style:display-name="Normale 2 20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1" style:display-name="Normale 2 20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2" style:display-name="Normale 2 20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3" style:display-name="Normale 2 20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4" style:display-name="Normale 2 20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5" style:display-name="Normale 2 20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6" style:display-name="Normale 2 20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7" style:display-name="Normale 2 20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8" style:display-name="Normale 2 20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9" style:display-name="Normale 2 20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" style:display-name="Normale 2 20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0" style:display-name="Normale 2 20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1" style:display-name="Normale 2 20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2" style:display-name="Normale 2 20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3" style:display-name="Normale 2 20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4" style:display-name="Normale 2 20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5" style:display-name="Normale 2 20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6" style:display-name="Normale 2 20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7" style:display-name="Normale 2 20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8" style:display-name="Normale 2 20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9" style:display-name="Normale 2 20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" style:display-name="Normale 2 20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0" style:display-name="Normale 2 20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1" style:display-name="Normale 2 20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2" style:display-name="Normale 2 20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3" style:display-name="Normale 2 20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4" style:display-name="Normale 2 20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5" style:display-name="Normale 2 20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6" style:display-name="Normale 2 20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7" style:display-name="Normale 2 20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8" style:display-name="Normale 2 20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9" style:display-name="Normale 2 20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" style:display-name="Normale 2 20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0" style:display-name="Normale 2 20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1" style:display-name="Normale 2 20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2" style:display-name="Normale 2 20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3" style:display-name="Normale 2 20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4" style:display-name="Normale 2 20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5" style:display-name="Normale 2 20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6" style:display-name="Normale 2 20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7" style:display-name="Normale 2 20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8" style:display-name="Normale 2 20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9" style:display-name="Normale 2 20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" style:display-name="Normale 2 20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0" style:display-name="Normale 2 20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1" style:display-name="Normale 2 20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2" style:display-name="Normale 2 20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3" style:display-name="Normale 2 20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4" style:display-name="Normale 2 20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5" style:display-name="Normale 2 20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6" style:display-name="Normale 2 20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7" style:display-name="Normale 2 20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8" style:display-name="Normale 2 20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9" style:display-name="Normale 2 20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" style:display-name="Normale 2 20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0" style:display-name="Normale 2 20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1" style:display-name="Normale 2 20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2" style:display-name="Normale 2 20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3" style:display-name="Normale 2 20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4" style:display-name="Normale 2 20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5" style:display-name="Normale 2 20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6" style:display-name="Normale 2 20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7" style:display-name="Normale 2 20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8" style:display-name="Normale 2 20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9" style:display-name="Normale 2 20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" style:display-name="Normale 2 20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0" style:display-name="Normale 2 20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1" style:display-name="Normale 2 20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2" style:display-name="Normale 2 20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3" style:display-name="Normale 2 20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4" style:display-name="Normale 2 20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5" style:display-name="Normale 2 20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6" style:display-name="Normale 2 20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7" style:display-name="Normale 2 20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8" style:display-name="Normale 2 20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9" style:display-name="Normale 2 20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" style:display-name="Normale 2 20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0" style:display-name="Normale 2 20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1" style:display-name="Normale 2 20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2" style:display-name="Normale 2 20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3" style:display-name="Normale 2 20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4" style:display-name="Normale 2 20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5" style:display-name="Normale 2 20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6" style:display-name="Normale 2 20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7" style:display-name="Normale 2 20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8" style:display-name="Normale 2 20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9" style:display-name="Normale 2 20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" style:display-name="Normale 2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" style:display-name="Normale 2 21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0" style:display-name="Normale 2 21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1" style:display-name="Normale 2 21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2" style:display-name="Normale 2 21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3" style:display-name="Normale 2 21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4" style:display-name="Normale 2 21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5" style:display-name="Normale 2 21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6" style:display-name="Normale 2 21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7" style:display-name="Normale 2 21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8" style:display-name="Normale 2 21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9" style:display-name="Normale 2 21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" style:display-name="Normale 2 21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0" style:display-name="Normale 2 21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1" style:display-name="Normale 2 21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2" style:display-name="Normale 2 21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3" style:display-name="Normale 2 21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4" style:display-name="Normale 2 21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5" style:display-name="Normale 2 21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6" style:display-name="Normale 2 21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7" style:display-name="Normale 2 21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8" style:display-name="Normale 2 21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9" style:display-name="Normale 2 21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" style:display-name="Normale 2 21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0" style:display-name="Normale 2 21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1" style:display-name="Normale 2 21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2" style:display-name="Normale 2 21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3" style:display-name="Normale 2 21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4" style:display-name="Normale 2 21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5" style:display-name="Normale 2 21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6" style:display-name="Normale 2 21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7" style:display-name="Normale 2 21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8" style:display-name="Normale 2 21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9" style:display-name="Normale 2 21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" style:display-name="Normale 2 21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0" style:display-name="Normale 2 21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1" style:display-name="Normale 2 21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2" style:display-name="Normale 2 21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3" style:display-name="Normale 2 21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4" style:display-name="Normale 2 21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5" style:display-name="Normale 2 21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6" style:display-name="Normale 2 21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7" style:display-name="Normale 2 21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8" style:display-name="Normale 2 21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9" style:display-name="Normale 2 21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4" style:display-name="Normale 2 21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40" style:display-name="Normale 2 21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41" style:display-name="Normale 2 21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42" style:display-name="Normale 2 21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5" style:display-name="Normale 2 21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6" style:display-name="Normale 2 21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7" style:display-name="Normale 2 21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8" style:display-name="Normale 2 21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9" style:display-name="Normale 2 21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" style:display-name="Normale 2 21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0" style:display-name="Normale 2 21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1" style:display-name="Normale 2 21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2" style:display-name="Normale 2 21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3" style:display-name="Normale 2 21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4" style:display-name="Normale 2 21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5" style:display-name="Normale 2 21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6" style:display-name="Normale 2 21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7" style:display-name="Normale 2 21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8" style:display-name="Normale 2 21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9" style:display-name="Normale 2 21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" style:display-name="Normale 2 21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0" style:display-name="Normale 2 21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1" style:display-name="Normale 2 21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2" style:display-name="Normale 2 21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3" style:display-name="Normale 2 21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4" style:display-name="Normale 2 21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5" style:display-name="Normale 2 21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6" style:display-name="Normale 2 21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7" style:display-name="Normale 2 21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8" style:display-name="Normale 2 21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9" style:display-name="Normale 2 21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" style:display-name="Normale 2 21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0" style:display-name="Normale 2 21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1" style:display-name="Normale 2 21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2" style:display-name="Normale 2 21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3" style:display-name="Normale 2 21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4" style:display-name="Normale 2 21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5" style:display-name="Normale 2 21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6" style:display-name="Normale 2 21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7" style:display-name="Normale 2 21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8" style:display-name="Normale 2 21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9" style:display-name="Normale 2 21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" style:display-name="Normale 2 21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0" style:display-name="Normale 2 21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1" style:display-name="Normale 2 21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2" style:display-name="Normale 2 21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3" style:display-name="Normale 2 21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4" style:display-name="Normale 2 21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5" style:display-name="Normale 2 21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6" style:display-name="Normale 2 21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7" style:display-name="Normale 2 21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8" style:display-name="Normale 2 21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9" style:display-name="Normale 2 21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" style:display-name="Normale 2 21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0" style:display-name="Normale 2 21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1" style:display-name="Normale 2 21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2" style:display-name="Normale 2 21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3" style:display-name="Normale 2 21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4" style:display-name="Normale 2 21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5" style:display-name="Normale 2 21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6" style:display-name="Normale 2 21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7" style:display-name="Normale 2 21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8" style:display-name="Normale 2 21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9" style:display-name="Normale 2 21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" style:display-name="Normale 2 21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0" style:display-name="Normale 2 21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1" style:display-name="Normale 2 21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2" style:display-name="Normale 2 21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3" style:display-name="Normale 2 21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4" style:display-name="Normale 2 21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5" style:display-name="Normale 2 21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6" style:display-name="Normale 2 21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7" style:display-name="Normale 2 21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8" style:display-name="Normale 2 21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9" style:display-name="Normale 2 21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" style:display-name="Normale 2 21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0" style:display-name="Normale 2 21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1" style:display-name="Normale 2 21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2" style:display-name="Normale 2 21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3" style:display-name="Normale 2 21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4" style:display-name="Normale 2 21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5" style:display-name="Normale 2 21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6" style:display-name="Normale 2 21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7" style:display-name="Normale 2 21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8" style:display-name="Normale 2 21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9" style:display-name="Normale 2 21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" style:display-name="Normale 2 21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0" style:display-name="Normale 2 21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1" style:display-name="Normale 2 21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2" style:display-name="Normale 2 21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3" style:display-name="Normale 2 21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4" style:display-name="Normale 2 21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5" style:display-name="Normale 2 21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6" style:display-name="Normale 2 21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7" style:display-name="Normale 2 21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8" style:display-name="Normale 2 21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9" style:display-name="Normale 2 21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" style:display-name="Normale 2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" style:display-name="Normale 2 22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0" style:display-name="Normale 2 22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1" style:display-name="Normale 2 22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2" style:display-name="Normale 2 22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3" style:display-name="Normale 2 22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4" style:display-name="Normale 2 22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5" style:display-name="Normale 2 22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6" style:display-name="Normale 2 22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7" style:display-name="Normale 2 22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8" style:display-name="Normale 2 22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9" style:display-name="Normale 2 22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" style:display-name="Normale 2 2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0" style:display-name="Normale 2 22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1" style:display-name="Normale 2 22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2" style:display-name="Normale 2 22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3" style:display-name="Normale 2 22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4" style:display-name="Normale 2 22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5" style:display-name="Normale 2 22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6" style:display-name="Normale 2 22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7" style:display-name="Normale 2 22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8" style:display-name="Normale 2 22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9" style:display-name="Normale 2 22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" style:display-name="Normale 2 22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0" style:display-name="Normale 2 22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1" style:display-name="Normale 2 22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2" style:display-name="Normale 2 22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3" style:display-name="Normale 2 22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4" style:display-name="Normale 2 22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5" style:display-name="Normale 2 22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6" style:display-name="Normale 2 22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7" style:display-name="Normale 2 22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8" style:display-name="Normale 2 22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9" style:display-name="Normale 2 22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" style:display-name="Normale 2 2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0" style:display-name="Normale 2 22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1" style:display-name="Normale 2 22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2" style:display-name="Normale 2 22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3" style:display-name="Normale 2 22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4" style:display-name="Normale 2 22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5" style:display-name="Normale 2 22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6" style:display-name="Normale 2 22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7" style:display-name="Normale 2 22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8" style:display-name="Normale 2 22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9" style:display-name="Normale 2 22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4" style:display-name="Normale 2 22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40" style:display-name="Normale 2 22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41" style:display-name="Normale 2 22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42" style:display-name="Normale 2 22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5" style:display-name="Normale 2 22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6" style:display-name="Normale 2 22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7" style:display-name="Normale 2 22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8" style:display-name="Normale 2 22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9" style:display-name="Normale 2 22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" style:display-name="Normale 2 2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0" style:display-name="Normale 2 22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1" style:display-name="Normale 2 22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2" style:display-name="Normale 2 22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3" style:display-name="Normale 2 22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4" style:display-name="Normale 2 22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5" style:display-name="Normale 2 22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6" style:display-name="Normale 2 22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7" style:display-name="Normale 2 22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8" style:display-name="Normale 2 22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9" style:display-name="Normale 2 22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" style:display-name="Normale 2 2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0" style:display-name="Normale 2 22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1" style:display-name="Normale 2 22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2" style:display-name="Normale 2 22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3" style:display-name="Normale 2 22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4" style:display-name="Normale 2 22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5" style:display-name="Normale 2 22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6" style:display-name="Normale 2 22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7" style:display-name="Normale 2 22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8" style:display-name="Normale 2 22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9" style:display-name="Normale 2 22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" style:display-name="Normale 2 2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0" style:display-name="Normale 2 22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1" style:display-name="Normale 2 22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2" style:display-name="Normale 2 22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3" style:display-name="Normale 2 22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4" style:display-name="Normale 2 22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5" style:display-name="Normale 2 22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6" style:display-name="Normale 2 22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7" style:display-name="Normale 2 22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8" style:display-name="Normale 2 22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9" style:display-name="Normale 2 22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" style:display-name="Normale 2 2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0" style:display-name="Normale 2 22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1" style:display-name="Normale 2 22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2" style:display-name="Normale 2 22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3" style:display-name="Normale 2 22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4" style:display-name="Normale 2 22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5" style:display-name="Normale 2 22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6" style:display-name="Normale 2 22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7" style:display-name="Normale 2 22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8" style:display-name="Normale 2 22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9" style:display-name="Normale 2 22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" style:display-name="Normale 2 2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0" style:display-name="Normale 2 22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1" style:display-name="Normale 2 22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2" style:display-name="Normale 2 22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3" style:display-name="Normale 2 22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4" style:display-name="Normale 2 22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5" style:display-name="Normale 2 22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6" style:display-name="Normale 2 22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7" style:display-name="Normale 2 22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8" style:display-name="Normale 2 22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9" style:display-name="Normale 2 22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" style:display-name="Normale 2 2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0" style:display-name="Normale 2 22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1" style:display-name="Normale 2 22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2" style:display-name="Normale 2 22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3" style:display-name="Normale 2 22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4" style:display-name="Normale 2 22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5" style:display-name="Normale 2 22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6" style:display-name="Normale 2 22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7" style:display-name="Normale 2 22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8" style:display-name="Normale 2 22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9" style:display-name="Normale 2 22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" style:display-name="Normale 2 2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0" style:display-name="Normale 2 22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1" style:display-name="Normale 2 22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2" style:display-name="Normale 2 22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3" style:display-name="Normale 2 22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4" style:display-name="Normale 2 22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5" style:display-name="Normale 2 22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6" style:display-name="Normale 2 22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7" style:display-name="Normale 2 22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8" style:display-name="Normale 2 22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9" style:display-name="Normale 2 22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" style:display-name="Normale 2 2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0" style:display-name="Normale 2 22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1" style:display-name="Normale 2 22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2" style:display-name="Normale 2 22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3" style:display-name="Normale 2 22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4" style:display-name="Normale 2 22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5" style:display-name="Normale 2 22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6" style:display-name="Normale 2 22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7" style:display-name="Normale 2 22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8" style:display-name="Normale 2 22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9" style:display-name="Normale 2 22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" style:display-name="Normale 2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" style:display-name="Normale 2 23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0" style:display-name="Normale 2 23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1" style:display-name="Normale 2 23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2" style:display-name="Normale 2 23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3" style:display-name="Normale 2 23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4" style:display-name="Normale 2 23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5" style:display-name="Normale 2 23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6" style:display-name="Normale 2 23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7" style:display-name="Normale 2 23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8" style:display-name="Normale 2 23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9" style:display-name="Normale 2 23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" style:display-name="Normale 2 23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0" style:display-name="Normale 2 23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1" style:display-name="Normale 2 23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2" style:display-name="Normale 2 23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3" style:display-name="Normale 2 23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4" style:display-name="Normale 2 23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5" style:display-name="Normale 2 23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6" style:display-name="Normale 2 23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7" style:display-name="Normale 2 23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8" style:display-name="Normale 2 23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9" style:display-name="Normale 2 23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" style:display-name="Normale 2 23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0" style:display-name="Normale 2 23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1" style:display-name="Normale 2 23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2" style:display-name="Normale 2 23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3" style:display-name="Normale 2 23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4" style:display-name="Normale 2 23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5" style:display-name="Normale 2 23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6" style:display-name="Normale 2 23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7" style:display-name="Normale 2 23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8" style:display-name="Normale 2 23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9" style:display-name="Normale 2 23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" style:display-name="Normale 2 23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0" style:display-name="Normale 2 23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1" style:display-name="Normale 2 23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2" style:display-name="Normale 2 23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3" style:display-name="Normale 2 23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4" style:display-name="Normale 2 23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5" style:display-name="Normale 2 23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6" style:display-name="Normale 2 23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7" style:display-name="Normale 2 23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8" style:display-name="Normale 2 23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9" style:display-name="Normale 2 23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4" style:display-name="Normale 2 23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40" style:display-name="Normale 2 23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41" style:display-name="Normale 2 23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42" style:display-name="Normale 2 23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5" style:display-name="Normale 2 23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6" style:display-name="Normale 2 23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7" style:display-name="Normale 2 23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8" style:display-name="Normale 2 23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9" style:display-name="Normale 2 23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" style:display-name="Normale 2 2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0" style:display-name="Normale 2 23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1" style:display-name="Normale 2 23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2" style:display-name="Normale 2 23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3" style:display-name="Normale 2 23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4" style:display-name="Normale 2 23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5" style:display-name="Normale 2 23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6" style:display-name="Normale 2 23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7" style:display-name="Normale 2 23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8" style:display-name="Normale 2 23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9" style:display-name="Normale 2 23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" style:display-name="Normale 2 23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0" style:display-name="Normale 2 23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1" style:display-name="Normale 2 23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2" style:display-name="Normale 2 23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3" style:display-name="Normale 2 23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4" style:display-name="Normale 2 23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5" style:display-name="Normale 2 23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6" style:display-name="Normale 2 23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7" style:display-name="Normale 2 23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8" style:display-name="Normale 2 23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9" style:display-name="Normale 2 23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" style:display-name="Normale 2 2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0" style:display-name="Normale 2 23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1" style:display-name="Normale 2 23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2" style:display-name="Normale 2 23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3" style:display-name="Normale 2 23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4" style:display-name="Normale 2 23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5" style:display-name="Normale 2 23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6" style:display-name="Normale 2 23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7" style:display-name="Normale 2 23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8" style:display-name="Normale 2 23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9" style:display-name="Normale 2 23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" style:display-name="Normale 2 2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0" style:display-name="Normale 2 23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1" style:display-name="Normale 2 23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2" style:display-name="Normale 2 23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3" style:display-name="Normale 2 23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4" style:display-name="Normale 2 23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5" style:display-name="Normale 2 23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6" style:display-name="Normale 2 23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7" style:display-name="Normale 2 23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8" style:display-name="Normale 2 23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9" style:display-name="Normale 2 23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" style:display-name="Normale 2 2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0" style:display-name="Normale 2 23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1" style:display-name="Normale 2 23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2" style:display-name="Normale 2 23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3" style:display-name="Normale 2 23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4" style:display-name="Normale 2 23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5" style:display-name="Normale 2 23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6" style:display-name="Normale 2 23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7" style:display-name="Normale 2 23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8" style:display-name="Normale 2 23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9" style:display-name="Normale 2 23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" style:display-name="Normale 2 2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0" style:display-name="Normale 2 23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1" style:display-name="Normale 2 23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2" style:display-name="Normale 2 23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3" style:display-name="Normale 2 23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4" style:display-name="Normale 2 23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5" style:display-name="Normale 2 23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6" style:display-name="Normale 2 23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7" style:display-name="Normale 2 23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8" style:display-name="Normale 2 23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9" style:display-name="Normale 2 23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" style:display-name="Normale 2 23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0" style:display-name="Normale 2 23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1" style:display-name="Normale 2 23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2" style:display-name="Normale 2 23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3" style:display-name="Normale 2 23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4" style:display-name="Normale 2 23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5" style:display-name="Normale 2 23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6" style:display-name="Normale 2 23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7" style:display-name="Normale 2 23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8" style:display-name="Normale 2 23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9" style:display-name="Normale 2 23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" style:display-name="Normale 2 23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0" style:display-name="Normale 2 23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1" style:display-name="Normale 2 23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2" style:display-name="Normale 2 23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3" style:display-name="Normale 2 23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4" style:display-name="Normale 2 23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5" style:display-name="Normale 2 23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6" style:display-name="Normale 2 23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7" style:display-name="Normale 2 23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8" style:display-name="Normale 2 23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9" style:display-name="Normale 2 23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" style:display-name="Normale 2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" style:display-name="Normale 2 2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0" style:display-name="Normale 2 24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1" style:display-name="Normale 2 24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2" style:display-name="Normale 2 24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3" style:display-name="Normale 2 24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4" style:display-name="Normale 2 24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5" style:display-name="Normale 2 24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6" style:display-name="Normale 2 24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7" style:display-name="Normale 2 24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8" style:display-name="Normale 2 24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9" style:display-name="Normale 2 24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" style:display-name="Normale 2 2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0" style:display-name="Normale 2 24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1" style:display-name="Normale 2 24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2" style:display-name="Normale 2 24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3" style:display-name="Normale 2 24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4" style:display-name="Normale 2 24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5" style:display-name="Normale 2 24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6" style:display-name="Normale 2 24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7" style:display-name="Normale 2 24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8" style:display-name="Normale 2 24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9" style:display-name="Normale 2 24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" style:display-name="Normale 2 2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0" style:display-name="Normale 2 24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1" style:display-name="Normale 2 24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2" style:display-name="Normale 2 24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3" style:display-name="Normale 2 24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4" style:display-name="Normale 2 24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5" style:display-name="Normale 2 24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6" style:display-name="Normale 2 24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7" style:display-name="Normale 2 24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8" style:display-name="Normale 2 24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9" style:display-name="Normale 2 24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" style:display-name="Normale 2 2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0" style:display-name="Normale 2 24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1" style:display-name="Normale 2 24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2" style:display-name="Normale 2 24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3" style:display-name="Normale 2 24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4" style:display-name="Normale 2 24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5" style:display-name="Normale 2 24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6" style:display-name="Normale 2 24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7" style:display-name="Normale 2 24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8" style:display-name="Normale 2 24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9" style:display-name="Normale 2 24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4" style:display-name="Normale 2 2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40" style:display-name="Normale 2 24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41" style:display-name="Normale 2 24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42" style:display-name="Normale 2 24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5" style:display-name="Normale 2 2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6" style:display-name="Normale 2 2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7" style:display-name="Normale 2 2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8" style:display-name="Normale 2 2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9" style:display-name="Normale 2 2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" style:display-name="Normale 2 2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0" style:display-name="Normale 2 2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1" style:display-name="Normale 2 2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2" style:display-name="Normale 2 2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3" style:display-name="Normale 2 2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4" style:display-name="Normale 2 2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5" style:display-name="Normale 2 2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6" style:display-name="Normale 2 2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7" style:display-name="Normale 2 2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8" style:display-name="Normale 2 2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9" style:display-name="Normale 2 2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" style:display-name="Normale 2 2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0" style:display-name="Normale 2 2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1" style:display-name="Normale 2 2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2" style:display-name="Normale 2 2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3" style:display-name="Normale 2 2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4" style:display-name="Normale 2 2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5" style:display-name="Normale 2 2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6" style:display-name="Normale 2 2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7" style:display-name="Normale 2 2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8" style:display-name="Normale 2 2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9" style:display-name="Normale 2 2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" style:display-name="Normale 2 2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0" style:display-name="Normale 2 2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1" style:display-name="Normale 2 2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2" style:display-name="Normale 2 2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3" style:display-name="Normale 2 2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4" style:display-name="Normale 2 2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5" style:display-name="Normale 2 2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6" style:display-name="Normale 2 2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7" style:display-name="Normale 2 2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8" style:display-name="Normale 2 2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9" style:display-name="Normale 2 2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" style:display-name="Normale 2 2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0" style:display-name="Normale 2 2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1" style:display-name="Normale 2 2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2" style:display-name="Normale 2 2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3" style:display-name="Normale 2 2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4" style:display-name="Normale 2 2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5" style:display-name="Normale 2 24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6" style:display-name="Normale 2 24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7" style:display-name="Normale 2 24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8" style:display-name="Normale 2 24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9" style:display-name="Normale 2 24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" style:display-name="Normale 2 2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0" style:display-name="Normale 2 24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1" style:display-name="Normale 2 24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2" style:display-name="Normale 2 24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3" style:display-name="Normale 2 24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4" style:display-name="Normale 2 24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5" style:display-name="Normale 2 24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6" style:display-name="Normale 2 24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7" style:display-name="Normale 2 24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8" style:display-name="Normale 2 24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9" style:display-name="Normale 2 24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" style:display-name="Normale 2 2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0" style:display-name="Normale 2 24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1" style:display-name="Normale 2 24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2" style:display-name="Normale 2 24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3" style:display-name="Normale 2 24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4" style:display-name="Normale 2 24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5" style:display-name="Normale 2 24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6" style:display-name="Normale 2 24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7" style:display-name="Normale 2 24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8" style:display-name="Normale 2 24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9" style:display-name="Normale 2 24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" style:display-name="Normale 2 2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0" style:display-name="Normale 2 24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1" style:display-name="Normale 2 24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2" style:display-name="Normale 2 24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3" style:display-name="Normale 2 24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4" style:display-name="Normale 2 24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5" style:display-name="Normale 2 24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6" style:display-name="Normale 2 24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7" style:display-name="Normale 2 24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8" style:display-name="Normale 2 24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9" style:display-name="Normale 2 24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" style:display-name="Normale 2 2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0" style:display-name="Normale 2 24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1" style:display-name="Normale 2 24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2" style:display-name="Normale 2 24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3" style:display-name="Normale 2 24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4" style:display-name="Normale 2 24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5" style:display-name="Normale 2 24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6" style:display-name="Normale 2 24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7" style:display-name="Normale 2 24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8" style:display-name="Normale 2 24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9" style:display-name="Normale 2 24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" style:display-name="Normale 2 25" style:family="table-cell" style:data-style-name="N0">
      <style:table-cell-properties style:vertical-align="automatic" fo:background-color="transparent"/>
      <style:text-properties fo:color="#000000"/>
    </style:style>
    <style:style style:name="Normale_32_2_32_25_32_10" style:display-name="Normale 2 25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1" style:display-name="Normale 2 25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2" style:display-name="Normale 2 25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3" style:display-name="Normale 2 25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4" style:display-name="Normale 2 25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5" style:display-name="Normale 2 25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6" style:display-name="Normale 2 25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7" style:display-name="Normale 2 25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8" style:display-name="Normale 2 25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9" style:display-name="Normale 2 25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" style:display-name="Normale 2 25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0" style:display-name="Normale 2 25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1" style:display-name="Normale 2 25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2" style:display-name="Normale 2 25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3" style:display-name="Normale 2 25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4" style:display-name="Normale 2 25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5" style:display-name="Normale 2 25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6" style:display-name="Normale 2 25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7" style:display-name="Normale 2 25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8" style:display-name="Normale 2 25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9" style:display-name="Normale 2 25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3" style:display-name="Normale 2 25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30" style:display-name="Normale 2 25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31" style:display-name="Normale 2 25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32" style:display-name="Normale 2 25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4" style:display-name="Normale 2 25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5" style:display-name="Normale 2 25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6" style:display-name="Normale 2 25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7" style:display-name="Normale 2 25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8" style:display-name="Normale 2 25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9" style:display-name="Normale 2 25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" style:display-name="Normale 2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" style:display-name="Normale 2 27" style:family="table-cell" style:data-style-name="N0">
      <style:table-cell-properties style:vertical-align="automatic" fo:background-color="transparent"/>
      <style:text-properties fo:color="#000000"/>
    </style:style>
    <style:style style:name="Normale_32_2_32_28" style:display-name="Normale 2 28" style:family="table-cell" style:data-style-name="N0">
      <style:table-cell-properties style:vertical-align="automatic" fo:background-color="transparent"/>
      <style:text-properties fo:color="#000000"/>
    </style:style>
    <style:style style:name="Normale_32_2_32_29" style:display-name="Normale 2 29" style:family="table-cell" style:data-style-name="N0">
      <style:table-cell-properties style:vertical-align="automatic" fo:background-color="transparent"/>
      <style:text-properties fo:color="#000000"/>
    </style:style>
    <style:style style:name="Normale_32_2_32_3" style:display-name="Normale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" style:display-name="Normale 2 3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0" style:display-name="Normale 2 3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1" style:display-name="Normale 2 3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2" style:display-name="Normale 2 3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3" style:display-name="Normale 2 3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4" style:display-name="Normale 2 3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5" style:display-name="Normale 2 3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6" style:display-name="Normale 2 3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7" style:display-name="Normale 2 3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8" style:display-name="Normale 2 3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9" style:display-name="Normale 2 3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" style:display-name="Normale 2 3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0" style:display-name="Normale 2 3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1" style:display-name="Normale 2 3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2" style:display-name="Normale 2 3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3" style:display-name="Normale 2 3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4" style:display-name="Normale 2 3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5" style:display-name="Normale 2 3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6" style:display-name="Normale 2 3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7" style:display-name="Normale 2 3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8" style:display-name="Normale 2 3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9" style:display-name="Normale 2 3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" style:display-name="Normale 2 3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0" style:display-name="Normale 2 3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1" style:display-name="Normale 2 3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2" style:display-name="Normale 2 3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3" style:display-name="Normale 2 3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4" style:display-name="Normale 2 3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5" style:display-name="Normale 2 3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6" style:display-name="Normale 2 3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7" style:display-name="Normale 2 3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8" style:display-name="Normale 2 3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9" style:display-name="Normale 2 3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" style:display-name="Normale 2 3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0" style:display-name="Normale 2 3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1" style:display-name="Normale 2 3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2" style:display-name="Normale 2 3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3" style:display-name="Normale 2 3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4" style:display-name="Normale 2 3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5" style:display-name="Normale 2 3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6" style:display-name="Normale 2 3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7" style:display-name="Normale 2 3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8" style:display-name="Normale 2 3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9" style:display-name="Normale 2 3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4" style:display-name="Normale 2 3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40" style:display-name="Normale 2 3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41" style:display-name="Normale 2 3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42" style:display-name="Normale 2 3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5" style:display-name="Normale 2 3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6" style:display-name="Normale 2 3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7" style:display-name="Normale 2 3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8" style:display-name="Normale 2 3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9" style:display-name="Normale 2 3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" style:display-name="Normale 2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0" style:display-name="Normale 2 3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1" style:display-name="Normale 2 3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2" style:display-name="Normale 2 3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3" style:display-name="Normale 2 3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4" style:display-name="Normale 2 3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5" style:display-name="Normale 2 3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6" style:display-name="Normale 2 3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7" style:display-name="Normale 2 3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8" style:display-name="Normale 2 3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9" style:display-name="Normale 2 3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" style:display-name="Normale 2 3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0" style:display-name="Normale 2 3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1" style:display-name="Normale 2 3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2" style:display-name="Normale 2 3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3" style:display-name="Normale 2 3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4" style:display-name="Normale 2 3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5" style:display-name="Normale 2 3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6" style:display-name="Normale 2 3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7" style:display-name="Normale 2 3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8" style:display-name="Normale 2 3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9" style:display-name="Normale 2 3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" style:display-name="Normale 2 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0" style:display-name="Normale 2 3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1" style:display-name="Normale 2 3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2" style:display-name="Normale 2 3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3" style:display-name="Normale 2 3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4" style:display-name="Normale 2 3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5" style:display-name="Normale 2 3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6" style:display-name="Normale 2 3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7" style:display-name="Normale 2 3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8" style:display-name="Normale 2 3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9" style:display-name="Normale 2 3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" style:display-name="Normale 2 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0" style:display-name="Normale 2 3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1" style:display-name="Normale 2 3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2" style:display-name="Normale 2 3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3" style:display-name="Normale 2 3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4" style:display-name="Normale 2 3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5" style:display-name="Normale 2 3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6" style:display-name="Normale 2 3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7" style:display-name="Normale 2 3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8" style:display-name="Normale 2 3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9" style:display-name="Normale 2 3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" style:display-name="Normale 2 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0" style:display-name="Normale 2 3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1" style:display-name="Normale 2 3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2" style:display-name="Normale 2 3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3" style:display-name="Normale 2 3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4" style:display-name="Normale 2 3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5" style:display-name="Normale 2 3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6" style:display-name="Normale 2 3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7" style:display-name="Normale 2 3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8" style:display-name="Normale 2 3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9" style:display-name="Normale 2 3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" style:display-name="Normale 2 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0" style:display-name="Normale 2 3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1" style:display-name="Normale 2 3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2" style:display-name="Normale 2 3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3" style:display-name="Normale 2 3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4" style:display-name="Normale 2 3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5" style:display-name="Normale 2 3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6" style:display-name="Normale 2 3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7" style:display-name="Normale 2 3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8" style:display-name="Normale 2 3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9" style:display-name="Normale 2 3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" style:display-name="Normale 2 3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0" style:display-name="Normale 2 3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1" style:display-name="Normale 2 3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2" style:display-name="Normale 2 3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3" style:display-name="Normale 2 3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4" style:display-name="Normale 2 3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5" style:display-name="Normale 2 3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6" style:display-name="Normale 2 3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7" style:display-name="Normale 2 3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8" style:display-name="Normale 2 3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9" style:display-name="Normale 2 3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" style:display-name="Normale 2 3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0" style:display-name="Normale 2 3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1" style:display-name="Normale 2 3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2" style:display-name="Normale 2 3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3" style:display-name="Normale 2 3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4" style:display-name="Normale 2 3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5" style:display-name="Normale 2 3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6" style:display-name="Normale 2 3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7" style:display-name="Normale 2 3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8" style:display-name="Normale 2 3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9" style:display-name="Normale 2 3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0" style:display-name="Normale 2 30" style:family="table-cell" style:data-style-name="N0">
      <style:table-cell-properties style:vertical-align="automatic" fo:background-color="transparent"/>
      <style:text-properties fo:color="#000000"/>
    </style:style>
    <style:style style:name="Normale_32_2_32_31" style:display-name="Normale 2 31" style:family="table-cell" style:data-style-name="N0">
      <style:table-cell-properties style:vertical-align="automatic" fo:background-color="transparent"/>
      <style:text-properties fo:color="#000000"/>
    </style:style>
    <style:style style:name="Normale_32_2_32_32" style:display-name="Normale 2 32" style:family="table-cell" style:data-style-name="N0">
      <style:table-cell-properties style:vertical-align="automatic" fo:background-color="transparent"/>
      <style:text-properties fo:color="#000000"/>
    </style:style>
    <style:style style:name="Normale_32_2_32_33" style:display-name="Normale 2 33" style:family="table-cell" style:data-style-name="N0">
      <style:table-cell-properties style:vertical-align="automatic" fo:background-color="transparent"/>
      <style:text-properties fo:color="#000000"/>
    </style:style>
    <style:style style:name="Normale_32_2_32_34" style:display-name="Normale 2 34" style:family="table-cell" style:data-style-name="N0">
      <style:table-cell-properties style:vertical-align="automatic" fo:background-color="transparent"/>
      <style:text-properties fo:color="#000000"/>
    </style:style>
    <style:style style:name="Normale_32_2_32_35" style:display-name="Normale 2 35" style:family="table-cell" style:data-style-name="N0">
      <style:table-cell-properties style:vertical-align="automatic" fo:background-color="transparent"/>
      <style:text-properties fo:color="#000000"/>
    </style:style>
    <style:style style:name="Normale_32_2_32_36" style:display-name="Normale 2 36" style:family="table-cell" style:data-style-name="N0">
      <style:table-cell-properties style:vertical-align="automatic" fo:background-color="transparent"/>
      <style:text-properties fo:color="#000000"/>
    </style:style>
    <style:style style:name="Normale_32_2_32_37" style:display-name="Normale 2 37" style:family="table-cell" style:data-style-name="N0">
      <style:table-cell-properties style:vertical-align="automatic" fo:background-color="transparent"/>
      <style:text-properties fo:color="#000000"/>
    </style:style>
    <style:style style:name="Normale_32_2_32_38" style:display-name="Normale 2 38" style:family="table-cell" style:data-style-name="N0">
      <style:table-cell-properties style:vertical-align="automatic" fo:background-color="transparent"/>
      <style:text-properties fo:color="#000000"/>
    </style:style>
    <style:style style:name="Normale_32_2_32_39" style:display-name="Normale 2 39" style:family="table-cell" style:data-style-name="N0">
      <style:table-cell-properties style:vertical-align="automatic" fo:background-color="transparent"/>
      <style:text-properties fo:color="#000000"/>
    </style:style>
    <style:style style:name="Normale_32_2_32_4" style:display-name="Normale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" style:display-name="Normale 2 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0" style:display-name="Normale 2 4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1" style:display-name="Normale 2 4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2" style:display-name="Normale 2 4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3" style:display-name="Normale 2 4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4" style:display-name="Normale 2 4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5" style:display-name="Normale 2 4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6" style:display-name="Normale 2 4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7" style:display-name="Normale 2 4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8" style:display-name="Normale 2 4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9" style:display-name="Normale 2 4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" style:display-name="Normale 2 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0" style:display-name="Normale 2 4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1" style:display-name="Normale 2 4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2" style:display-name="Normale 2 4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3" style:display-name="Normale 2 4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4" style:display-name="Normale 2 4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5" style:display-name="Normale 2 4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6" style:display-name="Normale 2 4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7" style:display-name="Normale 2 4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8" style:display-name="Normale 2 4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9" style:display-name="Normale 2 4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" style:display-name="Normale 2 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0" style:display-name="Normale 2 4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1" style:display-name="Normale 2 4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2" style:display-name="Normale 2 4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3" style:display-name="Normale 2 4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4" style:display-name="Normale 2 4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5" style:display-name="Normale 2 4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6" style:display-name="Normale 2 4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7" style:display-name="Normale 2 4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8" style:display-name="Normale 2 4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9" style:display-name="Normale 2 4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" style:display-name="Normale 2 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0" style:display-name="Normale 2 4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1" style:display-name="Normale 2 4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2" style:display-name="Normale 2 4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3" style:display-name="Normale 2 4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4" style:display-name="Normale 2 4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5" style:display-name="Normale 2 4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6" style:display-name="Normale 2 4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7" style:display-name="Normale 2 4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8" style:display-name="Normale 2 4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9" style:display-name="Normale 2 4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4" style:display-name="Normale 2 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40" style:display-name="Normale 2 4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41" style:display-name="Normale 2 4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42" style:display-name="Normale 2 4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5" style:display-name="Normale 2 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6" style:display-name="Normale 2 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7" style:display-name="Normale 2 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8" style:display-name="Normale 2 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9" style:display-name="Normale 2 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" style:display-name="Normale 2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0" style:display-name="Normale 2 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1" style:display-name="Normale 2 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2" style:display-name="Normale 2 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3" style:display-name="Normale 2 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4" style:display-name="Normale 2 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5" style:display-name="Normale 2 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6" style:display-name="Normale 2 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7" style:display-name="Normale 2 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8" style:display-name="Normale 2 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9" style:display-name="Normale 2 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" style:display-name="Normale 2 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0" style:display-name="Normale 2 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1" style:display-name="Normale 2 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2" style:display-name="Normale 2 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3" style:display-name="Normale 2 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4" style:display-name="Normale 2 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5" style:display-name="Normale 2 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6" style:display-name="Normale 2 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7" style:display-name="Normale 2 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8" style:display-name="Normale 2 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9" style:display-name="Normale 2 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" style:display-name="Normale 2 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0" style:display-name="Normale 2 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1" style:display-name="Normale 2 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2" style:display-name="Normale 2 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3" style:display-name="Normale 2 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4" style:display-name="Normale 2 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5" style:display-name="Normale 2 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6" style:display-name="Normale 2 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7" style:display-name="Normale 2 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8" style:display-name="Normale 2 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9" style:display-name="Normale 2 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" style:display-name="Normale 2 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0" style:display-name="Normale 2 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1" style:display-name="Normale 2 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2" style:display-name="Normale 2 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3" style:display-name="Normale 2 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4" style:display-name="Normale 2 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5" style:display-name="Normale 2 4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6" style:display-name="Normale 2 4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7" style:display-name="Normale 2 4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8" style:display-name="Normale 2 4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9" style:display-name="Normale 2 4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" style:display-name="Normale 2 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0" style:display-name="Normale 2 4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1" style:display-name="Normale 2 4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2" style:display-name="Normale 2 4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3" style:display-name="Normale 2 4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4" style:display-name="Normale 2 4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5" style:display-name="Normale 2 4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6" style:display-name="Normale 2 4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7" style:display-name="Normale 2 4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8" style:display-name="Normale 2 4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9" style:display-name="Normale 2 4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" style:display-name="Normale 2 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0" style:display-name="Normale 2 4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1" style:display-name="Normale 2 4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2" style:display-name="Normale 2 4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3" style:display-name="Normale 2 4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4" style:display-name="Normale 2 4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5" style:display-name="Normale 2 4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6" style:display-name="Normale 2 4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7" style:display-name="Normale 2 4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8" style:display-name="Normale 2 4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9" style:display-name="Normale 2 4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" style:display-name="Normale 2 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0" style:display-name="Normale 2 4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1" style:display-name="Normale 2 4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2" style:display-name="Normale 2 4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3" style:display-name="Normale 2 4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4" style:display-name="Normale 2 4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5" style:display-name="Normale 2 4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6" style:display-name="Normale 2 4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7" style:display-name="Normale 2 4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8" style:display-name="Normale 2 4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9" style:display-name="Normale 2 4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" style:display-name="Normale 2 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0" style:display-name="Normale 2 4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1" style:display-name="Normale 2 4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2" style:display-name="Normale 2 4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3" style:display-name="Normale 2 4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4" style:display-name="Normale 2 4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5" style:display-name="Normale 2 4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6" style:display-name="Normale 2 4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7" style:display-name="Normale 2 4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8" style:display-name="Normale 2 4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9" style:display-name="Normale 2 4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0" style:display-name="Normale 2 40" style:family="table-cell" style:data-style-name="N0">
      <style:table-cell-properties style:vertical-align="automatic" fo:background-color="transparent"/>
      <style:text-properties fo:color="#000000"/>
    </style:style>
    <style:style style:name="Normale_32_2_32_41" style:display-name="Normale 2 41" style:family="table-cell" style:data-style-name="N0">
      <style:table-cell-properties style:vertical-align="automatic" fo:background-color="transparent"/>
      <style:text-properties fo:color="#000000"/>
    </style:style>
    <style:style style:name="Normale_32_2_32_42" style:display-name="Normale 2 42" style:family="table-cell" style:data-style-name="N0">
      <style:table-cell-properties style:vertical-align="automatic" fo:background-color="transparent"/>
      <style:text-properties fo:color="#000000"/>
    </style:style>
    <style:style style:name="Normale_32_2_32_43" style:display-name="Normale 2 43" style:family="table-cell" style:data-style-name="N0">
      <style:table-cell-properties style:vertical-align="automatic" fo:background-color="transparent"/>
      <style:text-properties fo:color="#000000"/>
    </style:style>
    <style:style style:name="Normale_32_2_32_44" style:display-name="Normale 2 44" style:family="table-cell" style:data-style-name="N0">
      <style:table-cell-properties style:vertical-align="automatic" fo:background-color="transparent"/>
      <style:text-properties fo:color="#000000"/>
    </style:style>
    <style:style style:name="Normale_32_2_32_45" style:display-name="Normale 2 45" style:family="table-cell" style:data-style-name="N0">
      <style:table-cell-properties style:vertical-align="automatic" fo:background-color="transparent"/>
      <style:text-properties fo:color="#000000"/>
    </style:style>
    <style:style style:name="Normale_32_2_32_46" style:display-name="Normale 2 46" style:family="table-cell" style:data-style-name="N0">
      <style:table-cell-properties style:vertical-align="automatic" fo:background-color="transparent"/>
      <style:text-properties fo:color="#000000"/>
    </style:style>
    <style:style style:name="Normale_32_2_32_47" style:display-name="Normale 2 47" style:family="table-cell" style:data-style-name="N0">
      <style:table-cell-properties style:vertical-align="automatic" fo:background-color="transparent"/>
      <style:text-properties fo:color="#000000"/>
    </style:style>
    <style:style style:name="Normale_32_2_32_48" style:display-name="Normale 2 48" style:family="table-cell" style:data-style-name="N0">
      <style:table-cell-properties style:vertical-align="automatic" fo:background-color="transparent"/>
      <style:text-properties fo:color="#000000"/>
    </style:style>
    <style:style style:name="Normale_32_2_32_49" style:display-name="Normale 2 49" style:family="table-cell" style:data-style-name="N0">
      <style:table-cell-properties style:vertical-align="automatic" fo:background-color="transparent"/>
      <style:text-properties fo:color="#000000"/>
    </style:style>
    <style:style style:name="Normale_32_2_32_5" style:display-name="Normale 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" style:display-name="Normale 2 5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0" style:display-name="Normale 2 5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1" style:display-name="Normale 2 5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2" style:display-name="Normale 2 5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3" style:display-name="Normale 2 5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4" style:display-name="Normale 2 5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5" style:display-name="Normale 2 5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6" style:display-name="Normale 2 5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7" style:display-name="Normale 2 5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8" style:display-name="Normale 2 5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9" style:display-name="Normale 2 5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" style:display-name="Normale 2 5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0" style:display-name="Normale 2 5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1" style:display-name="Normale 2 5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2" style:display-name="Normale 2 5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3" style:display-name="Normale 2 5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4" style:display-name="Normale 2 5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5" style:display-name="Normale 2 5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6" style:display-name="Normale 2 5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7" style:display-name="Normale 2 5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8" style:display-name="Normale 2 5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9" style:display-name="Normale 2 5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" style:display-name="Normale 2 5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0" style:display-name="Normale 2 5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1" style:display-name="Normale 2 5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2" style:display-name="Normale 2 5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3" style:display-name="Normale 2 5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4" style:display-name="Normale 2 5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5" style:display-name="Normale 2 5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6" style:display-name="Normale 2 5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7" style:display-name="Normale 2 5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8" style:display-name="Normale 2 5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9" style:display-name="Normale 2 5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" style:display-name="Normale 2 5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0" style:display-name="Normale 2 5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1" style:display-name="Normale 2 5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2" style:display-name="Normale 2 5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3" style:display-name="Normale 2 5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4" style:display-name="Normale 2 5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5" style:display-name="Normale 2 5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6" style:display-name="Normale 2 5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7" style:display-name="Normale 2 5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8" style:display-name="Normale 2 5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9" style:display-name="Normale 2 5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4" style:display-name="Normale 2 5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40" style:display-name="Normale 2 5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41" style:display-name="Normale 2 5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42" style:display-name="Normale 2 5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5" style:display-name="Normale 2 5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6" style:display-name="Normale 2 5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7" style:display-name="Normale 2 5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8" style:display-name="Normale 2 5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9" style:display-name="Normale 2 5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" style:display-name="Normale 2 5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0" style:display-name="Normale 2 5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1" style:display-name="Normale 2 5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2" style:display-name="Normale 2 5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3" style:display-name="Normale 2 5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4" style:display-name="Normale 2 5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5" style:display-name="Normale 2 5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6" style:display-name="Normale 2 5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7" style:display-name="Normale 2 5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8" style:display-name="Normale 2 5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9" style:display-name="Normale 2 5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" style:display-name="Normale 2 5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0" style:display-name="Normale 2 5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1" style:display-name="Normale 2 5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2" style:display-name="Normale 2 5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3" style:display-name="Normale 2 5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4" style:display-name="Normale 2 5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5" style:display-name="Normale 2 5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6" style:display-name="Normale 2 5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7" style:display-name="Normale 2 5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8" style:display-name="Normale 2 5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9" style:display-name="Normale 2 5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" style:display-name="Normale 2 5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0" style:display-name="Normale 2 5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1" style:display-name="Normale 2 5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2" style:display-name="Normale 2 5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3" style:display-name="Normale 2 5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4" style:display-name="Normale 2 5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5" style:display-name="Normale 2 5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6" style:display-name="Normale 2 5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7" style:display-name="Normale 2 5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8" style:display-name="Normale 2 5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9" style:display-name="Normale 2 5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" style:display-name="Normale 2 5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0" style:display-name="Normale 2 5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1" style:display-name="Normale 2 5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2" style:display-name="Normale 2 5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3" style:display-name="Normale 2 5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4" style:display-name="Normale 2 5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5" style:display-name="Normale 2 5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6" style:display-name="Normale 2 5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7" style:display-name="Normale 2 5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8" style:display-name="Normale 2 5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9" style:display-name="Normale 2 5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" style:display-name="Normale 2 5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0" style:display-name="Normale 2 5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1" style:display-name="Normale 2 5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2" style:display-name="Normale 2 5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3" style:display-name="Normale 2 5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4" style:display-name="Normale 2 5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5" style:display-name="Normale 2 5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6" style:display-name="Normale 2 5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7" style:display-name="Normale 2 5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8" style:display-name="Normale 2 5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9" style:display-name="Normale 2 5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" style:display-name="Normale 2 5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0" style:display-name="Normale 2 5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1" style:display-name="Normale 2 5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2" style:display-name="Normale 2 5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3" style:display-name="Normale 2 5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4" style:display-name="Normale 2 5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5" style:display-name="Normale 2 5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6" style:display-name="Normale 2 5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7" style:display-name="Normale 2 5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8" style:display-name="Normale 2 5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9" style:display-name="Normale 2 5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" style:display-name="Normale 2 5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0" style:display-name="Normale 2 5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1" style:display-name="Normale 2 5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2" style:display-name="Normale 2 5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3" style:display-name="Normale 2 5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4" style:display-name="Normale 2 5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5" style:display-name="Normale 2 5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6" style:display-name="Normale 2 5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7" style:display-name="Normale 2 5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8" style:display-name="Normale 2 5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9" style:display-name="Normale 2 5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" style:display-name="Normale 2 5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0" style:display-name="Normale 2 5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1" style:display-name="Normale 2 5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2" style:display-name="Normale 2 5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3" style:display-name="Normale 2 5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4" style:display-name="Normale 2 5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5" style:display-name="Normale 2 5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6" style:display-name="Normale 2 5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7" style:display-name="Normale 2 5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8" style:display-name="Normale 2 5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9" style:display-name="Normale 2 5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0" style:display-name="Normale 2 50" style:family="table-cell" style:data-style-name="N0">
      <style:table-cell-properties style:vertical-align="automatic" fo:background-color="transparent"/>
      <style:text-properties fo:color="#000000"/>
    </style:style>
    <style:style style:name="Normale_32_2_32_51" style:display-name="Normale 2 51" style:family="table-cell" style:data-style-name="N0">
      <style:table-cell-properties style:vertical-align="automatic" fo:background-color="transparent"/>
      <style:text-properties fo:color="#000000"/>
    </style:style>
    <style:style style:name="Normale_32_2_32_52" style:display-name="Normale 2 52" style:family="table-cell" style:data-style-name="N0">
      <style:table-cell-properties style:vertical-align="automatic" fo:background-color="transparent"/>
      <style:text-properties fo:color="#000000"/>
    </style:style>
    <style:style style:name="Normale_32_2_32_6" style:display-name="Normale 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" style:display-name="Normale 2 6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0" style:display-name="Normale 2 6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1" style:display-name="Normale 2 6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2" style:display-name="Normale 2 6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3" style:display-name="Normale 2 6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4" style:display-name="Normale 2 6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5" style:display-name="Normale 2 6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6" style:display-name="Normale 2 6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7" style:display-name="Normale 2 6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8" style:display-name="Normale 2 6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9" style:display-name="Normale 2 6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" style:display-name="Normale 2 6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0" style:display-name="Normale 2 6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1" style:display-name="Normale 2 6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2" style:display-name="Normale 2 6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3" style:display-name="Normale 2 6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4" style:display-name="Normale 2 6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5" style:display-name="Normale 2 6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6" style:display-name="Normale 2 6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7" style:display-name="Normale 2 6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8" style:display-name="Normale 2 6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9" style:display-name="Normale 2 6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" style:display-name="Normale 2 6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0" style:display-name="Normale 2 6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1" style:display-name="Normale 2 6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2" style:display-name="Normale 2 6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3" style:display-name="Normale 2 6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4" style:display-name="Normale 2 6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5" style:display-name="Normale 2 6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6" style:display-name="Normale 2 6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7" style:display-name="Normale 2 6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8" style:display-name="Normale 2 6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9" style:display-name="Normale 2 6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" style:display-name="Normale 2 6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0" style:display-name="Normale 2 6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1" style:display-name="Normale 2 6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2" style:display-name="Normale 2 6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3" style:display-name="Normale 2 6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4" style:display-name="Normale 2 6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5" style:display-name="Normale 2 6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6" style:display-name="Normale 2 6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7" style:display-name="Normale 2 6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8" style:display-name="Normale 2 6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9" style:display-name="Normale 2 6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4" style:display-name="Normale 2 6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40" style:display-name="Normale 2 6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41" style:display-name="Normale 2 6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42" style:display-name="Normale 2 6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5" style:display-name="Normale 2 6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6" style:display-name="Normale 2 6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7" style:display-name="Normale 2 6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8" style:display-name="Normale 2 6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9" style:display-name="Normale 2 6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" style:display-name="Normale 2 6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0" style:display-name="Normale 2 6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1" style:display-name="Normale 2 6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2" style:display-name="Normale 2 6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3" style:display-name="Normale 2 6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4" style:display-name="Normale 2 6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5" style:display-name="Normale 2 6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6" style:display-name="Normale 2 6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7" style:display-name="Normale 2 6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8" style:display-name="Normale 2 6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9" style:display-name="Normale 2 6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" style:display-name="Normale 2 6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0" style:display-name="Normale 2 6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1" style:display-name="Normale 2 6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2" style:display-name="Normale 2 6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3" style:display-name="Normale 2 6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4" style:display-name="Normale 2 6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5" style:display-name="Normale 2 6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6" style:display-name="Normale 2 6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7" style:display-name="Normale 2 6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8" style:display-name="Normale 2 6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9" style:display-name="Normale 2 6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" style:display-name="Normale 2 6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0" style:display-name="Normale 2 6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1" style:display-name="Normale 2 6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2" style:display-name="Normale 2 6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3" style:display-name="Normale 2 6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4" style:display-name="Normale 2 6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5" style:display-name="Normale 2 6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6" style:display-name="Normale 2 6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7" style:display-name="Normale 2 6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8" style:display-name="Normale 2 6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9" style:display-name="Normale 2 6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" style:display-name="Normale 2 6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0" style:display-name="Normale 2 6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1" style:display-name="Normale 2 6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2" style:display-name="Normale 2 6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3" style:display-name="Normale 2 6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4" style:display-name="Normale 2 6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5" style:display-name="Normale 2 6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6" style:display-name="Normale 2 6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7" style:display-name="Normale 2 6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8" style:display-name="Normale 2 6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9" style:display-name="Normale 2 6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" style:display-name="Normale 2 6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0" style:display-name="Normale 2 6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1" style:display-name="Normale 2 6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2" style:display-name="Normale 2 6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3" style:display-name="Normale 2 6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4" style:display-name="Normale 2 6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5" style:display-name="Normale 2 6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6" style:display-name="Normale 2 6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7" style:display-name="Normale 2 6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8" style:display-name="Normale 2 6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9" style:display-name="Normale 2 6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" style:display-name="Normale 2 6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0" style:display-name="Normale 2 6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1" style:display-name="Normale 2 6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2" style:display-name="Normale 2 6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3" style:display-name="Normale 2 6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4" style:display-name="Normale 2 6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5" style:display-name="Normale 2 6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6" style:display-name="Normale 2 6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7" style:display-name="Normale 2 6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8" style:display-name="Normale 2 6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9" style:display-name="Normale 2 6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" style:display-name="Normale 2 6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0" style:display-name="Normale 2 6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1" style:display-name="Normale 2 6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2" style:display-name="Normale 2 6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3" style:display-name="Normale 2 6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4" style:display-name="Normale 2 6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5" style:display-name="Normale 2 6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6" style:display-name="Normale 2 6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7" style:display-name="Normale 2 6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8" style:display-name="Normale 2 6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9" style:display-name="Normale 2 6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" style:display-name="Normale 2 6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0" style:display-name="Normale 2 6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1" style:display-name="Normale 2 6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2" style:display-name="Normale 2 6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3" style:display-name="Normale 2 6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4" style:display-name="Normale 2 6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5" style:display-name="Normale 2 6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6" style:display-name="Normale 2 6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7" style:display-name="Normale 2 6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8" style:display-name="Normale 2 6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9" style:display-name="Normale 2 6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" style:display-name="Normale 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" style:display-name="Normale 2 7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0" style:display-name="Normale 2 7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1" style:display-name="Normale 2 7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2" style:display-name="Normale 2 7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3" style:display-name="Normale 2 7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4" style:display-name="Normale 2 7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5" style:display-name="Normale 2 7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6" style:display-name="Normale 2 7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7" style:display-name="Normale 2 7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8" style:display-name="Normale 2 7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9" style:display-name="Normale 2 7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" style:display-name="Normale 2 7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0" style:display-name="Normale 2 7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1" style:display-name="Normale 2 7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2" style:display-name="Normale 2 7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3" style:display-name="Normale 2 7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4" style:display-name="Normale 2 7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5" style:display-name="Normale 2 7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6" style:display-name="Normale 2 7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7" style:display-name="Normale 2 7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8" style:display-name="Normale 2 7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9" style:display-name="Normale 2 7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" style:display-name="Normale 2 7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0" style:display-name="Normale 2 7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1" style:display-name="Normale 2 7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2" style:display-name="Normale 2 7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3" style:display-name="Normale 2 7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4" style:display-name="Normale 2 7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5" style:display-name="Normale 2 7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6" style:display-name="Normale 2 7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7" style:display-name="Normale 2 7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8" style:display-name="Normale 2 7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9" style:display-name="Normale 2 7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" style:display-name="Normale 2 7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0" style:display-name="Normale 2 7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1" style:display-name="Normale 2 7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2" style:display-name="Normale 2 7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3" style:display-name="Normale 2 7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4" style:display-name="Normale 2 7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5" style:display-name="Normale 2 7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6" style:display-name="Normale 2 7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7" style:display-name="Normale 2 7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8" style:display-name="Normale 2 7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9" style:display-name="Normale 2 7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4" style:display-name="Normale 2 7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40" style:display-name="Normale 2 7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41" style:display-name="Normale 2 7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42" style:display-name="Normale 2 7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5" style:display-name="Normale 2 7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6" style:display-name="Normale 2 7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7" style:display-name="Normale 2 7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8" style:display-name="Normale 2 7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9" style:display-name="Normale 2 7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" style:display-name="Normale 2 7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0" style:display-name="Normale 2 7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1" style:display-name="Normale 2 7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2" style:display-name="Normale 2 7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3" style:display-name="Normale 2 7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4" style:display-name="Normale 2 7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5" style:display-name="Normale 2 7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6" style:display-name="Normale 2 7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7" style:display-name="Normale 2 7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8" style:display-name="Normale 2 7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9" style:display-name="Normale 2 7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" style:display-name="Normale 2 7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0" style:display-name="Normale 2 7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1" style:display-name="Normale 2 7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2" style:display-name="Normale 2 7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3" style:display-name="Normale 2 7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4" style:display-name="Normale 2 7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5" style:display-name="Normale 2 7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6" style:display-name="Normale 2 7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7" style:display-name="Normale 2 7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8" style:display-name="Normale 2 7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9" style:display-name="Normale 2 7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" style:display-name="Normale 2 7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0" style:display-name="Normale 2 7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1" style:display-name="Normale 2 7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2" style:display-name="Normale 2 7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3" style:display-name="Normale 2 7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4" style:display-name="Normale 2 7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5" style:display-name="Normale 2 7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6" style:display-name="Normale 2 7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7" style:display-name="Normale 2 7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8" style:display-name="Normale 2 7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9" style:display-name="Normale 2 7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" style:display-name="Normale 2 7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0" style:display-name="Normale 2 7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1" style:display-name="Normale 2 7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2" style:display-name="Normale 2 7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3" style:display-name="Normale 2 7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4" style:display-name="Normale 2 7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5" style:display-name="Normale 2 7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6" style:display-name="Normale 2 7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7" style:display-name="Normale 2 7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8" style:display-name="Normale 2 7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9" style:display-name="Normale 2 7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" style:display-name="Normale 2 7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0" style:display-name="Normale 2 7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1" style:display-name="Normale 2 7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2" style:display-name="Normale 2 7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3" style:display-name="Normale 2 7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4" style:display-name="Normale 2 7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5" style:display-name="Normale 2 7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6" style:display-name="Normale 2 7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7" style:display-name="Normale 2 7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8" style:display-name="Normale 2 7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9" style:display-name="Normale 2 7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" style:display-name="Normale 2 7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0" style:display-name="Normale 2 7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1" style:display-name="Normale 2 7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2" style:display-name="Normale 2 7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3" style:display-name="Normale 2 7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4" style:display-name="Normale 2 7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5" style:display-name="Normale 2 7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6" style:display-name="Normale 2 7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7" style:display-name="Normale 2 7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8" style:display-name="Normale 2 7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9" style:display-name="Normale 2 7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" style:display-name="Normale 2 7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0" style:display-name="Normale 2 7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1" style:display-name="Normale 2 7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2" style:display-name="Normale 2 7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3" style:display-name="Normale 2 7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4" style:display-name="Normale 2 7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5" style:display-name="Normale 2 7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6" style:display-name="Normale 2 7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7" style:display-name="Normale 2 7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8" style:display-name="Normale 2 7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9" style:display-name="Normale 2 7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" style:display-name="Normale 2 7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0" style:display-name="Normale 2 7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1" style:display-name="Normale 2 7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2" style:display-name="Normale 2 7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3" style:display-name="Normale 2 7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4" style:display-name="Normale 2 7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5" style:display-name="Normale 2 7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6" style:display-name="Normale 2 7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7" style:display-name="Normale 2 7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8" style:display-name="Normale 2 7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9" style:display-name="Normale 2 7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" style:display-name="Normale 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" style:display-name="Normale 2 8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0" style:display-name="Normale 2 8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1" style:display-name="Normale 2 8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2" style:display-name="Normale 2 8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3" style:display-name="Normale 2 8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4" style:display-name="Normale 2 8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5" style:display-name="Normale 2 8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6" style:display-name="Normale 2 8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7" style:display-name="Normale 2 8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8" style:display-name="Normale 2 8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9" style:display-name="Normale 2 8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" style:display-name="Normale 2 8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0" style:display-name="Normale 2 8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1" style:display-name="Normale 2 8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2" style:display-name="Normale 2 8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3" style:display-name="Normale 2 8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4" style:display-name="Normale 2 8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5" style:display-name="Normale 2 8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6" style:display-name="Normale 2 8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7" style:display-name="Normale 2 8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8" style:display-name="Normale 2 8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9" style:display-name="Normale 2 8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" style:display-name="Normale 2 8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0" style:display-name="Normale 2 8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1" style:display-name="Normale 2 8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2" style:display-name="Normale 2 8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3" style:display-name="Normale 2 8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4" style:display-name="Normale 2 8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5" style:display-name="Normale 2 8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6" style:display-name="Normale 2 8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7" style:display-name="Normale 2 8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8" style:display-name="Normale 2 8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9" style:display-name="Normale 2 8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" style:display-name="Normale 2 8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0" style:display-name="Normale 2 8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1" style:display-name="Normale 2 8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2" style:display-name="Normale 2 8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3" style:display-name="Normale 2 8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4" style:display-name="Normale 2 8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5" style:display-name="Normale 2 8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6" style:display-name="Normale 2 8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7" style:display-name="Normale 2 8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8" style:display-name="Normale 2 8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9" style:display-name="Normale 2 8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4" style:display-name="Normale 2 8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40" style:display-name="Normale 2 8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41" style:display-name="Normale 2 8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42" style:display-name="Normale 2 8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5" style:display-name="Normale 2 8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6" style:display-name="Normale 2 8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7" style:display-name="Normale 2 8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8" style:display-name="Normale 2 8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9" style:display-name="Normale 2 8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" style:display-name="Normale 2 8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0" style:display-name="Normale 2 8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1" style:display-name="Normale 2 8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2" style:display-name="Normale 2 8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3" style:display-name="Normale 2 8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4" style:display-name="Normale 2 8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5" style:display-name="Normale 2 8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6" style:display-name="Normale 2 8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7" style:display-name="Normale 2 8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8" style:display-name="Normale 2 8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9" style:display-name="Normale 2 8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" style:display-name="Normale 2 8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0" style:display-name="Normale 2 8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1" style:display-name="Normale 2 8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2" style:display-name="Normale 2 8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3" style:display-name="Normale 2 8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4" style:display-name="Normale 2 8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5" style:display-name="Normale 2 8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6" style:display-name="Normale 2 8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7" style:display-name="Normale 2 8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8" style:display-name="Normale 2 8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9" style:display-name="Normale 2 8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" style:display-name="Normale 2 8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0" style:display-name="Normale 2 8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1" style:display-name="Normale 2 8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2" style:display-name="Normale 2 8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3" style:display-name="Normale 2 8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4" style:display-name="Normale 2 8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5" style:display-name="Normale 2 8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6" style:display-name="Normale 2 8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7" style:display-name="Normale 2 8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8" style:display-name="Normale 2 8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9" style:display-name="Normale 2 8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" style:display-name="Normale 2 8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0" style:display-name="Normale 2 8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1" style:display-name="Normale 2 8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2" style:display-name="Normale 2 8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3" style:display-name="Normale 2 8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4" style:display-name="Normale 2 8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5" style:display-name="Normale 2 8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6" style:display-name="Normale 2 8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7" style:display-name="Normale 2 8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8" style:display-name="Normale 2 8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9" style:display-name="Normale 2 8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" style:display-name="Normale 2 8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0" style:display-name="Normale 2 8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1" style:display-name="Normale 2 8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2" style:display-name="Normale 2 8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3" style:display-name="Normale 2 8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4" style:display-name="Normale 2 8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5" style:display-name="Normale 2 8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6" style:display-name="Normale 2 8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7" style:display-name="Normale 2 8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8" style:display-name="Normale 2 8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9" style:display-name="Normale 2 8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" style:display-name="Normale 2 8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0" style:display-name="Normale 2 8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1" style:display-name="Normale 2 8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2" style:display-name="Normale 2 8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3" style:display-name="Normale 2 8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4" style:display-name="Normale 2 8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5" style:display-name="Normale 2 8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6" style:display-name="Normale 2 8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7" style:display-name="Normale 2 8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8" style:display-name="Normale 2 8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9" style:display-name="Normale 2 8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" style:display-name="Normale 2 8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0" style:display-name="Normale 2 8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1" style:display-name="Normale 2 8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2" style:display-name="Normale 2 8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3" style:display-name="Normale 2 8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4" style:display-name="Normale 2 8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5" style:display-name="Normale 2 8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6" style:display-name="Normale 2 8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7" style:display-name="Normale 2 8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8" style:display-name="Normale 2 8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9" style:display-name="Normale 2 8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" style:display-name="Normale 2 8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0" style:display-name="Normale 2 8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1" style:display-name="Normale 2 8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2" style:display-name="Normale 2 8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3" style:display-name="Normale 2 8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4" style:display-name="Normale 2 8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5" style:display-name="Normale 2 8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6" style:display-name="Normale 2 8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7" style:display-name="Normale 2 8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8" style:display-name="Normale 2 8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9" style:display-name="Normale 2 8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" style:display-name="Normale 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" style:display-name="Normale 2 9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0" style:display-name="Normale 2 9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1" style:display-name="Normale 2 9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2" style:display-name="Normale 2 9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3" style:display-name="Normale 2 9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4" style:display-name="Normale 2 9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5" style:display-name="Normale 2 9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6" style:display-name="Normale 2 9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7" style:display-name="Normale 2 9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8" style:display-name="Normale 2 9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9" style:display-name="Normale 2 9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" style:display-name="Normale 2 9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0" style:display-name="Normale 2 9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1" style:display-name="Normale 2 9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2" style:display-name="Normale 2 9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3" style:display-name="Normale 2 9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4" style:display-name="Normale 2 9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5" style:display-name="Normale 2 9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6" style:display-name="Normale 2 9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7" style:display-name="Normale 2 9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8" style:display-name="Normale 2 9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9" style:display-name="Normale 2 9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" style:display-name="Normale 2 9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0" style:display-name="Normale 2 9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1" style:display-name="Normale 2 9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2" style:display-name="Normale 2 9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3" style:display-name="Normale 2 9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4" style:display-name="Normale 2 9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5" style:display-name="Normale 2 9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6" style:display-name="Normale 2 9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7" style:display-name="Normale 2 9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8" style:display-name="Normale 2 9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9" style:display-name="Normale 2 9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" style:display-name="Normale 2 9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0" style:display-name="Normale 2 9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1" style:display-name="Normale 2 9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2" style:display-name="Normale 2 9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3" style:display-name="Normale 2 9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4" style:display-name="Normale 2 9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5" style:display-name="Normale 2 9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6" style:display-name="Normale 2 9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7" style:display-name="Normale 2 9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8" style:display-name="Normale 2 9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9" style:display-name="Normale 2 9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4" style:display-name="Normale 2 9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40" style:display-name="Normale 2 9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41" style:display-name="Normale 2 9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42" style:display-name="Normale 2 9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5" style:display-name="Normale 2 9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6" style:display-name="Normale 2 9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7" style:display-name="Normale 2 9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8" style:display-name="Normale 2 9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9" style:display-name="Normale 2 9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" style:display-name="Normale 2 9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0" style:display-name="Normale 2 9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1" style:display-name="Normale 2 9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2" style:display-name="Normale 2 9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3" style:display-name="Normale 2 9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4" style:display-name="Normale 2 9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5" style:display-name="Normale 2 9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6" style:display-name="Normale 2 9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7" style:display-name="Normale 2 9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8" style:display-name="Normale 2 9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9" style:display-name="Normale 2 9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" style:display-name="Normale 2 9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0" style:display-name="Normale 2 9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1" style:display-name="Normale 2 9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2" style:display-name="Normale 2 9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3" style:display-name="Normale 2 9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4" style:display-name="Normale 2 9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5" style:display-name="Normale 2 9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6" style:display-name="Normale 2 9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7" style:display-name="Normale 2 9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8" style:display-name="Normale 2 9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9" style:display-name="Normale 2 9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" style:display-name="Normale 2 9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0" style:display-name="Normale 2 9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1" style:display-name="Normale 2 9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2" style:display-name="Normale 2 9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3" style:display-name="Normale 2 9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4" style:display-name="Normale 2 9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5" style:display-name="Normale 2 9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6" style:display-name="Normale 2 9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7" style:display-name="Normale 2 9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8" style:display-name="Normale 2 9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9" style:display-name="Normale 2 9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" style:display-name="Normale 2 9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0" style:display-name="Normale 2 9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1" style:display-name="Normale 2 9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2" style:display-name="Normale 2 9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3" style:display-name="Normale 2 9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4" style:display-name="Normale 2 9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5" style:display-name="Normale 2 9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6" style:display-name="Normale 2 9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7" style:display-name="Normale 2 9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8" style:display-name="Normale 2 9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9" style:display-name="Normale 2 9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" style:display-name="Normale 2 9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0" style:display-name="Normale 2 9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1" style:display-name="Normale 2 9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2" style:display-name="Normale 2 9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3" style:display-name="Normale 2 9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4" style:display-name="Normale 2 9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5" style:display-name="Normale 2 9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6" style:display-name="Normale 2 9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7" style:display-name="Normale 2 9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8" style:display-name="Normale 2 9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9" style:display-name="Normale 2 9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" style:display-name="Normale 2 9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0" style:display-name="Normale 2 9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1" style:display-name="Normale 2 9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2" style:display-name="Normale 2 9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3" style:display-name="Normale 2 9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4" style:display-name="Normale 2 9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5" style:display-name="Normale 2 9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6" style:display-name="Normale 2 9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7" style:display-name="Normale 2 9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8" style:display-name="Normale 2 9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9" style:display-name="Normale 2 9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" style:display-name="Normale 2 9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0" style:display-name="Normale 2 9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1" style:display-name="Normale 2 9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2" style:display-name="Normale 2 9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3" style:display-name="Normale 2 9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4" style:display-name="Normale 2 9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5" style:display-name="Normale 2 9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6" style:display-name="Normale 2 9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7" style:display-name="Normale 2 9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8" style:display-name="Normale 2 9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9" style:display-name="Normale 2 9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" style:display-name="Normale 2 9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0" style:display-name="Normale 2 9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1" style:display-name="Normale 2 9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2" style:display-name="Normale 2 9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3" style:display-name="Normale 2 9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4" style:display-name="Normale 2 9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5" style:display-name="Normale 2 9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6" style:display-name="Normale 2 9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7" style:display-name="Normale 2 9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8" style:display-name="Normale 2 9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9" style:display-name="Normale 2 9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0" style:display-name="Normale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1" style:display-name="Normale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2" style:display-name="Normale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3" style:display-name="Normale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4" style:display-name="Normale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5" style:display-name="Normale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6" style:display-name="Normale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7" style:display-name="Normale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8" style:display-name="Normale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9" style:display-name="Normale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" style:display-name="Normale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3_32_10" style:display-name="Normale 3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1" style:display-name="Normale 3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2" style:display-name="Normale 3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3" style:display-name="Normale 3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4" style:display-name="Normale 3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5" style:display-name="Normale 3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6" style:display-name="Normale 3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7" style:display-name="Normale 3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8" style:display-name="Normale 3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9" style:display-name="Normale 3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" style:display-name="Normale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10" style:display-name="Normale 3 2 10" style:family="table-cell" style:data-style-name="N0">
      <style:table-cell-properties style:vertical-align="automatic" fo:background-color="transparent"/>
      <style:text-properties fo:color="#000000"/>
    </style:style>
    <style:style style:name="Normale_32_3_32_2_32_11" style:display-name="Normale 3 2 11" style:family="table-cell" style:data-style-name="N0">
      <style:table-cell-properties style:vertical-align="automatic" fo:background-color="transparent"/>
      <style:text-properties fo:color="#000000"/>
    </style:style>
    <style:style style:name="Normale_32_3_32_2_32_12" style:display-name="Normale 3 2 12" style:family="table-cell" style:data-style-name="N0">
      <style:table-cell-properties style:vertical-align="automatic" fo:background-color="transparent"/>
      <style:text-properties fo:color="#000000"/>
    </style:style>
    <style:style style:name="Normale_32_3_32_2_32_13" style:display-name="Normale 3 2 13" style:family="table-cell" style:data-style-name="N0">
      <style:table-cell-properties style:vertical-align="automatic" fo:background-color="transparent"/>
      <style:text-properties fo:color="#000000"/>
    </style:style>
    <style:style style:name="Normale_32_3_32_2_32_14" style:display-name="Normale 3 2 14" style:family="table-cell" style:data-style-name="N0">
      <style:table-cell-properties style:vertical-align="automatic" fo:background-color="transparent"/>
      <style:text-properties fo:color="#000000"/>
    </style:style>
    <style:style style:name="Normale_32_3_32_2_32_15" style:display-name="Normale 3 2 15" style:family="table-cell" style:data-style-name="N0">
      <style:table-cell-properties style:vertical-align="automatic" fo:background-color="transparent"/>
      <style:text-properties fo:color="#000000"/>
    </style:style>
    <style:style style:name="Normale_32_3_32_2_32_16" style:display-name="Normale 3 2 16" style:family="table-cell" style:data-style-name="N0">
      <style:table-cell-properties style:vertical-align="automatic" fo:background-color="transparent"/>
      <style:text-properties fo:color="#000000"/>
    </style:style>
    <style:style style:name="Normale_32_3_32_2_32_17" style:display-name="Normale 3 2 17" style:family="table-cell" style:data-style-name="N0">
      <style:table-cell-properties style:vertical-align="automatic" fo:background-color="transparent"/>
      <style:text-properties fo:color="#000000"/>
    </style:style>
    <style:style style:name="Normale_32_3_32_2_32_18" style:display-name="Normale 3 2 18" style:family="table-cell" style:data-style-name="N0">
      <style:table-cell-properties style:vertical-align="automatic" fo:background-color="transparent"/>
      <style:text-properties fo:color="#000000"/>
    </style:style>
    <style:style style:name="Normale_32_3_32_2_32_19" style:display-name="Normale 3 2 19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" style:display-name="Normale 3 2 2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_32_10" style:display-name="Normale 3 2 2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11" style:display-name="Normale 3 2 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12" style:display-name="Normale 3 2 2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13" style:display-name="Normale 3 2 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14" style:display-name="Normale 3 2 2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15" style:display-name="Normale 3 2 2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16" style:display-name="Normale 3 2 2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17" style:display-name="Normale 3 2 2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18" style:display-name="Normale 3 2 2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19" style:display-name="Normale 3 2 2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" style:display-name="Normale 3 2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10" style:display-name="Normale 3 2 2 2 10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_32_2_32_11" style:display-name="Normale 3 2 2 2 11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_32_2_32_12" style:display-name="Normale 3 2 2 2 12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_32_2_32_13" style:display-name="Normale 3 2 2 2 13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_32_2_32_14" style:display-name="Normale 3 2 2 2 14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_32_2_32_15" style:display-name="Normale 3 2 2 2 15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_32_2_32_16" style:display-name="Normale 3 2 2 2 16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_32_2_32_17" style:display-name="Normale 3 2 2 2 17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_32_2_32_18" style:display-name="Normale 3 2 2 2 18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_32_2_32_19" style:display-name="Normale 3 2 2 2 19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_32_2_32_2" style:display-name="Normale 3 2 2 2 2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_32_2_32_20" style:display-name="Normale 3 2 2 2 20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_32_2_32_21" style:display-name="Normale 3 2 2 2 21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_32_2_32_22" style:display-name="Normale 3 2 2 2 22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_32_2_32_23" style:display-name="Normale 3 2 2 2 23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_32_2_32_24" style:display-name="Normale 3 2 2 2 24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_32_2_32_25" style:display-name="Normale 3 2 2 2 25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_32_2_32_26" style:display-name="Normale 3 2 2 2 26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_32_2_32_27" style:display-name="Normale 3 2 2 2 27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_32_2_32_28" style:display-name="Normale 3 2 2 2 28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_32_2_32_3" style:display-name="Normale 3 2 2 2 3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_32_2_32_4" style:display-name="Normale 3 2 2 2 4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_32_2_32_5" style:display-name="Normale 3 2 2 2 5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_32_2_32_6" style:display-name="Normale 3 2 2 2 6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_32_2_32_7" style:display-name="Normale 3 2 2 2 7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_32_2_32_8" style:display-name="Normale 3 2 2 2 8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_32_2_32_9" style:display-name="Normale 3 2 2 2 9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_32_20" style:display-name="Normale 3 2 2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1" style:display-name="Normale 3 2 2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2" style:display-name="Normale 3 2 2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3" style:display-name="Normale 3 2 2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4" style:display-name="Normale 3 2 2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5" style:display-name="Normale 3 2 2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6" style:display-name="Normale 3 2 2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7" style:display-name="Normale 3 2 2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8" style:display-name="Normale 3 2 2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3" style:display-name="Normale 3 2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4" style:display-name="Normale 3 2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5" style:display-name="Normale 3 2 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6" style:display-name="Normale 3 2 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7" style:display-name="Normale 3 2 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8" style:display-name="Normale 3 2 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9" style:display-name="Normale 3 2 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0" style:display-name="Normale 3 2 20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1" style:display-name="Normale 3 2 21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2" style:display-name="Normale 3 2 22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3" style:display-name="Normale 3 2 23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4" style:display-name="Normale 3 2 24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5" style:display-name="Normale 3 2 25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6" style:display-name="Normale 3 2 26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7" style:display-name="Normale 3 2 27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8" style:display-name="Normale 3 2 28" style:family="table-cell" style:data-style-name="N0">
      <style:table-cell-properties style:vertical-align="automatic" fo:background-color="transparent"/>
      <style:text-properties fo:color="#000000"/>
    </style:style>
    <style:style style:name="Normale_32_3_32_2_32_3" style:display-name="Normale 3 2 3" style:family="table-cell" style:data-style-name="N0">
      <style:table-cell-properties style:vertical-align="automatic" fo:background-color="transparent"/>
      <style:text-properties fo:color="#000000"/>
    </style:style>
    <style:style style:name="Normale_32_3_32_2_32_4" style:display-name="Normale 3 2 4" style:family="table-cell" style:data-style-name="N0">
      <style:table-cell-properties style:vertical-align="automatic" fo:background-color="transparent"/>
      <style:text-properties fo:color="#000000"/>
    </style:style>
    <style:style style:name="Normale_32_3_32_2_32_5" style:display-name="Normale 3 2 5" style:family="table-cell" style:data-style-name="N0">
      <style:table-cell-properties style:vertical-align="automatic" fo:background-color="transparent"/>
      <style:text-properties fo:color="#000000"/>
    </style:style>
    <style:style style:name="Normale_32_3_32_2_32_6" style:display-name="Normale 3 2 6" style:family="table-cell" style:data-style-name="N0">
      <style:table-cell-properties style:vertical-align="automatic" fo:background-color="transparent"/>
      <style:text-properties fo:color="#000000"/>
    </style:style>
    <style:style style:name="Normale_32_3_32_2_32_7" style:display-name="Normale 3 2 7" style:family="table-cell" style:data-style-name="N0">
      <style:table-cell-properties style:vertical-align="automatic" fo:background-color="transparent"/>
      <style:text-properties fo:color="#000000"/>
    </style:style>
    <style:style style:name="Normale_32_3_32_2_32_8" style:display-name="Normale 3 2 8" style:family="table-cell" style:data-style-name="N0">
      <style:table-cell-properties style:vertical-align="automatic" fo:background-color="transparent"/>
      <style:text-properties fo:color="#000000"/>
    </style:style>
    <style:style style:name="Normale_32_3_32_2_32_9" style:display-name="Normale 3 2 9" style:family="table-cell" style:data-style-name="N0">
      <style:table-cell-properties style:vertical-align="automatic" fo:background-color="transparent"/>
      <style:text-properties fo:color="#000000"/>
    </style:style>
    <style:style style:name="Normale_32_3_32_20" style:display-name="Normale 3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1" style:display-name="Normale 3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2" style:display-name="Normale 3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3" style:display-name="Normale 3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4" style:display-name="Normale 3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5" style:display-name="Normale 3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6" style:display-name="Normale 3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7" style:display-name="Normale 3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8" style:display-name="Normale 3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9" style:display-name="Normale 3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" style:display-name="Normale 3 3" style:family="table-cell" style:data-style-name="N0">
      <style:table-cell-properties style:vertical-align="automatic" fo:background-color="transparent"/>
      <style:text-properties fo:color="#000000"/>
    </style:style>
    <style:style style:name="Normale_32_3_32_30" style:display-name="Normale 3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1" style:display-name="Normale 3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2" style:display-name="Normale 3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3" style:display-name="Normale 3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4" style:display-name="Normale 3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5" style:display-name="Normale 3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6" style:display-name="Normale 3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7" style:display-name="Normale 3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8" style:display-name="Normale 3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9" style:display-name="Normale 3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" style:display-name="Normale 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0" style:display-name="Normale 3 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1" style:display-name="Normale 3 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2" style:display-name="Normale 3 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3" style:display-name="Normale 3 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4" style:display-name="Normale 3 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5" style:display-name="Normale 3 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6" style:display-name="Normale 3 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7" style:display-name="Normale 3 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8" style:display-name="Normale 3 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9" style:display-name="Normale 3 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" style:display-name="Normale 3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0" style:display-name="Normale 3 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1" style:display-name="Normale 3 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2" style:display-name="Normale 3 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3" style:display-name="Normale 3 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4" style:display-name="Normale 3 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5" style:display-name="Normale 3 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6" style:display-name="Normale 3 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7" style:display-name="Normale 3 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8" style:display-name="Normale 3 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9" style:display-name="Normale 3 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" style:display-name="Normale 3 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0" style:display-name="Normale 3 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1" style:display-name="Normale 3 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2" style:display-name="Normale 3 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3" style:display-name="Normale 3 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4" style:display-name="Normale 3 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5" style:display-name="Normale 3 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6" style:display-name="Normale 3 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7" style:display-name="Normale 3 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8" style:display-name="Normale 3 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9" style:display-name="Normale 3 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" style:display-name="Normale 3 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0" style:display-name="Normale 3 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1" style:display-name="Normale 3 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2" style:display-name="Normale 3 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3" style:display-name="Normale 3 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4" style:display-name="Normale 3 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5" style:display-name="Normale 3 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6" style:display-name="Normale 3 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7" style:display-name="Normale 3 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8" style:display-name="Normale 3 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9" style:display-name="Normale 3 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5" style:display-name="Normale 3 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50" style:display-name="Normale 3 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51" style:display-name="Normale 3 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52" style:display-name="Normale 3 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53" style:display-name="Normale 3 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54" style:display-name="Normale 3 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6" style:display-name="Normale 3 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7" style:display-name="Normale 3 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8" style:display-name="Normale 3 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9" style:display-name="Normale 3 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0" style:display-name="Normale 3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1" style:display-name="Normale 3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2" style:display-name="Normale 3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3" style:display-name="Normale 3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4" style:display-name="Normale 3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5" style:display-name="Normale 3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6" style:display-name="Normale 3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7" style:display-name="Normale 3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8" style:display-name="Normale 3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9" style:display-name="Normale 3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" style:display-name="Normale 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0" style:display-name="Normale 3 5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1" style:display-name="Normale 3 5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2" style:display-name="Normale 3 5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3" style:display-name="Normale 3 5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4" style:display-name="Normale 3 5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5" style:display-name="Normale 3 5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6" style:display-name="Normale 3 5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7" style:display-name="Normale 3 5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8" style:display-name="Normale 3 5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9" style:display-name="Normale 3 5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" style:display-name="Normale 3 5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0" style:display-name="Normale 3 5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1" style:display-name="Normale 3 5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2" style:display-name="Normale 3 5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3" style:display-name="Normale 3 5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4" style:display-name="Normale 3 5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5" style:display-name="Normale 3 5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6" style:display-name="Normale 3 5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7" style:display-name="Normale 3 5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8" style:display-name="Normale 3 5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9" style:display-name="Normale 3 5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" style:display-name="Normale 3 5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0" style:display-name="Normale 3 5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1" style:display-name="Normale 3 5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2" style:display-name="Normale 3 5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3" style:display-name="Normale 3 5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4" style:display-name="Normale 3 5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5" style:display-name="Normale 3 5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6" style:display-name="Normale 3 5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7" style:display-name="Normale 3 5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8" style:display-name="Normale 3 5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9" style:display-name="Normale 3 5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" style:display-name="Normale 3 5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0" style:display-name="Normale 3 5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1" style:display-name="Normale 3 5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2" style:display-name="Normale 3 5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3" style:display-name="Normale 3 5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4" style:display-name="Normale 3 5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5" style:display-name="Normale 3 5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6" style:display-name="Normale 3 5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7" style:display-name="Normale 3 5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8" style:display-name="Normale 3 5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9" style:display-name="Normale 3 5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5" style:display-name="Normale 3 5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50" style:display-name="Normale 3 5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51" style:display-name="Normale 3 5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52" style:display-name="Normale 3 5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53" style:display-name="Normale 3 5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54" style:display-name="Normale 3 5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6" style:display-name="Normale 3 5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7" style:display-name="Normale 3 5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8" style:display-name="Normale 3 5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9" style:display-name="Normale 3 5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0" style:display-name="Normale 3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1" style:display-name="Normale 3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2" style:display-name="Normale 3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3" style:display-name="Normale 3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4" style:display-name="Normale 3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5" style:display-name="Normale 3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6" style:display-name="Normale 3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7" style:display-name="Normale 3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8" style:display-name="Normale 3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9" style:display-name="Normale 3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" style:display-name="Normale 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0" style:display-name="Normale 3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1" style:display-name="Normale 3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2" style:display-name="Normale 3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3" style:display-name="Normale 3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4" style:display-name="Normale 3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5" style:display-name="Normale 3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6" style:display-name="Normale 3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7" style:display-name="Normale 3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8" style:display-name="Normale 3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9" style:display-name="Normale 3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" style:display-name="Normale 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0" style:display-name="Normale 3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1" style:display-name="Normale 3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2" style:display-name="Normale 3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3" style:display-name="Normale 3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4" style:display-name="Normale 3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5" style:display-name="Normale 3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6" style:display-name="Normale 3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7" style:display-name="Normale 3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8" style:display-name="Normale 3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9" style:display-name="Normale 3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" style:display-name="Normale 3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0" style:display-name="Normale 3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1" style:display-name="Normale 3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2" style:display-name="Normale 3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3" style:display-name="Normale 3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4" style:display-name="Normale 3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5" style:display-name="Normale 3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9" style:display-name="Normale 3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0" style:display-name="Normale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1" style:display-name="Normale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2" style:display-name="Normale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3" style:display-name="Normale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4" style:display-name="Normale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5" style:display-name="Normale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6" style:display-name="Normale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7" style:display-name="Normale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8" style:display-name="Normale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9" style:display-name="Normale 3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4" style:display-name="Normale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0" style:display-name="Normale 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1" style:display-name="Normale 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2" style:display-name="Normale 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3" style:display-name="Normale 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4" style:display-name="Normale 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5" style:display-name="Normale 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6" style:display-name="Normale 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7" style:display-name="Normale 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8" style:display-name="Normale 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9" style:display-name="Normale 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" style:display-name="Normale 4 2" style:family="table-cell" style:data-style-name="N0">
      <style:table-cell-properties style:vertical-align="automatic" fo:background-color="transparent"/>
      <style:text-properties fo:color="#000000"/>
    </style:style>
    <style:style style:name="Normale_32_4_32_20" style:display-name="Normale 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1" style:display-name="Normale 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2" style:display-name="Normale 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3" style:display-name="Normale 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4" style:display-name="Normale 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5" style:display-name="Normale 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6" style:display-name="Normale 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7" style:display-name="Normale 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8" style:display-name="Normale 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9" style:display-name="Normale 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" style:display-name="Normale 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0" style:display-name="Normale 4 3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1" style:display-name="Normale 4 3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2" style:display-name="Normale 4 3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3" style:display-name="Normale 4 3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4" style:display-name="Normale 4 3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5" style:display-name="Normale 4 3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6" style:display-name="Normale 4 3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7" style:display-name="Normale 4 3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8" style:display-name="Normale 4 3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9" style:display-name="Normale 4 3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" style:display-name="Normale 4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0" style:display-name="Normale 4 3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1" style:display-name="Normale 4 3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2" style:display-name="Normale 4 3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3" style:display-name="Normale 4 3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4" style:display-name="Normale 4 3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5" style:display-name="Normale 4 3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6" style:display-name="Normale 4 3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7" style:display-name="Normale 4 3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8" style:display-name="Normale 4 3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9" style:display-name="Normale 4 3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" style:display-name="Normale 4 3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0" style:display-name="Normale 4 3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1" style:display-name="Normale 4 3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2" style:display-name="Normale 4 3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3" style:display-name="Normale 4 3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4" style:display-name="Normale 4 3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5" style:display-name="Normale 4 3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6" style:display-name="Normale 4 3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7" style:display-name="Normale 4 3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8" style:display-name="Normale 4 3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9" style:display-name="Normale 4 3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" style:display-name="Normale 4 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0" style:display-name="Normale 4 3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1" style:display-name="Normale 4 3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2" style:display-name="Normale 4 3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3" style:display-name="Normale 4 3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4" style:display-name="Normale 4 3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5" style:display-name="Normale 4 3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6" style:display-name="Normale 4 3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7" style:display-name="Normale 4 3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8" style:display-name="Normale 4 3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9" style:display-name="Normale 4 3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5" style:display-name="Normale 4 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50" style:display-name="Normale 4 3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51" style:display-name="Normale 4 3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52" style:display-name="Normale 4 3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53" style:display-name="Normale 4 3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54" style:display-name="Normale 4 3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6" style:display-name="Normale 4 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7" style:display-name="Normale 4 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8" style:display-name="Normale 4 3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9" style:display-name="Normale 4 3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0" style:display-name="Normale 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1" style:display-name="Normale 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2" style:display-name="Normale 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3" style:display-name="Normale 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4" style:display-name="Normale 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5" style:display-name="Normale 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6" style:display-name="Normale 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7" style:display-name="Normale 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8" style:display-name="Normale 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9" style:display-name="Normale 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" style:display-name="Normale 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0" style:display-name="Normale 4 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1" style:display-name="Normale 4 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2" style:display-name="Normale 4 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3" style:display-name="Normale 4 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4" style:display-name="Normale 4 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5" style:display-name="Normale 4 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6" style:display-name="Normale 4 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7" style:display-name="Normale 4 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8" style:display-name="Normale 4 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9" style:display-name="Normale 4 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" style:display-name="Normale 4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0" style:display-name="Normale 4 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1" style:display-name="Normale 4 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2" style:display-name="Normale 4 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3" style:display-name="Normale 4 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4" style:display-name="Normale 4 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5" style:display-name="Normale 4 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6" style:display-name="Normale 4 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7" style:display-name="Normale 4 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8" style:display-name="Normale 4 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9" style:display-name="Normale 4 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" style:display-name="Normale 4 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0" style:display-name="Normale 4 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1" style:display-name="Normale 4 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2" style:display-name="Normale 4 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3" style:display-name="Normale 4 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4" style:display-name="Normale 4 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5" style:display-name="Normale 4 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6" style:display-name="Normale 4 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7" style:display-name="Normale 4 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8" style:display-name="Normale 4 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9" style:display-name="Normale 4 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" style:display-name="Normale 4 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0" style:display-name="Normale 4 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1" style:display-name="Normale 4 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2" style:display-name="Normale 4 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3" style:display-name="Normale 4 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4" style:display-name="Normale 4 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5" style:display-name="Normale 4 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6" style:display-name="Normale 4 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7" style:display-name="Normale 4 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8" style:display-name="Normale 4 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9" style:display-name="Normale 4 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5" style:display-name="Normale 4 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50" style:display-name="Normale 4 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51" style:display-name="Normale 4 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52" style:display-name="Normale 4 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53" style:display-name="Normale 4 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54" style:display-name="Normale 4 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6" style:display-name="Normale 4 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7" style:display-name="Normale 4 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8" style:display-name="Normale 4 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9" style:display-name="Normale 4 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0" style:display-name="Normale 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1" style:display-name="Normale 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2" style:display-name="Normale 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3" style:display-name="Normale 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4" style:display-name="Normale 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5" style:display-name="Normale 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6" style:display-name="Normale 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7" style:display-name="Normale 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8" style:display-name="Normale 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9" style:display-name="Normale 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" style:display-name="Normale 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0" style:display-name="Normale 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1" style:display-name="Normale 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2" style:display-name="Normale 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3" style:display-name="Normale 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4" style:display-name="Normale 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5" style:display-name="Normale 4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6" style:display-name="Normale 4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7" style:display-name="Normale 4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6" style:display-name="Normale 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7" style:display-name="Normale 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8" style:display-name="Normale 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9" style:display-name="Normale 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0" style:display-name="Normale 4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41" style:display-name="Normale 4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42" style:display-name="Normale 4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43" style:display-name="Normale 43" style:family="table-cell" style:data-style-name="N0">
      <style:table-cell-properties style:vertical-align="automatic" fo:background-color="transparent"/>
    </style:style>
    <style:style style:name="Normale_32_44" style:display-name="Normale 44" style:family="table-cell" style:data-style-name="N0">
      <style:table-cell-properties style:vertical-align="automatic" fo:background-color="transparent"/>
    </style:style>
    <style:style style:name="Normale_32_45" style:display-name="Normale 45" style:family="table-cell" style:data-style-name="N0">
      <style:table-cell-properties style:vertical-align="automatic" fo:background-color="transparent"/>
      <style:text-properties fo:color="#000000"/>
    </style:style>
    <style:style style:name="Normale_32_46" style:display-name="Normale 46" style:family="table-cell" style:data-style-name="N0">
      <style:table-cell-properties style:vertical-align="automatic" fo:background-color="transparent"/>
    </style:style>
    <style:style style:name="Normale_32_47" style:display-name="Normale 4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48" style:display-name="Normale 48" style:family="table-cell" style:data-style-name="N0">
      <style:table-cell-properties style:vertical-align="automatic" fo:background-color="transparent"/>
    </style:style>
    <style:style style:name="Normale_32_49" style:display-name="Normale 4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5" style:display-name="Normale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0" style:display-name="Normale 50" style:family="table-cell" style:data-style-name="N0">
      <style:table-cell-properties style:vertical-align="automatic" fo:background-color="transparent"/>
    </style:style>
    <style:style style:name="Normale_32_51" style:display-name="Normale 51" style:family="table-cell" style:data-style-name="N0">
      <style:table-cell-properties style:vertical-align="automatic" fo:background-color="transparent"/>
    </style:style>
    <style:style style:name="Normale_32_52" style:display-name="Normale 52" style:family="table-cell" style:data-style-name="N0">
      <style:table-cell-properties style:vertical-align="automatic" fo:background-color="transparent"/>
    </style:style>
    <style:style style:name="Normale_32_53" style:display-name="Normale 53" style:family="table-cell" style:data-style-name="N0">
      <style:table-cell-properties style:vertical-align="automatic" fo:background-color="transparent"/>
    </style:style>
    <style:style style:name="Normale_32_54" style:display-name="Normale 54" style:family="table-cell" style:data-style-name="N0">
      <style:table-cell-properties style:vertical-align="automatic" fo:background-color="transparent"/>
    </style:style>
    <style:style style:name="Normale_32_55" style:display-name="Normale 55" style:family="table-cell" style:data-style-name="N0">
      <style:table-cell-properties style:vertical-align="automatic" fo:background-color="transparent"/>
    </style:style>
    <style:style style:name="Normale_32_56" style:display-name="Normale 56" style:family="table-cell" style:data-style-name="N0">
      <style:table-cell-properties style:vertical-align="automatic" fo:background-color="transparent"/>
    </style:style>
    <style:style style:name="Normale_32_57" style:display-name="Normale 5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58" style:display-name="Normale 58" style:family="table-cell" style:data-style-name="N0">
      <style:table-cell-properties style:vertical-align="automatic" fo:background-color="transparent"/>
    </style:style>
    <style:style style:name="Normale_32_59" style:display-name="Normale 5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6" style:display-name="Normale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0" style:display-name="Normale 6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61" style:display-name="Normale 6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62" style:display-name="Normale 6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63" style:display-name="Normale 6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64" style:display-name="Normale 6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65" style:display-name="Normale 6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66" style:display-name="Normale 6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67" style:display-name="Normale 6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68" style:display-name="Normale 6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69" style:display-name="Normale 6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7" style:display-name="Normale 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70" style:display-name="Normale 7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71" style:display-name="Normale 7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72" style:display-name="Normale 7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73" style:display-name="Normale 7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74" style:display-name="Normale 7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75" style:display-name="Normale 7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76" style:display-name="Normale 7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77" style:display-name="Normale 7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78" style:display-name="Normale 7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79" style:display-name="Normale 7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8" style:display-name="Normale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_32_2" style:display-name="Normale 8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0" style:display-name="Normale 8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81" style:display-name="Normale 8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82" style:display-name="Normale 8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83" style:display-name="Normale 8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84" style:display-name="Normale 8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85" style:display-name="Normale 8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86" style:display-name="Normale 8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87" style:display-name="Normale 8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89" style:display-name="Normale 8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9" style:display-name="Normale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0" style:display-name="Normale 9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91" style:display-name="Normale 9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92" style:display-name="Normale 9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Testo_32_descrittivo_32_10" style:display-name="Testo descrittivo 10" style:family="table-cell" style:data-style-name="N0">
      <style:table-cell-properties style:vertical-align="automatic" fo:background-color="transparent"/>
      <style:text-properties fo:color="#000000"/>
    </style:style>
    <style:style style:name="Testo_32_descrittivo_32_11" style:display-name="Testo descrittivo 11" style:family="table-cell" style:data-style-name="N0">
      <style:table-cell-properties style:vertical-align="automatic" fo:background-color="transparent"/>
      <style:text-properties fo:color="#000000"/>
    </style:style>
    <style:style style:name="Testo_32_descrittivo_32_12" style:display-name="Testo descrittivo 12" style:family="table-cell" style:data-style-name="N0">
      <style:table-cell-properties style:vertical-align="automatic" fo:background-color="transparent"/>
      <style:text-properties fo:color="#000000"/>
    </style:style>
    <style:style style:name="Testo_32_descrittivo_32_13" style:display-name="Testo descrittivo 13" style:family="table-cell" style:data-style-name="N0">
      <style:table-cell-properties style:vertical-align="automatic" fo:background-color="transparent"/>
      <style:text-properties fo:color="#000000"/>
    </style:style>
    <style:style style:name="Testo_32_descrittivo_32_14" style:display-name="Testo descrittivo 14" style:family="table-cell" style:data-style-name="N0">
      <style:table-cell-properties style:vertical-align="automatic" fo:background-color="transparent"/>
      <style:text-properties fo:color="#000000"/>
    </style:style>
    <style:style style:name="Testo_32_descrittivo_32_15" style:display-name="Testo descrittivo 15" style:family="table-cell" style:data-style-name="N0">
      <style:table-cell-properties style:vertical-align="automatic" fo:background-color="transparent"/>
      <style:text-properties fo:color="#000000"/>
    </style:style>
    <style:style style:name="Testo_32_descrittivo_32_16" style:display-name="Testo descrittivo 16" style:family="table-cell" style:data-style-name="N0">
      <style:table-cell-properties style:vertical-align="automatic" fo:background-color="transparent"/>
      <style:text-properties fo:color="#000000"/>
    </style:style>
    <style:style style:name="Testo_32_descrittivo_32_17" style:display-name="Testo descrittivo 17" style:family="table-cell" style:data-style-name="N0">
      <style:table-cell-properties style:vertical-align="automatic" fo:background-color="transparent"/>
      <style:text-properties fo:color="#000000"/>
    </style:style>
    <style:style style:name="Testo_32_descrittivo_32_18" style:display-name="Testo descrittivo 18" style:family="table-cell" style:data-style-name="N0">
      <style:table-cell-properties style:vertical-align="automatic" fo:background-color="transparent"/>
      <style:text-properties fo:color="#000000"/>
    </style:style>
    <style:style style:name="Testo_32_descrittivo_32_19" style:display-name="Testo descrittivo 19" style:family="table-cell" style:data-style-name="N0">
      <style:table-cell-properties style:vertical-align="automatic" fo:background-color="transparent"/>
      <style:text-properties fo:color="#000000"/>
    </style:style>
    <style:style style:name="Testo_32_descrittivo_32_2" style:display-name="Testo descrittivo 2" style:family="table-cell" style:data-style-name="N0">
      <style:table-cell-properties style:vertical-align="automatic" fo:background-color="transparent"/>
      <style:text-properties fo:color="#000000"/>
    </style:style>
    <style:style style:name="Testo_32_descrittivo_32_20" style:display-name="Testo descrittivo 20" style:family="table-cell" style:data-style-name="N0">
      <style:table-cell-properties style:vertical-align="automatic" fo:background-color="transparent"/>
      <style:text-properties fo:color="#000000"/>
    </style:style>
    <style:style style:name="Testo_32_descrittivo_32_21" style:display-name="Testo descrittivo 21" style:family="table-cell" style:data-style-name="N0">
      <style:table-cell-properties style:vertical-align="automatic" fo:background-color="transparent"/>
      <style:text-properties fo:color="#000000"/>
    </style:style>
    <style:style style:name="Testo_32_descrittivo_32_3" style:display-name="Testo descrittivo 3" style:family="table-cell" style:data-style-name="N0">
      <style:table-cell-properties style:vertical-align="automatic" fo:background-color="transparent"/>
      <style:text-properties fo:color="#000000"/>
    </style:style>
    <style:style style:name="Testo_32_descrittivo_32_4" style:display-name="Testo descrittivo 4" style:family="table-cell" style:data-style-name="N0">
      <style:table-cell-properties style:vertical-align="automatic" fo:background-color="transparent"/>
      <style:text-properties fo:color="#000000"/>
    </style:style>
    <style:style style:name="Testo_32_descrittivo_32_5" style:display-name="Testo descrittivo 5" style:family="table-cell" style:data-style-name="N0">
      <style:table-cell-properties style:vertical-align="automatic" fo:background-color="transparent"/>
      <style:text-properties fo:color="#000000"/>
    </style:style>
    <style:style style:name="Testo_32_descrittivo_32_6" style:display-name="Testo descrittivo 6" style:family="table-cell" style:data-style-name="N0">
      <style:table-cell-properties style:vertical-align="automatic" fo:background-color="transparent"/>
      <style:text-properties fo:color="#000000"/>
    </style:style>
    <style:style style:name="Testo_32_descrittivo_32_7" style:display-name="Testo descrittivo 7" style:family="table-cell" style:data-style-name="N0">
      <style:table-cell-properties style:vertical-align="automatic" fo:background-color="transparent"/>
      <style:text-properties fo:color="#000000"/>
    </style:style>
    <style:style style:name="Testo_32_descrittivo_32_8" style:display-name="Testo descrittivo 8" style:family="table-cell" style:data-style-name="N0">
      <style:table-cell-properties style:vertical-align="automatic" fo:background-color="transparent"/>
      <style:text-properties fo:color="#000000"/>
    </style:style>
    <style:style style:name="Testo_32_descrittivo_32_9" style:display-name="Testo descrittivo 9" style:family="table-cell" style:data-style-name="N0">
      <style:table-cell-properties style:vertical-align="automatic" fo:background-color="transparent"/>
      <style:text-properties fo:color="#000000"/>
    </style:style>
  </office:styles>
  <office:automatic-styles>
    <style:page-layout style:name="pm1">
      <style:page-layout-properties fo:margin-top="0.511805555555556in" fo:margin-bottom="0.511805555555556in" fo:margin-left="0.315277777777778in" fo:margin-right="0.315277777777778in" style:print-orientation="landscape" style:print-page-order="ttb" style:first-page-number="continue" style:scale-to="100%" style:table-centering="none" style:print="objects charts drawings"/>
      <style:header-style>
        <style:header-footer-properties fo:min-height="0.0784722222222223in" fo:margin-left="0in" fo:margin-right="0in" fo:margin-bottom="0in"/>
      </style:header-style>
      <style:footer-style>
        <style:header-footer-properties fo:min-height="0.078472222222222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.farina</meta:initial-creator>
    <dc:creator>Federiconi Stefano</dc:creator>
    <meta:creation-date>2016-03-01T07:57:31Z</meta:creation-date>
    <dc:date>2017-12-20T13:44:20Z</dc:date>
    <meta:print-date>2017-09-28T09:36:12Z</meta:print-date>
    <meta:editing-cycles>231</meta:editing-cycles>
    <meta:editing-duration>PT87338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